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ejaVu Sans Mono" svg:font-family="'DejaVu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imbus Mono L" svg:font-family="'Nimbus Mono L'" style:font-family-generic="modern" style:font-pitch="fixed"/>
    <style:font-face style:name="Noto Serif CJK SC" svg:font-family="'Noto Serif CJK SC'" style:font-family-generic="system" style:font-pitch="variable"/>
    <style:font-face style:name="Tahoma" svg:font-family="Tahoma" style:font-family-generic="system" style:font-pitch="variable"/>
    <style:font-face style:name="Verdana" svg:font-family="Verdana" style:font-family-generic="swiss"/>
    <style:font-face style:name="Verdana1" svg:font-family="Verdana, sans-serif"/>
    <style:font-face style:name="Verdana2" svg:font-family="Verdana" style:font-family-generic="swiss" style:font-pitch="variable"/>
  </office:font-face-decls>
  <office:automatic-styles>
    <style:style style:name="Table18" style:family="table">
      <style:table-properties style:width="17.013cm" fo:margin-left="0cm" table:align="left"/>
    </style:style>
    <style:style style:name="Table18.A" style:family="table-column">
      <style:table-column-properties style:column-width="3.81cm"/>
    </style:style>
    <style:style style:name="Table18.B" style:family="table-column">
      <style:table-column-properties style:column-width="13.203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6.514cm" fo:margin-left="0cm" table:align="left"/>
    </style:style>
    <style:style style:name="Table2.A" style:family="table-column">
      <style:table-column-properties style:column-width="6.35cm"/>
    </style:style>
    <style:style style:name="Table2.B" style:family="table-column">
      <style:table-column-properties style:column-width="10.16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5" style:family="table">
      <style:table-properties style:width="9.97cm" table:align="margins"/>
    </style:style>
    <style:style style:name="Table15.A" style:family="table-column">
      <style:table-column-properties style:column-width="2.688cm" style:rel-column-width="17670*"/>
    </style:style>
    <style:style style:name="Table15.B" style:family="table-column">
      <style:table-column-properties style:column-width="7.281cm" style:rel-column-width="4786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 style:family="table">
      <style:table-properties style:width="9.97cm" table:align="margins"/>
    </style:style>
    <style:style style:name="Table15.A" style:family="table-column">
      <style:table-column-properties style:column-width="2.688cm" style:rel-column-width="17670*"/>
    </style:style>
    <style:style style:name="Table15.B" style:family="table-column">
      <style:table-column-properties style:column-width="7.281cm" style:rel-column-width="4786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3" style:family="table">
      <style:table-properties style:width="16.514cm" fo:margin-left="0cm" table:align="left"/>
    </style:style>
    <style:style style:name="Table13.A" style:family="table-column">
      <style:table-column-properties style:column-width="5.346cm"/>
    </style:style>
    <style:style style:name="Table13.B" style:family="table-column">
      <style:table-column-properties style:column-width="11.167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6.793cm"/>
    </style:style>
    <style:style style:name="Table3.B" style:family="table-column">
      <style:table-column-properties style:column-width="10.2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9" style:family="table">
      <style:table-properties style:width="10.026cm" table:align="margins"/>
    </style:style>
    <style:style style:name="Table19.A" style:family="table-column">
      <style:table-column-properties style:column-width="5.013cm" style:rel-column-width="32767*"/>
    </style:style>
    <style:style style:name="Table19.B" style:family="table-column">
      <style:table-column-properties style:column-width="5.013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 style:family="table">
      <style:table-properties style:width="10.026cm" table:align="margins"/>
    </style:style>
    <style:style style:name="Table19.A" style:family="table-column">
      <style:table-column-properties style:column-width="5.013cm" style:rel-column-width="32767*"/>
    </style:style>
    <style:style style:name="Table19.B" style:family="table-column">
      <style:table-column-properties style:column-width="5.013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fo:break-before="page" table:align="left"/>
    </style:style>
    <style:style style:name="Table23.A" style:family="table-column">
      <style:table-column-properties style:column-width="6.793cm"/>
    </style:style>
    <style:style style:name="Table23.B" style:family="table-column">
      <style:table-column-properties style:column-width="10.22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4" style:family="table">
      <style:table-properties style:width="10.026cm" table:align="margins"/>
    </style:style>
    <style:style style:name="Table4.A" style:family="table-column">
      <style:table-column-properties style:column-width="5.013cm" style:rel-column-width="32767*"/>
    </style:style>
    <style:style style:name="Table4.B" style:family="table-column">
      <style:table-column-properties style:column-width="5.013cm" style:rel-column-width="32768*"/>
    </style:style>
    <style:style style:name="Table4.A1" style:family="table-cell">
      <style:table-cell-properties fo:padding="0.097cm" fo:border="none"/>
    </style:style>
    <style:style style:name="Table4" style:family="table">
      <style:table-properties style:width="10.026cm" table:align="margins"/>
    </style:style>
    <style:style style:name="Table4.A" style:family="table-column">
      <style:table-column-properties style:column-width="5.013cm" style:rel-column-width="32767*"/>
    </style:style>
    <style:style style:name="Table4.B" style:family="table-column">
      <style:table-column-properties style:column-width="5.013cm" style:rel-column-width="32768*"/>
    </style:style>
    <style:style style:name="Table4.A1" style:family="table-cell">
      <style:table-cell-properties fo:padding="0.097cm" fo:border="none"/>
    </style:style>
    <style:style style:name="Table8" style:family="table">
      <style:table-properties style:width="16.986cm" table:align="left"/>
    </style:style>
    <style:style style:name="Table8.A" style:family="table-column">
      <style:table-column-properties style:column-width="8.299cm"/>
    </style:style>
    <style:style style:name="Table8.B" style:family="table-column">
      <style:table-column-properties style:column-width="8.687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5" style:family="table">
      <style:table-properties style:width="16.986cm" table:align="left"/>
    </style:style>
    <style:style style:name="Table5.A" style:family="table-column">
      <style:table-column-properties style:column-width="8.387cm"/>
    </style:style>
    <style:style style:name="Table5.B" style:family="table-column">
      <style:table-column-properties style:column-width="8.599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6.986cm" table:align="left"/>
    </style:style>
    <style:style style:name="Table7.A" style:family="table-column">
      <style:table-column-properties style:column-width="8.299cm"/>
    </style:style>
    <style:style style:name="Table7.B" style:family="table-column">
      <style:table-column-properties style:column-width="8.687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6" style:family="table">
      <style:table-properties style:width="8.493cm" table:align="margins"/>
    </style:style>
    <style:style style:name="Table16.A" style:family="table-column">
      <style:table-column-properties style:column-width="3.54cm" style:rel-column-width="27323*"/>
    </style:style>
    <style:style style:name="Table16.B" style:family="table-column">
      <style:table-column-properties style:column-width="4.953cm" style:rel-column-width="3821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 style:family="table">
      <style:table-properties style:width="8.493cm" table:align="margins"/>
    </style:style>
    <style:style style:name="Table16.A" style:family="table-column">
      <style:table-column-properties style:column-width="3.54cm" style:rel-column-width="27323*"/>
    </style:style>
    <style:style style:name="Table16.B" style:family="table-column">
      <style:table-column-properties style:column-width="4.953cm" style:rel-column-width="3821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9" style:family="table">
      <style:table-properties style:width="16.986cm" table:align="left"/>
    </style:style>
    <style:style style:name="Table9.A" style:family="table-column">
      <style:table-column-properties style:column-width="8.417cm"/>
    </style:style>
    <style:style style:name="Table9.B" style:family="table-column">
      <style:table-column-properties style:column-width="8.569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2" style:family="table">
      <style:table-properties style:width="16.986cm" table:align="left"/>
    </style:style>
    <style:style style:name="Table12.A" style:family="table-column">
      <style:table-column-properties style:column-width="7.207cm"/>
    </style:style>
    <style:style style:name="Table12.B" style:family="table-column">
      <style:table-column-properties style:column-width="9.779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1" style:family="table">
      <style:table-properties style:width="16.986cm" table:align="left"/>
    </style:style>
    <style:style style:name="Table11.A" style:family="table-column">
      <style:table-column-properties style:column-width="8.505cm"/>
    </style:style>
    <style:style style:name="Table11.B" style:family="table-column">
      <style:table-column-properties style:column-width="8.481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20" style:family="table">
      <style:table-properties style:width="16.986cm" table:align="left"/>
    </style:style>
    <style:style style:name="Table20.A" style:family="table-column">
      <style:table-column-properties style:column-width="8.505cm"/>
    </style:style>
    <style:style style:name="Table20.B" style:family="table-column">
      <style:table-column-properties style:column-width="8.481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6" style:family="table">
      <style:table-properties style:width="16.933cm" fo:margin-left="0.09cm" table:align="left"/>
    </style:style>
    <style:style style:name="Table6.A" style:family="table-column">
      <style:table-column-properties style:column-width="5.611cm"/>
    </style:style>
    <style:style style:name="Table6.B" style:family="table-column">
      <style:table-column-properties style:column-width="11.322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5.995cm"/>
    </style:style>
    <style:style style:name="Table10.B" style:family="table-column">
      <style:table-column-properties style:column-width="11.017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5.789cm"/>
    </style:style>
    <style:style style:name="Table14.B" style:family="table-column">
      <style:table-column-properties style:column-width="11.22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5.405cm"/>
    </style:style>
    <style:style style:name="Table17.B" style:family="table-column">
      <style:table-column-properties style:column-width="11.608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officeooo:paragraph-rsid="0037fbd7"/>
    </style:style>
    <style:style style:name="P2" style:family="paragraph" style:parent-style-name="Text_20_body">
      <style:text-properties fo:language="en" fo:country="GB" officeooo:rsid="000ee14d" officeooo:paragraph-rsid="000ee14d"/>
    </style:style>
    <style:style style:name="P3" style:family="paragraph" style:parent-style-name="Text_20_body">
      <style:text-properties fo:language="en" fo:country="GB" officeooo:rsid="0013e596" officeooo:paragraph-rsid="0013e596"/>
    </style:style>
    <style:style style:name="P4" style:family="paragraph" style:parent-style-name="Text_20_body">
      <style:text-properties fo:language="en" fo:country="GB" officeooo:rsid="0013e596" officeooo:paragraph-rsid="002a0671"/>
    </style:style>
    <style:style style:name="P5" style:family="paragraph" style:parent-style-name="Text_20_body">
      <style:text-properties fo:language="en" fo:country="GB" officeooo:rsid="0011489a" officeooo:paragraph-rsid="002a0671"/>
    </style:style>
    <style:style style:name="P6" style:family="paragraph" style:parent-style-name="Text_20_body">
      <style:text-properties fo:language="en" fo:country="GB" fo:font-weight="normal" officeooo:rsid="0018f5a1" officeooo:paragraph-rsid="002a0671" style:font-weight-asian="normal" style:font-weight-complex="normal"/>
    </style:style>
    <style:style style:name="P7" style:family="paragraph" style:parent-style-name="Text_20_body">
      <style:text-properties fo:language="en" fo:country="GB" fo:font-weight="normal" officeooo:rsid="00190971" officeooo:paragraph-rsid="002a0671" style:font-weight-asian="normal" style:font-weight-complex="normal"/>
    </style:style>
    <style:style style:name="P8" style:family="paragraph" style:parent-style-name="Text_20_body">
      <style:text-properties fo:language="en" fo:country="GB" officeooo:rsid="0048a5b6" officeooo:paragraph-rsid="002a0671"/>
    </style:style>
    <style:style style:name="P9" style:family="paragraph" style:parent-style-name="Text_20_body">
      <style:text-properties fo:language="en" fo:country="GB" officeooo:rsid="0021773e" officeooo:paragraph-rsid="002a0671"/>
    </style:style>
    <style:style style:name="P10" style:family="paragraph" style:parent-style-name="Text_20_body">
      <style:text-properties fo:language="en" fo:country="GB" officeooo:rsid="0021773e" officeooo:paragraph-rsid="003b9958"/>
    </style:style>
    <style:style style:name="P11" style:family="paragraph" style:parent-style-name="Text_20_body">
      <style:text-properties fo:language="en" fo:country="GB" officeooo:rsid="00367c37" officeooo:paragraph-rsid="002a0671"/>
    </style:style>
    <style:style style:name="P12" style:family="paragraph" style:parent-style-name="Text_20_body">
      <style:text-properties fo:language="en" fo:country="GB" officeooo:paragraph-rsid="002a0671"/>
    </style:style>
    <style:style style:name="P13" style:family="paragraph" style:parent-style-name="Standard">
      <style:text-properties fo:language="en" fo:country="GB" officeooo:paragraph-rsid="002a0671"/>
    </style:style>
    <style:style style:name="P14" style:family="paragraph" style:parent-style-name="Text_20_body">
      <style:text-properties officeooo:rsid="0015f79e" officeooo:paragraph-rsid="0015f79e"/>
    </style:style>
    <style:style style:name="P15" style:family="paragraph" style:parent-style-name="Text_20_body">
      <style:text-properties officeooo:rsid="0015f79e" officeooo:paragraph-rsid="002a0671"/>
    </style:style>
    <style:style style:name="P16" style:family="paragraph" style:parent-style-name="Text_20_body">
      <style:text-properties officeooo:rsid="0014a924" officeooo:paragraph-rsid="0014a924"/>
    </style:style>
    <style:style style:name="P17" style:family="paragraph" style:parent-style-name="Text_20_body">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1457d5" officeooo:paragraph-rsid="002a067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1457d5" officeooo:paragraph-rsid="002a0671"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44f3e8" officeooo:paragraph-rsid="002a0671"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paragraph-properties fo:text-align="start" style:justify-single-word="false"/>
      <style:text-properties fo:color="#000000" loext:opacity="100%" style:text-outline="false" style:text-line-through-style="none" style:text-line-through-type="none" style:font-name="Courier New" fo:font-size="10pt" fo:language="en" fo:country="GB" fo:font-style="normal" fo:text-shadow="none" style:text-underline-style="none" fo:font-weight="normal" officeooo:rsid="0013e596" officeooo:paragraph-rsid="002a0671"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language="en" fo:country="GB" fo:font-style="normal" fo:text-shadow="none" style:text-underline-style="none" fo:font-weight="normal" officeooo:rsid="001457d5" officeooo:paragraph-rsid="002a0671"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3pt" fo:language="en" fo:country="GB" fo:font-style="normal" fo:text-shadow="none" style:text-underline-style="none" fo:font-weight="bold" officeooo:rsid="0044f3e8" officeooo:paragraph-rsid="002a0671" style:font-size-asian="13pt" style:font-style-asian="normal" style:font-weight-asian="bold" style:font-size-complex="13pt" style:font-style-complex="normal" style:font-weight-complex="bold" style:text-overline-style="none" style:text-overline-color="font-color"/>
    </style:style>
    <style:style style:name="P24" style:family="paragraph" style:parent-style-name="Preformatted_20_Text">
      <style:text-properties fo:color="#000000" loext:opacity="100%" style:font-name="DejaVu Sans Mono" fo:font-size="10.5pt" fo:language="en" fo:country="GB" officeooo:rsid="0034eeac" officeooo:paragraph-rsid="002a0671"/>
    </style:style>
    <style:style style:name="P25" style:family="paragraph" style:parent-style-name="Preformatted_20_Text">
      <style:text-properties fo:color="#000000" loext:opacity="100%" style:font-name="DejaVu Sans Mono" fo:font-size="10.5pt" fo:language="en" fo:country="GB" officeooo:paragraph-rsid="002a0671"/>
    </style:style>
    <style:style style:name="P26" style:family="paragraph" style:parent-style-name="Preformatted_20_Text">
      <style:text-properties fo:color="#000000" loext:opacity="100%" fo:language="en" fo:country="GB" officeooo:paragraph-rsid="002a0671"/>
    </style:style>
    <style:style style:name="P27" style:family="paragraph" style:parent-style-name="Text_20_body">
      <style:text-properties officeooo:rsid="0011489a" officeooo:paragraph-rsid="002a0671"/>
    </style:style>
    <style:style style:name="P28" style:family="paragraph" style:parent-style-name="Text_20_body">
      <style:text-properties officeooo:paragraph-rsid="002a0671"/>
    </style:style>
    <style:style style:name="P29" style:family="paragraph" style:parent-style-name="Subtitle">
      <style:text-properties officeooo:paragraph-rsid="002a0671"/>
    </style:style>
    <style:style style:name="P30" style:family="paragraph" style:parent-style-name="Text_20_body">
      <style:paragraph-properties fo:break-before="page"/>
      <style:text-properties officeooo:paragraph-rsid="002a0671"/>
    </style:style>
    <style:style style:name="P31" style:family="paragraph" style:parent-style-name="Text_20_body">
      <style:text-properties style:font-name="Verdana2" fo:font-size="10pt" fo:language="en" fo:country="GB" fo:font-weight="bold" officeooo:rsid="005e1db9" officeooo:paragraph-rsid="002a0671" style:font-size-asian="10pt" style:font-weight-asian="bold" style:font-size-complex="10pt" style:font-weight-complex="bold"/>
    </style:style>
    <style:style style:name="P32" style:family="paragraph" style:parent-style-name="Text_20_body">
      <style:text-properties style:font-name="Verdana2" fo:font-size="10pt" fo:language="en" fo:country="GB" fo:font-weight="bold" officeooo:paragraph-rsid="002a0671" style:font-size-asian="10pt" style:font-weight-asian="bold" style:font-size-complex="10pt" style:font-weight-complex="bold"/>
    </style:style>
    <style:style style:name="P33" style:family="paragraph" style:parent-style-name="Text_20_body">
      <style:text-properties style:font-name="Verdana2" fo:font-size="10pt" fo:language="en" fo:country="GB" fo:font-weight="bold" officeooo:rsid="0027c16d" officeooo:paragraph-rsid="002a0671" style:font-size-asian="10pt" style:font-weight-asian="bold" style:font-size-complex="10pt" style:font-weight-complex="bold"/>
    </style:style>
    <style:style style:name="P34" style:family="paragraph" style:parent-style-name="Text_20_body">
      <style:text-properties style:font-name="Verdana2" fo:font-size="10pt" fo:language="en" fo:country="GB" fo:font-weight="bold" officeooo:rsid="005b0cfa" officeooo:paragraph-rsid="002a0671" style:font-size-asian="10pt" style:font-weight-asian="bold" style:font-size-complex="10pt" style:font-weight-complex="bold"/>
    </style:style>
    <style:style style:name="P35" style:family="paragraph" style:parent-style-name="Text_20_body">
      <style:text-properties style:font-name="Verdana2" fo:font-size="10pt" fo:language="en" fo:country="GB" fo:font-weight="bold" officeooo:paragraph-rsid="0038fbeb" style:font-size-asian="10pt" style:font-weight-asian="bold" style:font-size-complex="10pt" style:font-weight-complex="bold"/>
    </style:style>
    <style:style style:name="P36" style:family="paragraph" style:parent-style-name="Text_20_body">
      <style:text-properties style:font-name="Verdana2" fo:font-size="10pt" fo:language="en" fo:country="GB" fo:font-weight="bold" officeooo:paragraph-rsid="003949db" style:font-size-asian="10pt" style:font-weight-asian="bold" style:font-size-complex="10pt" style:font-weight-complex="bold"/>
    </style:style>
    <style:style style:name="P37" style:family="paragraph" style:parent-style-name="Text_20_body">
      <style:paragraph-properties>
        <style:tab-stops>
          <style:tab-stop style:position="5.907cm"/>
        </style:tab-stops>
      </style:paragraph-properties>
      <style:text-properties style:font-name="Verdana2" fo:font-size="10pt" fo:language="en" fo:country="GB" fo:font-weight="bold" officeooo:paragraph-rsid="002a0671" style:font-size-asian="10pt" style:font-weight-asian="bold" style:font-size-complex="10pt" style:font-weight-complex="bold"/>
    </style:style>
    <style:style style:name="P38" style:family="paragraph" style:parent-style-name="Table_20_Contents">
      <style:text-properties style:font-name="Verdana2" fo:font-size="10pt" fo:language="en" fo:country="GB" fo:font-weight="bold" officeooo:rsid="001bc521" officeooo:paragraph-rsid="002a0671" style:font-size-asian="10pt" style:font-weight-asian="bold" style:font-size-complex="10pt" style:font-weight-complex="bold"/>
    </style:style>
    <style:style style:name="P39" style:family="paragraph" style:parent-style-name="Text_20_body">
      <style:text-properties style:font-name="Verdana2" fo:font-size="10pt" fo:language="en" fo:country="GB" fo:font-weight="bold" officeooo:paragraph-rsid="002a0671" fo:background-color="transparent" style:font-size-asian="10pt" style:font-weight-asian="bold" style:font-size-complex="10pt" style:font-weight-complex="bold"/>
    </style:style>
    <style:style style:name="P40" style:family="paragraph" style:parent-style-name="Text_20_body">
      <style:paragraph-properties>
        <style:tab-stops>
          <style:tab-stop style:position="8.535cm"/>
        </style:tab-stops>
      </style:paragraph-properties>
      <style:text-properties style:font-name="Verdana2" fo:font-size="10pt" fo:language="en" fo:country="GB" fo:font-weight="bold" officeooo:paragraph-rsid="002a0671" fo:background-color="transparent" style:font-size-asian="10pt" style:font-weight-asian="bold" style:font-size-complex="10pt" style:font-weight-complex="bold"/>
    </style:style>
    <style:style style:name="P41" style:family="paragraph" style:parent-style-name="Text_20_body">
      <style:text-properties style:font-name="Verdana2" fo:font-size="10pt" fo:language="en" fo:country="GB" fo:font-weight="bold" officeooo:paragraph-rsid="003b9958" fo:background-color="transparent" style:font-size-asian="10pt" style:font-weight-asian="bold" style:font-size-complex="10pt" style:font-weight-complex="bold"/>
    </style:style>
    <style:style style:name="P42" style:family="paragraph" style:parent-style-name="Text_20_body">
      <style:text-properties style:font-name="Verdana2" fo:font-size="10pt" fo:language="en" fo:country="GB" officeooo:rsid="005e1db9" officeooo:paragraph-rsid="002a0671" style:font-size-asian="10pt" style:font-size-complex="10pt"/>
    </style:style>
    <style:style style:name="P43" style:family="paragraph" style:parent-style-name="Text_20_body">
      <style:text-properties style:font-name="Verdana2" fo:font-size="10pt" fo:language="en" fo:country="GB" officeooo:rsid="00600a5a" officeooo:paragraph-rsid="002a0671" style:font-size-asian="10pt" style:font-size-complex="10pt"/>
    </style:style>
    <style:style style:name="P44" style:family="paragraph" style:parent-style-name="Text_20_body">
      <style:text-properties style:font-name="Verdana2" fo:font-size="10pt" fo:language="en" fo:country="GB" officeooo:rsid="0019e763" officeooo:paragraph-rsid="002a0671" style:font-size-asian="10pt" style:font-size-complex="10pt"/>
    </style:style>
    <style:style style:name="P45" style:family="paragraph" style:parent-style-name="Text_20_body">
      <style:text-properties style:font-name="Verdana2" fo:font-size="10pt" fo:language="en" fo:country="GB" officeooo:rsid="001aea05" officeooo:paragraph-rsid="002a0671" style:font-size-asian="10pt" style:font-size-complex="10pt"/>
    </style:style>
    <style:style style:name="P46" style:family="paragraph" style:parent-style-name="Text_20_body">
      <style:text-properties style:font-name="Verdana2" fo:font-size="10pt" fo:language="en" fo:country="GB" officeooo:rsid="0027c16d" officeooo:paragraph-rsid="002a0671" style:font-size-asian="10pt" style:font-size-complex="10pt"/>
    </style:style>
    <style:style style:name="P47" style:family="paragraph" style:parent-style-name="Text_20_body">
      <style:text-properties style:font-name="Verdana2" fo:font-size="10pt" fo:language="en" fo:country="GB" officeooo:rsid="00319e17" officeooo:paragraph-rsid="002a0671" style:font-size-asian="10pt" style:font-size-complex="10pt"/>
    </style:style>
    <style:style style:name="P48" style:family="paragraph" style:parent-style-name="Text_20_body">
      <style:text-properties style:font-name="Verdana2" fo:font-size="10pt" fo:language="en" fo:country="GB" officeooo:rsid="005b0cfa" officeooo:paragraph-rsid="002a0671" style:font-size-asian="10pt" style:font-size-complex="10pt"/>
    </style:style>
    <style:style style:name="P49" style:family="paragraph" style:parent-style-name="Text_20_body">
      <style:text-properties style:font-name="Verdana2" fo:font-size="10pt" fo:language="en" fo:country="GB" officeooo:rsid="001bc521" officeooo:paragraph-rsid="002a0671" style:font-size-asian="10pt" style:font-size-complex="10pt"/>
    </style:style>
    <style:style style:name="P50" style:family="paragraph" style:parent-style-name="Table_20_Contents">
      <style:text-properties style:font-name="Verdana2" fo:font-size="10pt" fo:language="en" fo:country="GB" officeooo:rsid="001bc521" officeooo:paragraph-rsid="002a0671" style:font-size-asian="10pt" style:font-size-complex="10pt"/>
    </style:style>
    <style:style style:name="P51" style:family="paragraph" style:parent-style-name="Table_20_Contents">
      <style:text-properties style:font-name="Verdana2" fo:font-size="10pt" fo:language="en" fo:country="GB" officeooo:rsid="001bc521" officeooo:paragraph-rsid="00399dcd" style:font-size-asian="10pt" style:font-size-complex="10pt"/>
    </style:style>
    <style:style style:name="P52" style:family="paragraph" style:parent-style-name="Text_20_body">
      <style:text-properties style:font-name="Verdana2" fo:font-size="10pt" fo:language="en" fo:country="GB" officeooo:rsid="001d4f58" officeooo:paragraph-rsid="002a0671" style:font-size-asian="10pt" style:font-size-complex="10pt"/>
    </style:style>
    <style:style style:name="P53" style:family="paragraph" style:parent-style-name="Text_20_body">
      <style:text-properties style:font-name="Verdana2" fo:font-size="10pt" fo:language="en" fo:country="GB" officeooo:rsid="001e9d0c" officeooo:paragraph-rsid="002a0671" style:font-size-asian="10pt" style:font-size-complex="10pt"/>
    </style:style>
    <style:style style:name="P5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style:font-name="Verdana2" fo:font-size="10pt" fo:language="en" fo:country="GB" officeooo:rsid="001e9d0c" officeooo:paragraph-rsid="002a0671" style:font-size-asian="10pt" style:font-size-complex="10pt"/>
    </style:style>
    <style:style style:name="P55" style:family="paragraph" style:parent-style-name="Text_20_body">
      <style:text-properties style:font-name="Verdana2" fo:font-size="10pt" fo:language="en" fo:country="GB" officeooo:rsid="001f8dc4" officeooo:paragraph-rsid="002a0671" style:font-size-asian="10pt" style:font-size-complex="10pt"/>
    </style:style>
    <style:style style:name="P56" style:family="paragraph" style:parent-style-name="Text_20_body">
      <style:text-properties style:font-name="Verdana2" fo:font-size="10pt" fo:language="en" fo:country="GB" officeooo:rsid="001f8dc4" officeooo:paragraph-rsid="003b9958" style:font-size-asian="10pt" style:font-size-complex="10pt"/>
    </style:style>
    <style:style style:name="P57" style:family="paragraph" style:parent-style-name="Text_20_body">
      <style:text-properties style:font-name="Verdana2" fo:font-size="10pt" fo:language="en" fo:country="GB" officeooo:rsid="006178e9" officeooo:paragraph-rsid="002a0671" style:font-size-asian="10pt" style:font-size-complex="10pt"/>
    </style:style>
    <style:style style:name="P58" style:family="paragraph" style:parent-style-name="Text_20_body">
      <style:text-properties style:font-name="Verdana2" fo:font-size="10pt" fo:language="en" fo:country="GB" officeooo:rsid="00484eaf" officeooo:paragraph-rsid="002a0671" style:font-size-asian="10pt" style:font-size-complex="10pt"/>
    </style:style>
    <style:style style:name="P59" style:family="paragraph" style:parent-style-name="Text_20_body">
      <style:text-properties style:font-name="Verdana2" fo:font-size="10pt" fo:language="en" fo:country="GB" officeooo:rsid="00235764" officeooo:paragraph-rsid="002a0671" style:font-size-asian="10pt" style:font-size-complex="10pt"/>
    </style:style>
    <style:style style:name="P60" style:family="paragraph" style:parent-style-name="Text_20_body">
      <style:text-properties style:font-name="Verdana2" fo:font-size="10pt" fo:language="en" fo:country="GB" officeooo:rsid="00249c35" officeooo:paragraph-rsid="002a0671" style:font-size-asian="10pt" style:font-size-complex="10pt"/>
    </style:style>
    <style:style style:name="P61" style:family="paragraph" style:parent-style-name="Text_20_body">
      <style:text-properties style:font-name="Verdana2" fo:font-size="10pt" fo:language="en" fo:country="GB" officeooo:rsid="00269492" officeooo:paragraph-rsid="002a0671" style:font-size-asian="10pt" style:font-size-complex="10pt"/>
    </style:style>
    <style:style style:name="P62" style:family="paragraph" style:parent-style-name="Text_20_body">
      <style:text-properties style:font-name="Verdana2" fo:font-size="10pt" fo:language="en" fo:country="GB" officeooo:paragraph-rsid="002a0671" style:font-size-asian="10pt" style:font-size-complex="10pt"/>
    </style:style>
    <style:style style:name="P63" style:family="paragraph" style:parent-style-name="Text_20_body">
      <style:text-properties style:font-name="Verdana2" fo:font-size="10pt" fo:language="en" fo:country="GB" officeooo:rsid="00399dcd" officeooo:paragraph-rsid="00399dcd" style:font-size-asian="10pt" style:font-size-complex="10pt"/>
    </style:style>
    <style:style style:name="P64" style:family="paragraph" style:parent-style-name="Text_20_body">
      <style:text-properties style:font-name="Verdana2" fo:font-size="10pt" fo:language="en" fo:country="GB" officeooo:rsid="003bcb21" officeooo:paragraph-rsid="003bcb21" style:font-size-asian="10pt" style:font-size-complex="10pt"/>
    </style:style>
    <style:style style:name="P65" style:family="paragraph" style:parent-style-name="Table_20_Contents">
      <style:text-properties style:font-name="Verdana2" fo:font-size="10pt" fo:language="en" fo:country="GB" officeooo:rsid="0041a5dd" officeooo:paragraph-rsid="002a0671" style:font-size-asian="10pt" style:font-size-complex="10pt"/>
    </style:style>
    <style:style style:name="P66" style:family="paragraph" style:parent-style-name="Table_20_Contents">
      <style:text-properties style:font-name="Verdana2" fo:font-size="10pt" fo:language="en" fo:country="GB" officeooo:rsid="003f61eb" officeooo:paragraph-rsid="002a0671" style:font-size-asian="10pt" style:font-size-complex="10pt"/>
    </style:style>
    <style:style style:name="P67" style:family="paragraph" style:parent-style-name="Table_20_Contents">
      <style:text-properties style:font-name="Verdana2" fo:font-size="10pt" fo:language="en" fo:country="GB" officeooo:rsid="0040dcee" officeooo:paragraph-rsid="002a0671" style:font-size-asian="10pt" style:font-size-complex="10pt"/>
    </style:style>
    <style:style style:name="P68" style:family="paragraph" style:parent-style-name="Table_20_Contents">
      <style:text-properties style:font-name="Verdana2" fo:font-size="10pt" fo:language="en" fo:country="GB" officeooo:rsid="0044baf6" officeooo:paragraph-rsid="002a0671" style:font-size-asian="10pt" style:font-size-complex="10pt"/>
    </style:style>
    <style:style style:name="P69" style:family="paragraph" style:parent-style-name="Table_20_Contents">
      <style:text-properties style:font-name="Verdana2" fo:font-size="10pt" fo:language="en" fo:country="GB" officeooo:rsid="0044f3e8" officeooo:paragraph-rsid="002a0671" style:font-size-asian="10pt" style:font-size-complex="10pt"/>
    </style:style>
    <style:style style:name="P70" style:family="paragraph" style:parent-style-name="Table_20_Contents">
      <style:text-properties style:font-name="Verdana2" fo:font-size="10pt" fo:language="en" fo:country="GB" officeooo:rsid="003d6336" officeooo:paragraph-rsid="002a0671" style:font-size-asian="10pt" style:font-size-complex="10pt"/>
    </style:style>
    <style:style style:name="P71" style:family="paragraph" style:parent-style-name="Table_20_Contents">
      <style:text-properties style:font-name="Verdana2" fo:font-size="10pt" fo:language="en" fo:country="GB" officeooo:rsid="003d8fd5" officeooo:paragraph-rsid="002a0671" style:font-size-asian="10pt" style:font-size-complex="10pt"/>
    </style:style>
    <style:style style:name="P72" style:family="paragraph" style:parent-style-name="Table_20_Heading">
      <style:text-properties style:font-name="Verdana2" fo:font-size="10pt" fo:language="en" fo:country="GB" officeooo:rsid="001c0e55" officeooo:paragraph-rsid="002a0671" style:font-size-asian="10pt" style:font-size-complex="10pt"/>
    </style:style>
    <style:style style:name="P73" style:family="paragraph" style:parent-style-name="Table_20_Heading">
      <style:text-properties style:font-name="Verdana2" fo:font-size="10pt" fo:language="en" fo:country="GB" officeooo:rsid="001c3737" officeooo:paragraph-rsid="002a0671" style:font-size-asian="10pt" style:font-size-complex="10pt"/>
    </style:style>
    <style:style style:name="P74" style:family="paragraph" style:parent-style-name="Table_20_Heading">
      <style:text-properties style:font-name="Verdana2" fo:font-size="10pt" fo:language="en" fo:country="GB" officeooo:rsid="0020755a" officeooo:paragraph-rsid="002a0671" style:font-size-asian="10pt" style:font-size-complex="10pt"/>
    </style:style>
    <style:style style:name="P75" style:family="paragraph" style:parent-style-name="Table_20_Heading">
      <style:text-properties style:font-name="Verdana2" fo:font-size="10pt" fo:language="en" fo:country="GB" officeooo:rsid="0024814f" officeooo:paragraph-rsid="002a0671" style:font-size-asian="10pt" style:font-size-complex="10pt"/>
    </style:style>
    <style:style style:name="P76" style:family="paragraph" style:parent-style-name="Table_20_Heading">
      <style:text-properties style:font-name="Verdana2" fo:font-size="10pt" fo:language="en" fo:country="GB" officeooo:rsid="0039f8fd" officeooo:paragraph-rsid="002a0671" style:font-size-asian="10pt" style:font-size-complex="10pt"/>
    </style:style>
    <style:style style:name="P77" style:family="paragraph" style:parent-style-name="Table_20_Contents">
      <style:text-properties style:font-name="Verdana2" fo:font-size="10pt" fo:font-weight="bold" officeooo:rsid="00600a5a" officeooo:paragraph-rsid="002a0671" style:font-size-asian="10pt" style:font-weight-asian="bold" style:font-size-complex="10pt" style:font-weight-complex="bold"/>
    </style:style>
    <style:style style:name="P78" style:family="paragraph" style:parent-style-name="Table_20_Contents">
      <style:text-properties style:font-name="Verdana2" fo:font-size="10pt" fo:font-weight="bold" officeooo:rsid="006178e9" officeooo:paragraph-rsid="002a0671" style:font-size-asian="10pt" style:font-weight-asian="bold" style:font-size-complex="10pt" style:font-weight-complex="bold"/>
    </style:style>
    <style:style style:name="P79" style:family="paragraph" style:parent-style-name="Table_20_Contents">
      <style:text-properties style:font-name="Verdana2" fo:font-size="10pt" fo:font-weight="bold" officeooo:rsid="00399dcd" officeooo:paragraph-rsid="00399dcd" style:font-size-asian="10pt" style:font-weight-asian="bold" style:font-size-complex="10pt" style:font-weight-complex="bold"/>
    </style:style>
    <style:style style:name="P80" style:family="paragraph" style:parent-style-name="Table_20_Contents">
      <style:text-properties style:font-name="Verdana2" fo:font-size="10pt" officeooo:paragraph-rsid="002a0671" style:font-size-asian="10pt" style:font-size-complex="10pt"/>
    </style:style>
    <style:style style:name="P81" style:family="paragraph" style:parent-style-name="Table_20_Contents">
      <style:text-properties style:font-name="Verdana2" fo:font-size="10pt" officeooo:rsid="00600a5a" officeooo:paragraph-rsid="002a0671" style:font-size-asian="10pt" style:font-size-complex="10pt"/>
    </style:style>
    <style:style style:name="P82" style:family="paragraph" style:parent-style-name="Table_20_Contents">
      <style:text-properties style:font-name="Verdana2" fo:font-size="10pt" officeooo:rsid="0061e87d" officeooo:paragraph-rsid="002a0671" style:font-size-asian="10pt" style:font-size-complex="10pt"/>
    </style:style>
    <style:style style:name="P83" style:family="paragraph" style:parent-style-name="Text_20_body">
      <style:text-properties style:use-window-font-color="true" loext:opacity="0%" style:font-name="Verdana2" fo:font-size="10pt" fo:language="en" fo:country="GB" fo:font-weight="bold" officeooo:paragraph-rsid="002a0671" fo:background-color="transparent" style:font-size-asian="10pt" style:font-size-complex="10pt"/>
    </style:style>
    <style:style style:name="P84" style:family="paragraph" style:parent-style-name="Text_20_body">
      <style:paragraph-properties>
        <style:tab-stops>
          <style:tab-stop style:position="8.595cm"/>
        </style:tab-stops>
      </style:paragraph-properties>
      <style:text-properties style:use-window-font-color="true" loext:opacity="0%" style:font-name="Verdana2" fo:font-size="10pt" fo:language="en" fo:country="GB" fo:font-weight="bold" officeooo:paragraph-rsid="002a0671" fo:background-color="transparent" style:font-size-asian="10pt" style:font-size-complex="10pt"/>
    </style:style>
    <style:style style:name="P85" style:family="paragraph" style:parent-style-name="Text_20_body">
      <style:text-properties style:use-window-font-color="true" loext:opacity="0%" style:font-name="Verdana2" fo:font-size="10pt" fo:language="en" fo:country="GB" fo:font-weight="bold" officeooo:paragraph-rsid="002a0671" fo:background-color="transparent" style:font-size-asian="10pt" style:font-weight-asian="bold" style:font-size-complex="10pt" style:font-weight-complex="bold"/>
    </style:style>
    <style:style style:name="P86" style:family="paragraph" style:parent-style-name="Text_20_body">
      <style:paragraph-properties>
        <style:tab-stops>
          <style:tab-stop style:position="8.299cm"/>
        </style:tab-stops>
      </style:paragraph-properties>
      <style:text-properties style:use-window-font-color="true" loext:opacity="0%" style:font-name="Verdana2" fo:font-size="10pt" fo:language="en" fo:country="GB" fo:font-weight="bold" officeooo:paragraph-rsid="002a0671" fo:background-color="transparent" style:font-size-asian="10pt" style:font-weight-asian="bold" style:font-size-complex="10pt" style:font-weight-complex="bold"/>
    </style:style>
    <style:style style:name="P87" style:family="paragraph" style:parent-style-name="Text_20_body">
      <style:text-properties style:use-window-font-color="true" loext:opacity="0%" style:font-name="Verdana2" fo:font-size="10pt" fo:language="en" fo:country="GB" officeooo:rsid="002a0aa2" officeooo:paragraph-rsid="002a0671" fo:background-color="transparent" style:font-size-asian="10pt" style:font-size-complex="10pt"/>
    </style:style>
    <style:style style:name="P88" style:family="paragraph" style:parent-style-name="Text_20_body">
      <style:text-properties style:use-window-font-color="true" loext:opacity="0%" style:font-name="Verdana2" fo:font-size="10pt" fo:language="en" fo:country="GB" officeooo:paragraph-rsid="002a0671" fo:background-color="transparent" style:font-size-asian="10pt" style:font-size-complex="10pt"/>
    </style:style>
    <style:style style:name="P89" style:family="paragraph" style:parent-style-name="Text_20_body">
      <style:text-properties fo:font-size="10pt" fo:language="en" fo:country="GB" fo:font-weight="bold" officeooo:paragraph-rsid="002a0671" style:font-size-asian="10pt" style:font-weight-asian="bold" style:font-size-complex="10pt" style:font-weight-complex="bold"/>
    </style:style>
    <style:style style:name="P90" style:family="paragraph" style:parent-style-name="Text_20_body">
      <style:text-properties fo:font-size="10pt" fo:language="en" fo:country="GB" officeooo:rsid="00235764" officeooo:paragraph-rsid="002a0671" style:font-size-asian="10pt" style:font-size-complex="10pt"/>
    </style:style>
    <style:style style:name="P91" style:family="paragraph" style:parent-style-name="Text_20_body">
      <style:text-properties fo:font-size="10pt" fo:language="en" fo:country="GB" officeooo:rsid="00249c35" officeooo:paragraph-rsid="002a0671" style:font-size-asian="10pt" style:font-size-complex="10pt"/>
    </style:style>
    <style:style style:name="P92" style:family="paragraph" style:parent-style-name="Text_20_body">
      <style:text-properties fo:font-size="10pt" fo:language="en" fo:country="GB" officeooo:rsid="00269492" officeooo:paragraph-rsid="002a0671" style:font-size-asian="10pt" style:font-size-complex="10pt"/>
    </style:style>
    <style:style style:name="P93" style:family="paragraph" style:parent-style-name="Table_20_Contents">
      <style:text-properties fo:font-size="10pt" fo:language="en" fo:country="GB" officeooo:rsid="00520409" officeooo:paragraph-rsid="002a0671" style:font-size-asian="10pt" style:font-size-complex="10pt"/>
    </style:style>
    <style:style style:name="P94" style:family="paragraph" style:parent-style-name="Table_20_Contents">
      <style:text-properties fo:font-size="10pt" fo:language="en" fo:country="GB" officeooo:rsid="003d6336" officeooo:paragraph-rsid="002a0671" style:font-size-asian="10pt" style:font-size-complex="10pt"/>
    </style:style>
    <style:style style:name="P95" style:family="paragraph" style:parent-style-name="Table_20_Contents">
      <style:text-properties fo:font-size="10pt" fo:language="en" fo:country="GB" officeooo:rsid="0041a5dd" officeooo:paragraph-rsid="002a0671" style:font-size-asian="10pt" style:font-size-complex="10pt"/>
    </style:style>
    <style:style style:name="P96" style:family="paragraph" style:parent-style-name="Table_20_Heading">
      <style:text-properties fo:font-size="10pt" fo:language="en" fo:country="GB" officeooo:rsid="00258efc" officeooo:paragraph-rsid="002a0671" style:font-size-asian="10pt" style:font-size-complex="10pt"/>
    </style:style>
    <style:style style:name="P97" style:family="paragraph" style:parent-style-name="Table_20_Heading">
      <style:text-properties fo:font-size="10pt" fo:language="en" fo:country="GB" officeooo:rsid="0039f8fd" officeooo:paragraph-rsid="002a0671" style:font-size-asian="10pt" style:font-size-complex="10pt"/>
    </style:style>
    <style:style style:name="P98" style:family="paragraph" style:parent-style-name="Text_20_body">
      <style:text-properties officeooo:paragraph-rsid="00399dcd"/>
    </style:style>
    <style:style style:name="P99" style:family="paragraph" style:parent-style-name="Table_20_Contents">
      <style:text-properties officeooo:rsid="002a9583" officeooo:paragraph-rsid="002a9583"/>
    </style:style>
    <style:style style:name="P100" style:family="paragraph" style:parent-style-name="Table_20_Contents">
      <style:text-properties officeooo:paragraph-rsid="002a9583"/>
    </style:style>
    <style:style style:name="P101" style:family="paragraph" style:parent-style-name="Title">
      <style:text-properties officeooo:paragraph-rsid="000ee14d"/>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Contents_20_2">
      <style:paragraph-properties>
        <style:tab-stops>
          <style:tab-stop style:position="17cm" style:type="right" style:leader-style="dotted" style:leader-text="."/>
        </style:tab-stops>
      </style:paragraph-properties>
    </style:style>
    <style:style style:name="P104" style:family="paragraph" style:parent-style-name="Contents_20_3">
      <style:paragraph-properties>
        <style:tab-stops>
          <style:tab-stop style:position="17cm" style:type="right" style:leader-style="dotted" style:leader-text="."/>
        </style:tab-stops>
      </style:paragraph-properties>
    </style:style>
    <style:style style:name="P105" style:family="paragraph" style:parent-style-name="Contents_20_Heading">
      <style:paragraph-properties fo:break-before="page"/>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Contents_20_2">
      <style:paragraph-properties>
        <style:tab-stops>
          <style:tab-stop style:position="17cm" style:type="right" style:leader-style="dotted" style:leader-text="."/>
        </style:tab-stops>
      </style:paragraph-properties>
    </style:style>
    <style:style style:name="P108" style:family="paragraph" style:parent-style-name="Contents_20_3">
      <style:paragraph-properties>
        <style:tab-stops>
          <style:tab-stop style:position="17cm" style:type="right" style:leader-style="dotted" style:leader-text="."/>
        </style:tab-stops>
      </style:paragraph-properties>
    </style:style>
    <style:style style:name="P109" style:family="paragraph" style:parent-style-name="Contents_20_Heading">
      <style:paragraph-properties fo:break-before="page"/>
    </style:style>
    <style:style style:name="P110" style:family="paragraph" style:parent-style-name="Heading_20_1">
      <style:text-properties fo:language="en" fo:country="GB" officeooo:rsid="000ee14d" officeooo:paragraph-rsid="000ee14d"/>
    </style:style>
    <style:style style:name="P111" style:family="paragraph" style:parent-style-name="Heading_20_1">
      <style:text-properties fo:language="en" fo:country="GB" officeooo:paragraph-rsid="002a0671"/>
    </style:style>
    <style:style style:name="P112" style:family="paragraph" style:parent-style-name="Heading_20_1">
      <style:paragraph-properties fo:break-before="page"/>
    </style:style>
    <style:style style:name="P113" style:family="paragraph" style:parent-style-name="Heading_20_2">
      <style:text-properties fo:language="en" fo:country="GB" officeooo:paragraph-rsid="0011489a"/>
    </style:style>
    <style:style style:name="P114" style:family="paragraph" style:parent-style-name="Heading_20_2">
      <style:text-properties fo:language="en" fo:country="GB" officeooo:rsid="00190971" officeooo:paragraph-rsid="002a0671"/>
    </style:style>
    <style:style style:name="P115" style:family="paragraph" style:parent-style-name="Heading_20_2">
      <style:text-properties officeooo:rsid="0014a924" officeooo:paragraph-rsid="0014a924"/>
    </style:style>
    <style:style style:name="P116" style:family="paragraph" style:parent-style-name="Heading_20_3">
      <style:text-properties officeooo:rsid="0013e596" officeooo:paragraph-rsid="002a0671"/>
    </style:style>
    <style:style style:name="P117" style:family="paragraph" style:parent-style-name="Heading_20_3">
      <style:text-properties fo:language="en" fo:country="GB" officeooo:rsid="001bc521" officeooo:paragraph-rsid="002a0671"/>
    </style:style>
    <style:style style:name="P118" style:family="paragraph" style:parent-style-name="Heading_20_3">
      <style:text-properties fo:language="en" fo:country="GB" officeooo:paragraph-rsid="002a0671"/>
    </style:style>
    <style:style style:name="P119" style:family="paragraph" style:parent-style-name="Heading_20_3">
      <style:paragraph-properties fo:break-before="page"/>
      <style:text-properties fo:language="en" fo:country="GB" officeooo:paragraph-rsid="002a0671"/>
    </style:style>
    <style:style style:name="P120" style:family="paragraph" style:parent-style-name="Heading_20_3">
      <style:text-properties fo:language="en" fo:country="GB" officeooo:rsid="00293d5d" officeooo:paragraph-rsid="002a0671"/>
    </style:style>
    <style:style style:name="P121" style:family="paragraph" style:parent-style-name="Heading_20_3">
      <style:text-properties fo:language="en" fo:country="GB" officeooo:rsid="001d4f58" officeooo:paragraph-rsid="002a0671"/>
    </style:style>
    <style:style style:name="P122" style:family="paragraph" style:parent-style-name="Heading_20_3">
      <style:text-properties fo:language="en" fo:country="GB" officeooo:rsid="004771d4" officeooo:paragraph-rsid="002a0671"/>
    </style:style>
    <style:style style:name="P123" style:family="paragraph" style:parent-style-name="Heading_20_3" style:master-page-name="Standard">
      <style:paragraph-properties style:page-number="auto"/>
      <style:text-properties fo:language="en" fo:country="GB" officeooo:rsid="004771d4" officeooo:paragraph-rsid="002a0671"/>
    </style:style>
    <style:style style:name="P124" style:family="paragraph" style:parent-style-name="Heading_20_3">
      <style:text-properties fo:language="en" fo:country="GB" officeooo:rsid="003b9958" officeooo:paragraph-rsid="003b9958"/>
    </style:style>
    <style:style style:name="P125" style:family="paragraph" style:parent-style-name="Heading_20_3">
      <style:text-properties fo:language="en" fo:country="GB" officeooo:rsid="0021773e" officeooo:paragraph-rsid="003b9958"/>
    </style:style>
    <style:style style:name="P126" style:family="paragraph" style:parent-style-name="Heading_20_3">
      <style:text-properties fo:language="en" fo:country="GB" officeooo:rsid="0021773e" officeooo:paragraph-rsid="002a0671"/>
    </style:style>
    <style:style style:name="P127" style:family="paragraph" style:parent-style-name="Heading_20_4">
      <style:text-properties fo:language="en" fo:country="GB" officeooo:paragraph-rsid="002a0671"/>
    </style:style>
    <style:style style:name="P128" style:family="paragraph" style:parent-style-name="Text_20_body">
      <style:text-properties style:font-name="Verdana2" fo:font-size="10pt" fo:language="en" fo:country="GB" fo:font-weight="bold" officeooo:paragraph-rsid="00469bbb" style:font-size-asian="10pt" style:font-weight-asian="bold" style:font-size-complex="10pt" style:font-weight-complex="bold"/>
    </style:style>
    <style:style style:name="P129" style:family="paragraph" style:parent-style-name="Text_20_body">
      <style:text-properties style:font-name="Verdana2" fo:font-size="10pt" fo:language="en" fo:country="GB" fo:font-weight="bold" officeooo:paragraph-rsid="0048466a" style:font-size-asian="10pt" style:font-weight-asian="bold" style:font-size-complex="10pt" style:font-weight-complex="bold"/>
    </style:style>
    <style:style style:name="P130" style:family="paragraph" style:parent-style-name="Text_20_body">
      <style:text-properties style:font-name="Verdana2" fo:font-size="10pt" fo:language="en" fo:country="GB" fo:font-weight="bold" officeooo:paragraph-rsid="004954ad" style:font-size-asian="10pt" style:font-weight-asian="bold" style:font-size-complex="10pt" style:font-weight-complex="bold"/>
    </style:style>
    <style:style style:name="P131" style:family="paragraph" style:parent-style-name="Text_20_body">
      <style:text-properties style:font-name="Verdana2" fo:font-size="10pt" fo:language="en" fo:country="GB" officeooo:rsid="00249c35" officeooo:paragraph-rsid="0048466a" style:font-size-asian="10pt" style:font-size-complex="10pt"/>
    </style:style>
    <style:style style:name="P132" style:family="paragraph" style:parent-style-name="Text_20_body">
      <style:text-properties style:font-name="Verdana2" fo:font-size="10pt" fo:language="en" fo:country="GB" officeooo:rsid="00249c35" officeooo:paragraph-rsid="004954ad" style:font-size-asian="10pt" style:font-size-complex="10pt"/>
    </style:style>
    <style:style style:name="P133" style:family="paragraph" style:parent-style-name="Text_20_body">
      <style:text-properties style:font-name="Verdana2" fo:font-size="10pt" fo:language="en" fo:country="GB" officeooo:rsid="00469bbb" officeooo:paragraph-rsid="00469bbb" style:font-size-asian="10pt" style:font-size-complex="10pt"/>
    </style:style>
    <style:style style:name="P134" style:family="paragraph" style:parent-style-name="Text_20_body">
      <style:text-properties style:font-name="Verdana2" fo:font-size="10pt" fo:language="en" fo:country="GB" officeooo:rsid="00469bbb" officeooo:paragraph-rsid="0048466a" style:font-size-asian="10pt" style:font-size-complex="10pt"/>
    </style:style>
    <style:style style:name="P135" style:family="paragraph" style:parent-style-name="Text_20_body">
      <style:text-properties style:font-name="Verdana2" fo:font-size="10pt" fo:language="en" fo:country="GB" officeooo:rsid="0048466a" officeooo:paragraph-rsid="0048466a" style:font-size-asian="10pt" style:font-size-complex="10pt"/>
    </style:style>
    <style:style style:name="P136" style:family="paragraph" style:parent-style-name="Text_20_body">
      <style:text-properties style:font-name="Verdana2" fo:font-size="10pt" fo:language="en" fo:country="GB" officeooo:rsid="00269492" officeooo:paragraph-rsid="0048466a" style:font-size-asian="10pt" style:font-size-complex="10pt"/>
    </style:style>
    <style:style style:name="P137" style:family="paragraph" style:parent-style-name="Text_20_body">
      <style:text-properties style:font-name="Verdana2" fo:font-size="10pt" fo:language="en" fo:country="GB" officeooo:rsid="00269492" officeooo:paragraph-rsid="004954ad" style:font-size-asian="10pt" style:font-size-complex="10pt"/>
    </style:style>
    <style:style style:name="P138" style:family="paragraph" style:parent-style-name="Text_20_body">
      <style:text-properties style:font-name="Verdana2" fo:font-size="10pt" fo:language="en" fo:country="GB" officeooo:rsid="00235764" officeooo:paragraph-rsid="004954ad" style:font-size-asian="10pt" style:font-size-complex="10pt"/>
    </style:style>
    <style:style style:name="P139" style:family="paragraph" style:parent-style-name="Text_20_body">
      <style:text-properties fo:font-size="10pt" fo:language="en" fo:country="GB" officeooo:rsid="00249c35" officeooo:paragraph-rsid="0048466a" style:font-size-asian="10pt" style:font-size-complex="10pt"/>
    </style:style>
    <style:style style:name="P140" style:family="paragraph" style:parent-style-name="Text_20_body">
      <style:text-properties fo:font-size="10pt" fo:language="en" fo:country="GB" officeooo:rsid="00235764" officeooo:paragraph-rsid="0048466a" style:font-size-asian="10pt" style:font-size-complex="10pt"/>
    </style:style>
    <style:style style:name="P141" style:family="paragraph" style:parent-style-name="Text_20_body">
      <style:paragraph-properties fo:break-before="page"/>
      <style:text-properties fo:language="en" fo:country="GB" officeooo:paragraph-rsid="002a0671"/>
    </style:style>
    <style:style style:name="T1" style:family="text">
      <style:text-properties fo:font-variant="normal" fo:text-transform="none" fo:color="#000000" loext:opacity="100%" style:font-name="Verdana1" fo:font-size="10.5pt" fo:letter-spacing="normal" fo:font-style="normal" fo:font-weight="normal"/>
    </style:style>
    <style:style style:name="T2" style:family="text">
      <style:text-properties fo:font-variant="normal" fo:text-transform="none" fo:color="#000000" loext:opacity="100%" style:font-name="Verdana1" fo:font-size="10.5pt" fo:letter-spacing="normal" fo:font-style="normal" fo:font-weight="normal" officeooo:rsid="0033953e"/>
    </style:style>
    <style:style style:name="T3" style:family="text">
      <style:text-properties fo:font-variant="normal" fo:text-transform="none" fo:color="#000000" loext:opacity="100%" style:font-name="Verdana1" fo:font-size="10.5pt" fo:letter-spacing="normal" fo:font-style="normal" fo:font-weight="normal" officeooo:rsid="00446394"/>
    </style:style>
    <style:style style:name="T4" style:family="text">
      <style:text-properties officeooo:rsid="005638e0"/>
    </style:style>
    <style:style style:name="T5" style:family="text">
      <style:text-properties officeooo:rsid="0012050e"/>
    </style:style>
    <style:style style:name="T6" style:family="text">
      <style:text-properties officeooo:rsid="0013e596"/>
    </style:style>
    <style:style style:name="T7" style:family="text">
      <style:text-properties style:font-name="Courier New" fo:font-size="10pt" style:font-size-asian="10pt" style:font-size-complex="10pt"/>
    </style:style>
    <style:style style:name="T8" style:family="text">
      <style:text-properties style:font-name="Courier New" fo:font-size="10pt" officeooo:rsid="0013e596" style:font-size-asian="10pt" style:font-size-complex="10pt"/>
    </style:style>
    <style:style style:name="T9" style:family="text">
      <style:text-properties style:font-name="Courier New" fo:font-size="10pt" officeooo:rsid="0015b616" style:font-size-asian="10pt" style:font-size-complex="10pt"/>
    </style:style>
    <style:style style:name="T10" style:family="text">
      <style:text-properties fo:font-weight="normal" style:font-weight-asian="normal" style:font-weight-complex="normal"/>
    </style:style>
    <style:style style:name="T11" style:family="text">
      <style:text-properties fo:font-weight="normal" officeooo:rsid="005d2340" style:font-weight-asian="normal" style:font-weight-complex="normal"/>
    </style:style>
    <style:style style:name="T12" style:family="text">
      <style:text-properties fo:font-weight="normal" fo:background-color="#ffffff" loext:char-shading-value="0" style:font-weight-asian="normal" style:font-weight-complex="normal"/>
    </style:style>
    <style:style style:name="T13" style:family="text">
      <style:text-properties fo:font-weight="normal" officeooo:rsid="002a0aa2" fo:background-color="#ffffff" loext:char-shading-value="0" style:font-weight-asian="normal" style:font-weight-complex="normal"/>
    </style:style>
    <style:style style:name="T14" style:family="text">
      <style:text-properties officeooo:rsid="0019e763"/>
    </style:style>
    <style:style style:name="T15" style:family="text">
      <style:text-properties officeooo:rsid="001e9d0c"/>
    </style:style>
    <style:style style:name="T16" style:family="text">
      <style:text-properties officeooo:rsid="00216024"/>
    </style:style>
    <style:style style:name="T17" style:family="text">
      <style:text-properties officeooo:rsid="0021773e"/>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269492" style:font-style-asian="italic" style:font-style-complex="italic"/>
    </style:style>
    <style:style style:name="T21" style:family="text">
      <style:text-properties officeooo:rsid="00249c35"/>
    </style:style>
    <style:style style:name="T22" style:family="text">
      <style:text-properties officeooo:rsid="00269492"/>
    </style:style>
    <style:style style:name="T23" style:family="text">
      <style:text-properties officeooo:rsid="0027c2f3"/>
    </style:style>
    <style:style style:name="T24" style:family="text">
      <style:text-properties fo:language="en" fo:country="GB"/>
    </style:style>
    <style:style style:name="T25" style:family="text">
      <style:text-properties fo:language="en" fo:country="GB" officeooo:rsid="000ee14d"/>
    </style:style>
    <style:style style:name="T26" style:family="text">
      <style:text-properties fo:language="en" fo:country="GB" officeooo:rsid="0017734b"/>
    </style:style>
    <style:style style:name="T27" style:family="text">
      <style:text-properties style:font-name="Verdana" fo:font-size="28pt" fo:language="en" fo:country="GB" fo:font-weight="bold" officeooo:rsid="000ee14d" style:font-name-asian="Tahoma" style:font-size-asian="28pt" style:font-weight-asian="bold" style:font-name-complex="Lohit Devanagari" style:font-size-complex="28pt" style:font-weight-complex="bold"/>
    </style:style>
    <style:style style:name="T28" style:family="text">
      <style:text-properties style:font-name="Verdana" fo:font-size="28pt" fo:language="en" fo:country="GB" fo:font-weight="bold" officeooo:rsid="0027c2f3" style:font-name-asian="Tahoma" style:font-size-asian="28pt" style:font-weight-asian="bold" style:font-name-complex="Lohit Devanagari" style:font-size-complex="28pt" style:font-weight-complex="bold"/>
    </style:style>
    <style:style style:name="T29" style:family="text">
      <style:text-properties style:font-name="Verdana" fo:font-size="18pt" officeooo:rsid="002a0671" style:font-name-asian="Tahoma" style:font-size-asian="18pt" style:font-name-complex="Lohit Devanagari" style:font-size-complex="18pt"/>
    </style:style>
    <style:style style:name="T30" style:family="text">
      <style:text-properties style:font-name="Verdana" officeooo:rsid="003af088"/>
    </style:style>
    <style:style style:name="T31" style:family="text">
      <style:text-properties officeooo:rsid="0046de21"/>
    </style:style>
    <style:style style:name="T32" style:family="text">
      <style:text-properties officeooo:rsid="0015b616"/>
    </style:style>
    <style:style style:name="T33" style:family="text">
      <style:text-properties fo:color="#000000" loext:opacity="100%" style:font-name="DejaVu Sans Mono" fo:font-size="10.5pt" officeooo:rsid="0017734b" fo:background-color="#efefef" loext:char-shading-value="0"/>
    </style:style>
    <style:style style:name="T34" style:family="text">
      <style:text-properties fo:color="#660e7a" loext:opacity="100%" style:font-name="DejaVu Sans Mono" fo:font-size="10.5pt" fo:font-weight="bold" officeooo:rsid="0017734b" fo:background-color="#efefef" loext:char-shading-value="0"/>
    </style:style>
    <style:style style:name="T35" style:family="text">
      <style:text-properties fo:color="#660e7a" loext:opacity="100%" fo:font-weight="bold" fo:background-color="#efefef" loext:char-shading-value="0"/>
    </style:style>
    <style:style style:name="T36" style:family="text">
      <style:text-properties fo:color="#000080" loext:opacity="100%" style:font-name="DejaVu Sans Mono" fo:font-size="10.5pt" fo:font-weight="bold" fo:background-color="#efefef" loext:char-shading-value="0"/>
    </style:style>
    <style:style style:name="T37" style:family="text">
      <style:text-properties fo:color="#000080" loext:opacity="100%" style:font-name="DejaVu Sans Mono" fo:font-size="10.5pt" fo:font-weight="bold" officeooo:rsid="0017734b" fo:background-color="#efefef" loext:char-shading-value="0"/>
    </style:style>
    <style:style style:name="T38" style:family="text">
      <style:text-properties fo:color="#000080" loext:opacity="100%" fo:font-weight="bold" fo:background-color="#efefef" loext:char-shading-value="0"/>
    </style:style>
    <style:style style:name="T39" style:family="text">
      <style:text-properties officeooo:rsid="005d2340"/>
    </style:style>
    <style:style style:name="T40" style:family="text">
      <style:text-properties officeooo:rsid="001a645a"/>
    </style:style>
    <style:style style:name="T41" style:family="text">
      <style:text-properties officeooo:rsid="005e1db9"/>
    </style:style>
    <style:style style:name="T42" style:family="text">
      <style:text-properties officeooo:rsid="00319e17"/>
    </style:style>
    <style:style style:name="T43" style:family="text">
      <style:text-properties officeooo:rsid="0031b6ac"/>
    </style:style>
    <style:style style:name="T44" style:family="text">
      <style:text-properties officeooo:rsid="005b0cfa"/>
    </style:style>
    <style:style style:name="T45" style:family="text">
      <style:text-properties officeooo:rsid="005b546b"/>
    </style:style>
    <style:style style:name="T46" style:family="text">
      <style:text-properties officeooo:rsid="00293d5d"/>
    </style:style>
    <style:style style:name="T47" style:family="text">
      <style:text-properties officeooo:rsid="004a4098"/>
    </style:style>
    <style:style style:name="T48" style:family="text">
      <style:text-properties officeooo:rsid="00288f09"/>
    </style:style>
    <style:style style:name="T49" style:family="text">
      <style:text-properties style:use-window-font-color="true" loext:opacity="0%"/>
    </style:style>
    <style:style style:name="T50" style:family="text">
      <style:text-properties style:use-window-font-color="true" loext:opacity="0%" fo:background-color="transparent" loext:char-shading-value="0"/>
    </style:style>
    <style:style style:name="T51" style:family="text">
      <style:text-properties style:use-window-font-color="true" loext:opacity="0%" officeooo:rsid="003b6ab0" fo:background-color="transparent" loext:char-shading-value="0"/>
    </style:style>
    <style:style style:name="T52" style:family="text">
      <style:text-properties style:use-window-font-color="true" loext:opacity="0%" officeooo:rsid="0039f8fd" fo:background-color="transparent" loext:char-shading-value="0"/>
    </style:style>
    <style:style style:name="T53" style:family="text">
      <style:text-properties style:use-window-font-color="true" loext:opacity="0%" officeooo:rsid="003d8fd5" fo:background-color="transparent" loext:char-shading-value="0"/>
    </style:style>
    <style:style style:name="T54" style:family="text">
      <style:text-properties style:use-window-font-color="true" loext:opacity="0%" officeooo:rsid="002a0aa2" fo:background-color="transparent" loext:char-shading-value="0"/>
    </style:style>
    <style:style style:name="T55" style:family="text">
      <style:text-properties style:use-window-font-color="true" loext:opacity="0%" officeooo:rsid="00438cf7" fo:background-color="transparent" loext:char-shading-value="0"/>
    </style:style>
    <style:style style:name="T56" style:family="text">
      <style:text-properties style:use-window-font-color="true" loext:opacity="0%" officeooo:rsid="004771d4"/>
    </style:style>
    <style:style style:name="T57" style:family="text">
      <style:text-properties style:use-window-font-color="true" loext:opacity="0%" officeooo:rsid="003bcb21"/>
    </style:style>
    <style:style style:name="T58" style:family="text">
      <style:text-properties officeooo:rsid="004c21ea"/>
    </style:style>
    <style:style style:name="T59" style:family="text">
      <style:text-properties officeooo:rsid="0028da37"/>
    </style:style>
    <style:style style:name="T60" style:family="text">
      <style:text-properties officeooo:rsid="00297917"/>
    </style:style>
    <style:style style:name="T61" style:family="text">
      <style:text-properties officeooo:rsid="002b1c71"/>
    </style:style>
    <style:style style:name="T62" style:family="text">
      <style:text-properties officeooo:rsid="002a0aa2" fo:background-color="#ffffff" loext:char-shading-value="0"/>
    </style:style>
    <style:style style:name="T63" style:family="text">
      <style:text-properties officeooo:rsid="002c3ab0"/>
    </style:style>
    <style:style style:name="T64" style:family="text">
      <style:text-properties officeooo:rsid="002da854"/>
    </style:style>
    <style:style style:name="T65" style:family="text">
      <style:text-properties officeooo:rsid="002f0083"/>
    </style:style>
    <style:style style:name="T66" style:family="text">
      <style:text-properties officeooo:rsid="002e8fc3"/>
    </style:style>
    <style:style style:name="T67" style:family="text">
      <style:text-properties officeooo:rsid="002ddb6b"/>
    </style:style>
    <style:style style:name="T68" style:family="text">
      <style:text-properties officeooo:rsid="00484eaf"/>
    </style:style>
    <style:style style:name="T69" style:family="text">
      <style:text-properties officeooo:rsid="0050146c"/>
    </style:style>
    <style:style style:name="T70" style:family="text">
      <style:text-properties officeooo:rsid="0044f3e8"/>
    </style:style>
    <style:style style:name="T71" style:family="text">
      <style:text-properties officeooo:rsid="003d6336"/>
    </style:style>
    <style:style style:name="T72" style:family="text">
      <style:text-properties officeooo:rsid="00367c37"/>
    </style:style>
    <style:style style:name="T73" style:family="text">
      <style:text-properties officeooo:rsid="003b6ab0"/>
    </style:style>
    <style:style style:name="T74" style:family="text">
      <style:text-properties officeooo:rsid="00368ca0"/>
    </style:style>
    <style:style style:name="T75" style:family="text">
      <style:text-properties officeooo:rsid="00386d39"/>
    </style:style>
    <style:style style:name="T76" style:family="text">
      <style:text-properties fo:color="#0000ff" loext:opacity="100%" fo:font-weight="bold" fo:background-color="#efefef" loext:char-shading-value="0"/>
    </style:style>
    <style:style style:name="T77" style:family="text">
      <style:text-properties fo:color="#0000ff" loext:opacity="100%" style:font-name="DejaVu Sans Mono" fo:font-size="10.5pt" fo:font-weight="bold" fo:background-color="#efefef" loext:char-shading-value="0"/>
    </style:style>
    <style:style style:name="T78" style:family="text">
      <style:text-properties fo:color="#008000" loext:opacity="100%" fo:font-weight="bold" fo:background-color="#efefef" loext:char-shading-value="0"/>
    </style:style>
    <style:style style:name="T79" style:family="text">
      <style:text-properties fo:color="#008000" loext:opacity="100%" style:font-name="DejaVu Sans Mono" fo:font-size="10.5pt" fo:font-weight="bold" fo:background-color="#efefef" loext:char-shading-value="0"/>
    </style:style>
    <style:style style:name="T80" style:family="text">
      <style:text-properties fo:background-color="#efefef" loext:char-shading-value="0"/>
    </style:style>
    <style:style style:name="T81" style:family="text">
      <style:text-properties style:font-name="DejaVu Sans Mono" fo:font-size="10.5pt"/>
    </style:style>
    <style:style style:name="T82" style:family="text">
      <style:text-properties style:font-name="DejaVu Sans Mono" fo:font-size="10.5pt" fo:background-color="#efefef" loext:char-shading-value="0"/>
    </style:style>
    <style:style style:name="T83" style:family="text">
      <style:text-properties officeooo:rsid="002a0671"/>
    </style:style>
    <style:style style:name="T84" style:family="text">
      <style:text-properties style:font-name="Verdana2" fo:font-size="10pt" fo:language="en" fo:country="GB" fo:font-weight="bold" style:font-size-asian="10pt" style:font-weight-asian="bold" style:font-size-complex="10pt" style:font-weight-complex="bold"/>
    </style:style>
    <style:style style:name="T85" style:family="text">
      <style:text-properties style:font-name="Verdana2" fo:font-size="10pt" fo:language="en" fo:country="GB" fo:font-weight="bold" officeooo:rsid="0021773e" style:font-size-asian="10pt" style:font-weight-asian="bold" style:font-size-complex="10pt" style:font-weight-complex="bold"/>
    </style:style>
    <style:style style:name="T86" style:family="text">
      <style:text-properties style:font-name="Verdana2" fo:font-size="10pt" fo:language="en" fo:country="GB" fo:font-weight="bold" officeooo:rsid="00399dcd" style:font-size-asian="10pt" style:font-weight-asian="bold" style:font-size-complex="10pt" style:font-weight-complex="bold"/>
    </style:style>
    <style:style style:name="T87" style:family="text">
      <style:text-properties style:font-weight-asian="bold" style:font-weight-complex="bold"/>
    </style:style>
    <style:style style:name="T88" style:family="text">
      <style:text-properties officeooo:rsid="00216024" style:font-weight-asian="bold" style:font-weight-complex="bold"/>
    </style:style>
    <style:style style:name="T89" style:family="text">
      <style:text-properties officeooo:rsid="00297917" style:font-weight-asian="bold" style:font-weight-complex="bold"/>
    </style:style>
    <style:style style:name="T90" style:family="text">
      <style:text-properties officeooo:rsid="002c3ab0" style:font-weight-asian="bold" style:font-weight-complex="bold"/>
    </style:style>
    <style:style style:name="T91" style:family="text">
      <style:text-properties officeooo:rsid="004771d4" style:font-weight-asian="bold" style:font-weight-complex="bold"/>
    </style:style>
    <style:style style:name="T92" style:family="text">
      <style:text-properties officeooo:rsid="0038fbeb"/>
    </style:style>
    <style:style style:name="T93" style:family="text">
      <style:text-properties officeooo:rsid="003e679d"/>
    </style:style>
    <style:style style:name="T94" style:family="text">
      <style:text-properties officeooo:rsid="003e767f"/>
    </style:style>
    <style:style style:name="T95" style:family="text">
      <style:text-properties officeooo:rsid="003fecfe"/>
    </style:style>
    <style:style style:name="T96" style:family="text">
      <style:text-properties officeooo:rsid="00469bbb"/>
    </style:style>
    <style:style style:name="T97" style:family="text">
      <style:text-properties officeooo:rsid="0048466a"/>
    </style:style>
    <style:style style:name="T98" style:family="text">
      <style:text-properties officeooo:rsid="004954ad"/>
    </style:style>
    <style:style style:name="T99" style:family="text">
      <style:text-properties officeooo:rsid="004a174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text:span text:style-name="T27">p</text:span><text:span text:style-name="T28">g</text:span><text:span text:style-name="T25">code formatter</text:span></text:p>
      <text:p text:style-name="P29"><text:span text:style-name="T83">Beautifies your P</text:span><text:span text:style-name="T29">L</text:span><text:span text:style-name="T83">pgSQL and SQL code</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able:table table:name="Table18" table:style-name="Table18">
        <table:table-column table:style-name="Table18.A"/>
        <table:table-column table:style-name="Table18.B"/>
        <table:table-row table:style-name="TableLine94473963902512">
          <table:table-cell table:style-name="Table18.A1" office:value-type="string">
            <text:p text:style-name="P99">Document</text:p>
          </table:table-cell>
          <table:table-cell table:style-name="Table18.B1" office:value-type="string">
            <text:p text:style-name="P99">pgcode_formatter_manual</text:p>
          </table:table-cell>
        </table:table-row>
        <table:table-row table:style-name="TableLine94473964049904">
          <table:table-cell table:style-name="Table18.A2" office:value-type="string">
            <text:p text:style-name="P99">Version</text:p>
          </table:table-cell>
          <table:table-cell table:style-name="Table18.B2" office:value-type="string">
            <text:p text:style-name="P100">0.<text:span text:style-name="T99">3</text:span> - <text:date style:data-style-name="N84" text:date-value="2022-01-12T14:48:55.773146781">2022-01-12</text:date></text:p>
          </table:table-cell>
        </table:table-row>
        <table:table-row table:style-name="TableLine94473964059232">
          <table:table-cell table:style-name="Table18.A2" office:value-type="string">
            <text:p text:style-name="P99">Copyright</text:p>
          </table:table-cell>
          <table:table-cell table:style-name="Table18.B2" office:value-type="string">
            <text:p text:style-name="P99"><text:span text:style-name="T30">©</text:span> Splendid Data Product Development B.V. 2020 - <text:span text:style-name="T96">2022</text:span></text:p>
          </table:table-cell>
        </table:table-row>
        <table:table-row table:style-name="TableLine94473964059888">
          <table:table-cell table:style-name="Table18.A2" office:value-type="string">
            <text:p text:style-name="P99">License</text:p>
          </table:table-cell>
          <table:table-cell table:style-name="Table18.B2" office:value-type="string">
            <text:p text:style-name="P99">https://www.gnu.org/licenses/gpl-3.0.en.html</text:p>
          </table:table-cell>
        </table:table-row>
      </table:table>
      <text:p text:style-name="P2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5">Table of Contents</text:p>
          </text:index-title>
          <text:p text:style-name="P106"><text:a xlink:type="simple" xlink:href="#__RefHeading___Toc1174_36107868" text:style-name="Index_20_Link" text:visited-style-name="Index_20_Link">1. Introduction<text:tab/>3</text:a></text:p>
          <text:p text:style-name="P107"><text:a xlink:type="simple" xlink:href="#__RefHeading___Toc1176_36107868" text:style-name="Index_20_Link" text:visited-style-name="Index_20_Link">1.1 Command line<text:tab/>3</text:a></text:p>
          <text:p text:style-name="P108"><text:a xlink:type="simple" xlink:href="#__RefHeading___Toc1178_36107868" text:style-name="Index_20_Link" text:visited-style-name="Index_20_Link">1.1.1 Command line options<text:tab/>3</text:a></text:p>
          <text:p text:style-name="P107"><text:a xlink:type="simple" xlink:href="#__RefHeading___Toc6942_36107868" text:style-name="Index_20_Link" text:visited-style-name="Index_20_Link">1.2 Embedded<text:tab/>3</text:a></text:p>
          <text:p text:style-name="P106"><text:a xlink:type="simple" xlink:href="#__RefHeading___Toc48411_2191359424" text:style-name="Index_20_Link" text:visited-style-name="Index_20_Link">2. Profiles<text:tab/>5</text:a></text:p>
          <text:p text:style-name="P106"><text:a xlink:type="simple" xlink:href="#__RefHeading___Toc48413_2191359424" text:style-name="Index_20_Link" text:visited-style-name="Index_20_Link">3. Configuration<text:tab/>6</text:a></text:p>
          <text:p text:style-name="P107"><text:a xlink:type="simple" xlink:href="#__RefHeading___Toc48415_2191359424" text:style-name="Index_20_Link" text:visited-style-name="Index_20_Link">3.1 Options<text:tab/>6</text:a></text:p>
          <text:p text:style-name="P108"><text:a xlink:type="simple" xlink:href="#__RefHeading___Toc6946_36107868" text:style-name="Index_20_Link" text:visited-style-name="Index_20_Link">3.1.1 General settings<text:tab/>6</text:a></text:p>
          <text:p text:style-name="P108"><text:a xlink:type="simple" xlink:href="#__RefHeading___Toc48417_2191359424" text:style-name="Index_20_Link" text:visited-style-name="Index_20_Link">3.1.2 query settings<text:tab/>7</text:a></text:p>
          <text:p text:style-name="P108"><text:a xlink:type="simple" xlink:href="#__RefHeading___Toc48419_2191359424" text:style-name="Index_20_Link" text:visited-style-name="Index_20_Link">3.1.3 Comma separated list settings<text:tab/>8</text:a></text:p>
          <text:p text:style-name="P108"><text:a xlink:type="simple" xlink:href="#__RefHeading___Toc48421_2191359424" text:style-name="Index_20_Link" text:visited-style-name="Index_20_Link">3.1.4 Function call argument settings<text:tab/>10</text:a></text:p>
          <text:p text:style-name="P108"><text:a xlink:type="simple" xlink:href="#__RefHeading___Toc48423_2191359424" text:style-name="Index_20_Link" text:visited-style-name="Index_20_Link">3.1.5 Function definition argument settings<text:tab/>12</text:a></text:p>
          <text:p text:style-name="P108"><text:a xlink:type="simple" xlink:href="#__RefHeading___Toc48425_2191359424" text:style-name="Index_20_Link" text:visited-style-name="Index_20_Link">3.1.6 Table definition settings<text:tab/>15</text:a></text:p>
          <text:p text:style-name="P108"><text:a xlink:type="simple" xlink:href="#__RefHeading___Toc48427_2191359424" text:style-name="Index_20_Link" text:visited-style-name="Index_20_Link">3.1.7 FROM clause grouping<text:tab/>18</text:a></text:p>
          <text:p text:style-name="P108"><text:a xlink:type="simple" xlink:href="#__RefHeading___Toc48429_2191359424" text:style-name="Index_20_Link" text:visited-style-name="Index_20_Link">3.1.8 Target list grouping<text:tab/>20</text:a></text:p>
          <text:p text:style-name="P108"><text:a xlink:type="simple" xlink:href="#__RefHeading___Toc9056_1501141916" text:style-name="Index_20_Link" text:visited-style-name="Index_20_Link">3.1.9 Logical operators (WHERE clause)<text:tab/>21</text:a></text:p>
          <text:p text:style-name="P108"><text:a xlink:type="simple" xlink:href="#__RefHeading___Toc48431_2191359424" text:style-name="Index_20_Link" text:visited-style-name="Index_20_Link">3.1.10 Case operand clause<text:tab/>22</text:a></text:p>
          <text:p text:style-name="P108"><text:a xlink:type="simple" xlink:href="#__RefHeading___Toc48433_2191359424" text:style-name="Index_20_Link" text:visited-style-name="Index_20_Link">3.1.11 Case when clause<text:tab/>24</text:a></text:p>
          <text:p text:style-name="P108"><text:a xlink:type="simple" xlink:href="#__RefHeading___Toc48435_2191359424" text:style-name="Index_20_Link" text:visited-style-name="Index_20_Link">3.1.12 Declare section and code section<text:tab/>26</text:a></text:p>
          <text:p text:style-name="P108"><text:a xlink:type="simple" xlink:href="#__RefHeading___Toc48437_2191359424" text:style-name="Index_20_Link" text:visited-style-name="Index_20_Link">3.1.13 Default xml file<text:tab/>27</text:a></text:p>
        </text:index-body>
      </text:table-of-content>
      <text:h text:style-name="P110" text:outline-level="1"><text:bookmark-start text:name="__RefHeading___Toc1174_36107868"/>Introduction<text:bookmark-end text:name="__RefHeading___Toc1174_36107868"/></text:h>
      <text:p text:style-name="P2">The pgcode_formatter formats sql and plpgsql code according to a provided configuration xml file.</text:p>
      <text:h text:style-name="P113" text:outline-level="2"><text:bookmark-start text:name="__RefHeading___Toc1176_36107868"/>Command line<text:bookmark-end text:name="__RefHeading___Toc1176_36107868"/></text:h>
      <text:p text:style-name="P5">The pgcode_formatter can be used via the command line. <text:span text:style-name="T5">The program directory contains a jar file containing the com.splendiddata.plpgsql.code.formatter.PlPgSqlCodeFormatterMain main class and a lib directory containing some libraries that are used by the program.</text:span></text:p>
      <text:p text:style-name="P22">execute</text:p>
      <text:p text:style-name="P18"><text:span text:style-name="T7">java -jar pgcode_formatter-0.1-SNAPSHOT.jar -</text:span><text:span text:style-name="T9">help</text:span></text:p>
      <text:p text:style-name="P17"><text:span text:style-name="T7">to see </text:span><text:span text:style-name="T9">usage information.</text:span></text:p>
      <text:p text:style-name="P3">Example:</text:p>
      <table:table table:name="Table1" table:style-name="Table1">
        <table:table-column table:style-name="Table1.A"/>
        <table:table-row table:style-name="TableLine94473906442160">
          <table:table-cell table:style-name="Table1.A1" office:value-type="string">
            <text:p text:style-name="P20"><text:span text:style-name="T7">java -jar pgcode_formatter-0.1-SNAPSHOT.jar --</text:span><text:span text:style-name="T8">input source.sql --output formattedSource.sql --config formatterConfig.xml</text:span><text:span text:style-name="T6"> </text:span></text:p>
          </table:table-cell>
        </table:table-row>
      </table:table>
      <text:h text:style-name="P116" text:outline-level="3"><text:bookmark-start text:name="__RefHeading___Toc1178_36107868"/>Command line options<text:bookmark-end text:name="__RefHeading___Toc1178_36107868"/></text:h>
      <text:h text:style-name="P127" text:outline-level="4">? <text:span text:style-name="T6">or --help</text:span></text:h>
      <text:p text:style-name="P4">Shows the command line usage</text:p>
      <text:h text:style-name="P127" text:outline-level="4">-<text:span text:style-name="T6">c or --config</text:span></text:h>
      <text:p text:style-name="P4"><text:span text:style-name="T31">One of the predefined profile names : profile1, profile2, profile3 and compact or a p</text:span>ath to <text:span text:style-name="T31">a configuration</text:span> xml file in which the formatter options are specified.</text:p>
      <text:p text:style-name="P4">If not provided, then the <text:span text:style-name="T32">configuration saved in the user preferences/registry will be used.</text:span></text:p>
      <text:p text:style-name="P4"><text:span text:style-name="T32">If no configuration is found in the user preferences/registry then the </text:span>default configuration will be used, <text:span text:style-name="T31">see </text:span><text:span text:style-name="T31"><text:bookmark-ref text:reference-format="chapter" text:ref-name="__RefNumPara__1704_1044030364">3.1.13</text:bookmark-ref></text:span><text:span text:style-name="T31">.</text:span></text:p>
      <text:h text:style-name="P127" text:outline-level="4">-i <text:span text:style-name="T6">or --input</text:span></text:h>
      <text:p text:style-name="P4">The input sql file that is to be formatted.</text:p>
      <text:h text:style-name="P127" text:outline-level="4">-<text:span text:style-name="T6">o or --output</text:span></text:h>
      <text:p text:style-name="P4">The file in which to put the formatted output.</text:p>
      <text:p text:style-name="P21">If not provided, then stdout is assumed.</text:p>
      <text:p text:style-name="P23">-S, --store-config</text:p>
      <text:p text:style-name="P19">The provided configuration file, if any, will be stored in user preferences. This will be used in future calls when neither a profile name nor <text:s/>a <text:s/>configuration xml file is provided</text:p>
      <text:h text:style-name="P115" text:outline-level="2"><text:bookmark-start text:name="__RefHeading___Toc6942_36107868"/>Embedded<text:bookmark-end text:name="__RefHeading___Toc6942_36107868"/></text:h>
      <text:p text:style-name="P16">If you want to use the code formatter in an embedded way, then two classes are important: com.splendiddata.pgcode.formatter.FormatConfiguration and com.splendiddata.pgcode.formatter.CodeFormatter.</text:p>
      <text:p text:style-name="P14"><text:soft-page-break/>The FormatConfiguration can be instantiated wit a path to a config file or with an instance of com.splendiddata.p<text:span text:style-name="T23">g</text:span>code.formatter.configuration.xml.v1_0.Configuration – or null if you want default formatting.</text:p>
      <text:p text:style-name="P15">The CodeFomatter needs to be instantiated with an instance of <text:s/>FormatConfiguration. The CodeFormatter.format(String) method will do the trick.</text:p>
      <text:h text:style-name="P112" text:outline-level="1"><text:bookmark-start text:name="__RefHeading___Toc48411_2191359424"/>Profiles<text:bookmark-end text:name="__RefHeading___Toc48411_2191359424"/></text:h>
      <text:p text:style-name="P27"><text:span text:style-name="T26">The </text:span><text:span text:style-name="T24">pgcode_formatter </text:span><text:span text:style-name="T26">provides different “standard” profiles that can be used for formatting the PL/pgSQL source code. Besides that, it offers the possibility to create your own format configuration and use it through the “-c” option.</text:span></text:p>
      <text:h text:style-name="P111" text:outline-level="1"><text:bookmark-start text:name="__RefHeading___Toc48413_2191359424"/>Configuration<text:bookmark-end text:name="__RefHeading___Toc48413_2191359424"/></text:h>
      <text:p text:style-name="P12">The XSD file for the configuration o<text:span text:style-name="T10">ptions can be found in the Jar file under META-INF/p</text:span><text:span text:style-name="T11">g</text:span><text:span text:style-name="T10">code_formatter-v1_0.xsd.</text:span></text:p>
      <text:p text:style-name="P6">A default configuration file exists in the jar file under com/splendiddata/p<text:span text:style-name="T39">g</text:span>code/formatter/DefaultConfig.xml.</text:p>
      <text:p text:style-name="P7">Many options have a “weight” clause. When two options collide, then the option with the highest “weight” value will <text:span text:style-name="T40">be used</text:span>.</text:p>
      <text:h text:style-name="P114" text:outline-level="2"><text:bookmark-start text:name="__RefHeading___Toc48415_2191359424"/>Options<text:bookmark-end text:name="__RefHeading___Toc48415_2191359424"/></text:h>
      <text:h text:style-name="P117" text:outline-level="3"><text:bookmark-start text:name="__RefHeading___Toc6946_36107868"/>General settings<text:bookmark-end text:name="__RefHeading___Toc6946_36107868"/></text:h>
      <table:table table:name="Table2" table:style-name="Table2">
        <table:table-column table:style-name="Table2.A"/>
        <table:table-column table:style-name="Table2.B"/>
        <table:table-header-rows>
          <table:table-row table:style-name="TableLine94473964184640">
            <table:table-cell table:style-name="Table2.A1" office:value-type="string">
              <text:p text:style-name="P72">Option</text:p>
            </table:table-cell>
            <table:table-cell table:style-name="Table2.B1" office:value-type="string">
              <text:p text:style-name="P72">Description</text:p>
            </table:table-cell>
          </table:table-row>
        </table:table-header-rows>
        <table:table-row table:style-name="TableLine94473964313664">
          <table:table-cell table:style-name="Table2.A2" office:value-type="string">
            <text:p text:style-name="P31">Configuration<text:line-break/>.emptyLine</text:p>
          </table:table-cell>
          <table:table-cell table:style-name="Table2.B2" office:value-type="string">
            <text:p text:style-name="P42">Indicates what to do with empty lines.</text:p>
            <text:p text:style-name="P43">Options:</text:p>
            <table:table table:name="Table15" table:style-name="Table15">
              <table:table-column table:style-name="Table15.A"/>
              <table:table-column table:style-name="Table15.B"/>
              <table:table-row table:style-name="TableLine94473964257008">
                <table:table-cell table:style-name="Table15.A1" office:value-type="string">
                  <text:p text:style-name="P77">Option</text:p>
                </table:table-cell>
                <table:table-cell table:style-name="Table15.B1" office:value-type="string">
                  <text:p text:style-name="P77">Description</text:p>
                </table:table-cell>
              </table:table-row>
              <table:table-row table:style-name="TableLine94473964299968">
                <table:table-cell table:style-name="Table15.A2" office:value-type="string">
                  <text:p text:style-name="P80">preserveAll</text:p>
                </table:table-cell>
                <table:table-cell table:style-name="Table15.B2" office:value-type="string">
                  <text:p text:style-name="P81">All white lines are left as they are.</text:p>
                </table:table-cell>
              </table:table-row>
              <table:table-row table:style-name="TableLine94473964301552">
                <table:table-cell table:style-name="Table15.A2" office:value-type="string">
                  <text:p text:style-name="P80">preserveOne</text:p>
                </table:table-cell>
                <table:table-cell table:style-name="Table15.B2" office:value-type="string">
                  <text:p text:style-name="P81">Blocks of white lines are reduced to a single white line</text:p>
                </table:table-cell>
              </table:table-row>
              <table:table-row table:style-name="TableLine94473964302208">
                <table:table-cell table:style-name="Table15.A2" office:value-type="string">
                  <text:p text:style-name="P80">remove</text:p>
                </table:table-cell>
                <table:table-cell table:style-name="Table15.B2" office:value-type="string">
                  <text:p text:style-name="P81">All white lines are removed</text:p>
                </table:table-cell>
              </table:table-row>
            </table:table>
            <text:p text:style-name="P43"/>
            <text:p text:style-name="P42">Default: preserveOne</text:p>
          </table:table-cell>
        </table:table-row>
        <table:table-row table:style-name="TableLine94473964315168">
          <table:table-cell table:style-name="Table2.A2" office:value-type="string">
            <text:p text:style-name="P32"><text:span text:style-name="T17">c</text:span>onfiguration<text:line-break/>→<text:bookmark-start text:name="__DdeLink__900_2002180904"/>lineWidth<text:bookmark-end text:name="__DdeLink__900_2002180904"/><text:line-break/>.value</text:p>
          </table:table-cell>
          <table:table-cell table:style-name="Table2.B2" office:value-type="string">
            <text:p text:style-name="P44">Maximum line width in characters. For tab characters, the amount of space characters that they would represent are counted.</text:p>
            <text:p text:style-name="P44">Default: 140</text:p>
          </table:table-cell>
        </table:table-row>
        <table:table-row table:style-name="TableLine94473964315824">
          <table:table-cell table:style-name="Table2.A2" office:value-type="string">
            <text:p text:style-name="P32">configuration<text:line-break/>→lineWidth<text:line-break/>.weight</text:p>
          </table:table-cell>
          <table:table-cell table:style-name="Table2.B2" office:value-type="string">
            <text:p text:style-name="P44">Defines the importance for the lineWidth setting.</text:p>
            <text:p text:style-name="P44">Default: 10</text:p>
          </table:table-cell>
        </table:table-row>
        <table:table-row table:style-name="TableLine94473964316640">
          <table:table-cell table:style-name="Table2.A2" office:value-type="string">
            <text:p text:style-name="P32">configuration<text:line-break/>→tabs<text:line-break/><text:span text:style-name="T14">.tabWidth</text:span></text:p>
          </table:table-cell>
          <table:table-cell table:style-name="Table2.B2" office:value-type="string">
            <text:p text:style-name="P44">The tab interval to be used, specified in number of characters.</text:p>
            <text:p text:style-name="P44">Default: 4</text:p>
          </table:table-cell>
        </table:table-row>
        <table:table-row table:style-name="TableLine94473964317456">
          <table:table-cell table:style-name="Table2.A2" office:value-type="string">
            <text:p text:style-name="P32">configuration<text:line-break/>→tabs<text:line-break/>.tabsOrSpaces</text:p>
          </table:table-cell>
          <table:table-cell table:style-name="Table2.B2" office:value-type="string">
            <text:p text:style-name="P45">Use tab characters or spaces.</text:p>
            <text:p text:style-name="P45">Possible values: tabs, spaces</text:p>
            <text:p text:style-name="P45">Default: spaces</text:p>
          </table:table-cell>
        </table:table-row>
      </table:table>
      <text:p text:style-name="P28"/>
      <text:p text:style-name="P28"/>
      <text:p text:style-name="P30"/>
      <table:table table:name="Table13" table:style-name="Table13">
        <table:table-column table:style-name="Table13.A"/>
        <table:table-column table:style-name="Table13.B"/>
        <table:table-header-rows>
          <table:table-row table:style-name="TableLine94473964291616">
            <table:table-cell table:style-name="Table13.A1" office:value-type="string">
              <text:p text:style-name="P72">Option</text:p>
            </table:table-cell>
            <table:table-cell table:style-name="Table13.B1" office:value-type="string">
              <text:p text:style-name="P72">Description</text:p>
            </table:table-cell>
          </table:table-row>
        </table:table-header-rows>
        <table:table-row table:style-name="TableLine94473964340400">
          <table:table-cell table:style-name="Table13.A2" office:value-type="string">
            <text:p text:style-name="P33"><text:span text:style-name="T41">C</text:span>onfiguration<text:line-break/>→indent<text:line-break/>.indentWidth</text:p>
          </table:table-cell>
          <table:table-cell table:style-name="Table13.B2" office:value-type="string">
            <text:p text:style-name="P46">Indentation size</text:p>
            <text:p text:style-name="P46">Default : 4</text:p>
          </table:table-cell>
        </table:table-row>
        <table:table-row table:style-name="TableLine94473964341968">
          <table:table-cell table:style-name="Table13.A2" office:value-type="string">
            <text:p text:style-name="P33">Configuration<text:line-break/>→indent<text:line-break/>.tabsOrSpaces</text:p>
          </table:table-cell>
          <table:table-cell table:style-name="Table13.B2" office:value-type="string">
            <text:p text:style-name="P46">Use tab character or spaces of indenting.</text:p>
            <text:p text:style-name="P46">Default : spaces</text:p>
          </table:table-cell>
        </table:table-row>
        <table:table-row table:style-name="TableLine94473964342624">
          <table:table-cell table:style-name="Table13.A2" office:value-type="string">
            <text:p text:style-name="P33"><text:span text:style-name="T41">C</text:span>onfiguration<text:line-break/>→indent<text:line-break/>.<text:span text:style-name="T42">indentInnerFunction</text:span></text:p>
          </table:table-cell>
          <table:table-cell table:style-name="Table13.B2" office:value-type="string">
            <text:p text:style-name="P47">Indicates whether a nested function (create function <text:span text:style-name="T43">enclosed in</text:span> a<text:span text:style-name="T43">nother</text:span> create function or inside an anonym<text:span text:style-name="T43">o</text:span>us block) should be indented or not.</text:p>
            <text:p text:style-name="P46">Default : <text:span text:style-name="T42">false</text:span></text:p>
          </table:table-cell>
        </table:table-row>
        <table:table-row table:style-name="TableLine94473964343280">
          <table:table-cell table:style-name="Table13.A2" office:value-type="string">
            <text:p text:style-name="P34"><text:span text:style-name="T17">c</text:span>onfiguration<text:line-break/>→letterCaseKeywords</text:p>
          </table:table-cell>
          <table:table-cell table:style-name="Table13.B2" office:value-type="string">
            <text:p text:style-name="P48">Converts the postgres keywords to upper/lower case or keeps it unchanged.</text:p>
            <text:p text:style-name="P45">Possible values: <text:span text:style-name="T44">lowercase, uppercase, unchanged</text:span></text:p>
            <text:p text:style-name="P45">Default: <text:span text:style-name="T45">unchanged</text:span></text:p>
          </table:table-cell>
        </table:table-row>
        <table:table-row table:style-name="TableLine94473964343936">
          <table:table-cell table:style-name="Table13.A2" office:value-type="string">
            <text:p text:style-name="P33"><text:span text:style-name="T17">c</text:span>onfiguration<text:line-break/>→<text:span text:style-name="T44">letterCaseFunctions</text:span></text:p>
          </table:table-cell>
          <table:table-cell table:style-name="Table13.B2" office:value-type="string">
            <text:p text:style-name="P48">Converts the postgres built-in functions to upper/lower case or keeps it unchanged.</text:p>
            <text:p text:style-name="P45">Possible values:<text:span text:style-name="T44"> lowercase, uppercase, <text:s/>unchanged</text:span></text:p>
            <text:p text:style-name="P45">Default: <text:span text:style-name="T45">unchanged</text:span></text:p>
          </table:table-cell>
        </table:table-row>
      </table:table>
      <text:p text:style-name="P12"/>
      <text:h text:style-name="P117" text:outline-level="3"><text:bookmark-start text:name="__RefHeading___Toc48417_2191359424"/>query settings<text:bookmark-end text:name="__RefHeading___Toc48417_2191359424"/></text:h>
      <table:table table:name="Table3" table:style-name="Table3">
        <table:table-column table:style-name="Table3.A"/>
        <table:table-column table:style-name="Table3.B"/>
        <table:table-header-rows>
          <table:table-row table:style-name="TableLine94473964320640">
            <table:table-cell table:style-name="Table3.A1" office:value-type="string">
              <text:p text:style-name="P73">Option</text:p>
            </table:table-cell>
            <table:table-cell table:style-name="Table3.B1" office:value-type="string">
              <text:p text:style-name="P73">Description</text:p>
            </table:table-cell>
          </table:table-row>
        </table:table-header-rows>
        <table:table-row table:style-name="TableLine94473964363712">
          <table:table-cell table:style-name="Table3.A2" office:value-type="string">
            <text:p text:style-name="P98"><text:span text:style-name="T85">c</text:span><text:span text:style-name="T84">onfiguration<text:line-break/>→queryConfig<text:line-break/>.</text:span><text:span text:style-name="T86">indent</text:span></text:p>
          </table:table-cell>
          <table:table-cell table:style-name="Table3.B2" office:value-type="string">
            <text:p text:style-name="P63">Are the major parts of a query indented relative to the start of the query?</text:p>
            <text:p text:style-name="P63">Default: false</text:p>
            <text:p text:style-name="P63">Example:</text:p>
            <table:table table:name="Table19" table:style-name="Table19">
              <table:table-column table:style-name="Table19.A"/>
              <table:table-column table:style-name="Table19.B"/>
              <table:table-row table:style-name="TableLine94473964156144">
                <table:table-cell table:style-name="Table19.A1" office:value-type="string">
                  <text:p text:style-name="P79">true</text:p>
                </table:table-cell>
                <table:table-cell table:style-name="Table19.B1" office:value-type="string">
                  <text:p text:style-name="P79">false</text:p>
                </table:table-cell>
              </table:table-row>
              <table:table-row table:style-name="TableLine94473964362384">
                <table:table-cell table:style-name="Table19.A2" office:value-type="string">
                  <text:p text:style-name="P51">SELECT the, target, list</text:p>
                  <text:p text:style-name="P51"><text:s text:c="4"/>FROM some_table</text:p>
                  <text:p text:style-name="P51"><text:s text:c="4"/>WHERE where condition</text:p>
                </table:table-cell>
                <table:table-cell table:style-name="Table19.B2" office:value-type="string">
                  <text:p text:style-name="P51">SELECT the, target, list</text:p>
                  <text:p text:style-name="P51">FROM some_table</text:p>
                  <text:p text:style-name="P51">WHERE where condition</text:p>
                </table:table-cell>
              </table:table-row>
            </table:table>
            <text:p text:style-name="P63"/>
          </table:table-cell>
        </table:table-row>
      </table:table>
      <text:p text:style-name="Text_20_body"/>
      <table:table table:name="Table23" table:style-name="Table23">
        <table:table-column table:style-name="Table23.A"/>
        <table:table-column table:style-name="Table23.B"/>
        <table:table-header-rows>
          <table:table-row table:style-name="TableLine94473964347488">
            <table:table-cell table:style-name="Table23.A1" office:value-type="string">
              <text:p text:style-name="P73">Option</text:p>
            </table:table-cell>
            <table:table-cell table:style-name="Table23.B1" office:value-type="string">
              <text:p text:style-name="P73">Description</text:p>
            </table:table-cell>
          </table:table-row>
        </table:table-header-rows>
        <table:table-row table:style-name="TableLine94473964388496">
          <table:table-cell table:style-name="Table23.A2" office:value-type="string">
            <text:p text:style-name="P32"><text:span text:style-name="T17">c</text:span>onfiguration<text:line-break/>→queryConfig<text:line-break/>.majorKeywordsOnSeparateLine</text:p>
          </table:table-cell>
          <table:table-cell table:style-name="Table23.B2" office:value-type="string">
            <text:p text:style-name="P49">Do the major keywords in a query get a line of their own?</text:p>
            <text:p text:style-name="P49">The major keywords are “select”, “from”, “where”, “group by”, “order by” etc.</text:p>
            <text:p text:style-name="P49">Possible values: true, false</text:p>
            <text:p text:style-name="P49">Default: false</text:p>
            <text:p text:style-name="P49">Example:</text:p>
            <table:table table:name="Table4" table:style-name="Table4">
              <table:table-column table:style-name="Table4.A"/>
              <table:table-column table:style-name="Table4.B"/>
              <table:table-row table:style-name="TableLine94473964372864">
                <table:table-cell table:style-name="Table4.A1" office:value-type="string">
                  <text:p text:style-name="P38">true</text:p>
                </table:table-cell>
                <table:table-cell table:style-name="Table4.A1" office:value-type="string">
                  <text:p text:style-name="P38">false</text:p>
                </table:table-cell>
              </table:table-row>
              <table:table-row table:style-name="TableLine94473964383904">
                <table:table-cell table:style-name="Table4.A1" office:value-type="string">
                  <text:p text:style-name="P50">SELECT</text:p>
                  <text:p text:style-name="P50"><text:s text:c="4"/>the, target, list</text:p>
                  <text:p text:style-name="P50">FROM</text:p>
                  <text:p text:style-name="P50"><text:s text:c="4"/>some table</text:p>
                  <text:p text:style-name="P50">WHERE</text:p>
                  <text:p text:style-name="P50"><text:s text:c="4"/>the where condition</text:p>
                </table:table-cell>
                <table:table-cell table:style-name="Table4.A1" office:value-type="string">
                  <text:p text:style-name="P50">SELECT the, target, list</text:p>
                  <text:p text:style-name="P50">FROM some_table</text:p>
                  <text:p text:style-name="P50">WHERE the where condition</text:p>
                </table:table-cell>
              </table:table-row>
            </table:table>
            <text:p text:style-name="P49"><text:s/></text:p>
          </table:table-cell>
        </table:table-row>
        <table:table-row table:style-name="TableLine94473964390192">
          <table:table-cell table:style-name="Table23.A2" office:value-type="string">
            <text:p text:style-name="P32">configuration<text:line-break/>→queryConfig<text:line-break/>→maxSingleLineQuery<text:line-break/>.value</text:p>
          </table:table-cell>
          <table:table-cell table:style-name="Table23.B2" office:value-type="string">
            <text:p text:style-name="P52">When a query does not exceed this number of characters, it will be written on a single line. Otherwise it will be split up by major keywords and spread over several lines.</text:p>
            <text:p text:style-name="P52">Default: 60</text:p>
          </table:table-cell>
        </table:table-row>
        <table:table-row table:style-name="TableLine94473964390848">
          <table:table-cell table:style-name="Table23.A2" office:value-type="string">
            <text:p text:style-name="P32">configuration<text:line-break/>→queryConfig<text:line-break/>→maxSingleLineQuery<text:line-break/>.weight</text:p>
          </table:table-cell>
          <table:table-cell table:style-name="Table23.B2" office:value-type="string">
            <text:p text:style-name="P52">Determines the importance of the maxSingleLineQuery when for example competing with the configuration→lineWidth setting.</text:p>
            <text:p text:style-name="P52">Default: 5</text:p>
          </table:table-cell>
        </table:table-row>
      </table:table>
      <text:h text:style-name="P118" text:outline-level="3" text:is-list-header="true"/>
      <text:h text:style-name="P120" text:outline-level="3"><text:bookmark-start text:name="__RefHeading___Toc48419_2191359424"/>Comma separated list settings<text:bookmark-end text:name="__RefHeading___Toc48419_2191359424"/></text:h>
      <text:p text:style-name="P8">Settings are used for a comma separated list of no specific settings are set.</text:p>
      <table:table table:name="Table8" table:style-name="Table8">
        <table:table-column table:style-name="Table8.A"/>
        <table:table-column table:style-name="Table8.B"/>
        <table:table-header-rows>
          <table:table-row table:style-name="Table8.1">
            <table:table-cell table:style-name="Table8.A1" office:value-type="string">
              <text:p text:style-name="P74">Option</text:p>
            </table:table-cell>
            <table:table-cell table:style-name="Table8.B1" office:value-type="string">
              <text:p text:style-name="P74">Description</text:p>
            </table:table-cell>
          </table:table-row>
        </table:table-header-rows>
        <table:table-row table:style-name="Table8.1">
          <table:table-cell table:style-name="Table8.A2" office:value-type="string">
            <text:p text:style-name="P83"><text:span text:style-name="T88">c</text:span><text:span text:style-name="T87">onfiguration<text:line-break/>→</text:span>commaSeparatedListGrouping<text:span text:style-name="T87"><text:line-break/>→</text:span><text:bookmark text:name="__DdeLink__918_20021809042"/><text:bookmark text:name="__DdeLink__922_20021809042"/><text:span text:style-name="T87">maxSingleLineLength<text:line-break/>.value</text:span></text:p>
          </table:table-cell>
          <table:table-cell table:style-name="Table8.B2" office:value-type="string">
            <text:p text:style-name="P53">When a <text:bookmark-start text:name="__DdeLink__957_2002180904"/><text:span text:style-name="T46">comma separated list</text:span><text:bookmark-end text:name="__DdeLink__957_2002180904"/><text:span text:style-name="T46"> (for example is select statement)</text:span> does not exceed this number of characters, it will be written on a sin<text:span text:style-name="T47">g</text:span>le line. Otherwise it will be split-up over several lines.</text:p>
            <text:p text:style-name="P53">Default: <text:span text:style-name="T48">8</text:span>0</text:p>
          </table:table-cell>
        </table:table-row>
        <table:table-row table:style-name="Table8.1">
          <table:table-cell table:style-name="Table8.A2" office:value-type="string">
            <text:p text:style-name="P40">configuration<text:line-break/>→<text:span text:style-name="T49">commaSeparatedListGrouping</text:span><text:line-break/>→<text:span text:style-name="T49">maxSingleLineLength <text:line-break/></text:span>.<text:span text:style-name="T15">weight</text:span></text:p>
          </table:table-cell>
          <table:table-cell table:style-name="Table8.B2" office:value-type="string">
            <text:p text:style-name="P53">Importance of this setting over conflicting options (if any).</text:p>
            <text:p text:style-name="P53">Default: 5</text:p>
          </table:table-cell>
        </table:table-row>
        <text:soft-page-break/>
        <table:table-row table:style-name="Table8.1">
          <table:table-cell table:style-name="Table8.A2" office:value-type="string">
            <text:p text:style-name="P39">configuration<text:line-break/>→<text:span text:style-name="T49">commaSeparatedListGrouping<text:line-break/></text:span>.multilineOpeningParenBeforeArgument</text:p>
          </table:table-cell>
          <table:table-cell table:style-name="Table8.B2" office:value-type="string">
            <text:p text:style-name="P53">When a <text:span text:style-name="T46">comma separated list</text:span> is split-up over several lines, will the opening parenthesis be written before the first argument (true) or will it be written after the function name (false).</text:p>
            <text:p text:style-name="P53">Possible values: true, false</text:p>
            <text:p text:style-name="P53">Default: <text:span text:style-name="T48">true</text:span></text:p>
          </table:table-cell>
        </table:table-row>
        <table:table-row table:style-name="Table8.1">
          <table:table-cell table:style-name="Table8.A2" office:value-type="string">
            <text:p text:style-name="P39">configuration<text:line-break/>→<text:span text:style-name="T49">commaSeparatedListGrouping<text:line-break/></text:span>.multilineClosingParenOnNewLine</text:p>
          </table:table-cell>
          <table:table-cell table:style-name="Table8.B2" office:value-type="string">
            <text:p text:style-name="P53">When a <text:span text:style-name="T46">comma separated list</text:span> is split-up over several lines, will the closing parenthesis <text:span text:style-name="T48">b</text:span>e written on a new line (true) or will it be written directly after the last argument (false).</text:p>
            <text:p text:style-name="P53">Possible values: true, false</text:p>
            <text:p text:style-name="P53">Default: false</text:p>
          </table:table-cell>
        </table:table-row>
        <table:table-row table:style-name="Table8.1">
          <table:table-cell table:style-name="Table8.A2" office:value-type="string">
            <text:p text:style-name="P39">configuration<text:line-break/>→<text:span text:style-name="T49">commaSeparatedListGrouping</text:span><text:line-break/>→maxArgumentsPerGroup<text:line-break/>.value</text:p>
          </table:table-cell>
          <table:table-cell table:style-name="Table8.B2" office:value-type="string">
            <text:p text:style-name="P55">When a <text:span text:style-name="T46">comma separated list</text:span> is split-up over several lines, then <text:span text:style-name="T48">how</text:span> many arguments are to be written per line.</text:p>
            <text:p text:style-name="P55">Default: 10</text:p>
          </table:table-cell>
        </table:table-row>
        <table:table-row table:style-name="Table8.1">
          <table:table-cell table:style-name="Table8.A2" office:value-type="string">
            <text:p text:style-name="P39">configuration<text:line-break/>→<text:span text:style-name="T49">commaSeparatedListGrouping</text:span><text:line-break/>→maxArgumentsPerGroup<text:line-break/>.weight</text:p>
          </table:table-cell>
          <table:table-cell table:style-name="Table8.B2" office:value-type="string">
            <text:p text:style-name="P55">The importance of this setting for example compared with the maxLengthOfGroup setting.</text:p>
            <text:p text:style-name="P55">Default: 5</text:p>
          </table:table-cell>
        </table:table-row>
        <table:table-row table:style-name="Table8.1">
          <table:table-cell table:style-name="Table8.A2" office:value-type="string">
            <text:p text:style-name="P39">configuration<text:line-break/>→<text:span text:style-name="T49">commaSeparatedListGrouping</text:span><text:line-break/>→maxLengthOfGroup<text:line-break/>.value</text:p>
          </table:table-cell>
          <table:table-cell table:style-name="Table8.B2" office:value-type="string">
            <text:p text:style-name="P55">When a <text:span text:style-name="T46">comma separated list</text:span> is split-up over several lines, then how long can a group of arguments on a single line be (in characters).</text:p>
            <text:p text:style-name="P55">Default: 50</text:p>
          </table:table-cell>
        </table:table-row>
        <table:table-row table:style-name="Table8.1">
          <table:table-cell table:style-name="Table8.A2" office:value-type="string">
            <text:p text:style-name="P39">configuration<text:line-break/>→<text:span text:style-name="T49">commaSeparatedListGrouping</text:span><text:line-break/>→maxLengthOfGroup<text:line-break/>.weight</text:p>
          </table:table-cell>
          <table:table-cell table:style-name="Table8.B2" office:value-type="string">
            <text:p text:style-name="P55">The importance of this setting for example compared with the <text:span text:style-name="T15">maxArgumentsPerGroup</text:span> setting.</text:p>
            <text:p text:style-name="P55">Default: 10</text:p>
          </table:table-cell>
        </table:table-row>
        <table:table-row table:style-name="Table8.1">
          <table:table-cell table:style-name="Table8.A2" office:value-type="string">
            <text:p text:style-name="P39">configuration<text:line-break/>→<text:span text:style-name="T49">commaSeparatedListGrouping</text:span><text:line-break/>→indent<text:line-break/>.value</text:p>
          </table:table-cell>
          <table:table-cell table:style-name="Table8.B2" office:value-type="string">
            <text:p text:style-name="P55">When a <text:span text:style-name="T46">comma separated list</text:span> is split-up over several lines, then how will the arguments in following lines be indented.</text:p>
            <text:p text:style-name="P55">Possible values: underFirstArgument, indented, doubleIndented</text:p>
            <text:p text:style-name="P55">Default: underFirstArgument</text:p>
          </table:table-cell>
        </table:table-row>
        <table:table-row table:style-name="Table8.1">
          <table:table-cell table:style-name="Table8.A2" office:value-type="string">
            <text:p text:style-name="P39">configuration<text:line-break/>→<text:span text:style-name="T49">commaSeparatedListGrouping</text:span><text:line-break/>→indent.weight</text:p>
          </table:table-cell>
          <table:table-cell table:style-name="Table8.B2" office:value-type="string">
            <text:p text:style-name="P55">The importance of this setting, for example when competing with the max line length.</text:p>
            <text:p text:style-name="P55">Default: 10</text:p>
          </table:table-cell>
        </table:table-row>
        <text:soft-page-break/>
        <table:table-row table:style-name="Table8.1">
          <table:table-cell table:style-name="Table8.A2" office:value-type="string">
            <text:p text:style-name="P39">configuration<text:line-break/>→<text:span text:style-name="T49">commaSeparatedListGrouping</text:span><text:line-break/>→<text:span text:style-name="T48">commaBeforeOrAfter</text:span></text:p>
          </table:table-cell>
          <table:table-cell table:style-name="Table8.B2" office:value-type="string">
            <text:p text:style-name="P45"><text:span text:style-name="T48">If</text:span> <text:span text:style-name="T48">the</text:span> comma separated list<text:span text:style-name="T48"> </text:span>is to be split up over several lines, is the comma to be placed at the end of the previous line or at the beginning of the next line.</text:p>
            <text:p text:style-name="P45">The comma at the end of the line looks more “natural” than a comma at the begin of a line as that is the normal way of writing in texts. But especially in complex constructs, the comma at the beginning of the line appears to be a lot less error-prone.</text:p>
            <text:p text:style-name="P45">Possible values: before, after</text:p>
            <text:p text:style-name="P45">Default: before</text:p>
          </table:table-cell>
        </table:table-row>
      </table:table>
      <text:p text:style-name="P12"/>
      <text:h text:style-name="P121" text:outline-level="3"><text:bookmark-start text:name="__RefHeading___Toc48421_2191359424"/>Function <text:span text:style-name="T48">call </text:span>argument settings<text:bookmark-end text:name="__RefHeading___Toc48421_2191359424"/></text:h>
      <table:table table:name="Table5" table:style-name="Table5">
        <table:table-column table:style-name="Table5.A"/>
        <table:table-column table:style-name="Table5.B"/>
        <table:table-header-rows>
          <table:table-row table:style-name="Table5.1">
            <table:table-cell table:style-name="Table5.A1" office:value-type="string">
              <text:p text:style-name="P74">Option</text:p>
            </table:table-cell>
            <table:table-cell table:style-name="Table5.B1" office:value-type="string">
              <text:p text:style-name="P74">Description</text:p>
            </table:table-cell>
          </table:table-row>
        </table:table-header-rows>
        <table:table-row table:style-name="Table5.1">
          <table:table-cell table:style-name="Table5.A2" office:value-type="string">
            <text:p text:style-name="P85"><text:span text:style-name="T16">c</text:span>onfiguration<text:line-break/>→<text:bookmark text:name="__DdeLink__920_2002180904"/>functionCallArgumentGrouping<text:line-break/>→<text:bookmark text:name="__DdeLink__918_2002180904"/><text:bookmark text:name="__DdeLink__922_2002180904"/>maxSingleLineLength<text:line-break/>.value</text:p>
          </table:table-cell>
          <table:table-cell table:style-name="Table5.B2" office:value-type="string">
            <text:p text:style-name="P53">When a function call does not exceed this number of characters, it will be written on a sin<text:span text:style-name="T58">g</text:span>le line. Otherwise it will be split-up over several lines.</text:p>
            <text:p text:style-name="P53">Default: <text:span text:style-name="T48">8</text:span>0</text:p>
          </table:table-cell>
        </table:table-row>
        <table:table-row table:style-name="Table5.1">
          <table:table-cell table:style-name="Table5.A2" office:value-type="string">
            <text:p text:style-name="P32">configuration<text:line-break/>→<text:span text:style-name="T50">functionCallArgumentGrouping</text:span><text:line-break/>→<text:span text:style-name="T50">maxSingleLineLength<text:line-break/> </text:span>.<text:span text:style-name="T15">weight</text:span></text:p>
          </table:table-cell>
          <table:table-cell table:style-name="Table5.B2" office:value-type="string">
            <text:p text:style-name="P53">Importance of this setting over conflicting options (if any).</text:p>
            <text:p text:style-name="P53">Default: 5</text:p>
          </table:table-cell>
        </table:table-row>
        <table:table-row table:style-name="Table5.1">
          <table:table-cell table:style-name="Table5.A2" office:value-type="string">
            <text:p text:style-name="P32">configuration<text:line-break/>→<text:span text:style-name="T50">functionCallArgumentGrouping<text:line-break/></text:span>.multilineOpeningParenBeforeArgument</text:p>
          </table:table-cell>
          <table:table-cell table:style-name="Table5.B2" office:value-type="string">
            <text:p text:style-name="P53">When a function call is split-up over several lines, will the opening parenthesis be written before the first argument (true) or will it be written after the function name (false).</text:p>
            <text:p text:style-name="P53">Possible values: true, false</text:p>
            <text:p text:style-name="P53">Default: <text:span text:style-name="T48">true</text:span></text:p>
          </table:table-cell>
        </table:table-row>
        <table:table-row table:style-name="Table5.1">
          <table:table-cell table:style-name="Table5.A2" office:value-type="string">
            <text:p text:style-name="P32">configuration<text:line-break/>→<text:span text:style-name="T50">functionCallArgumentGrouping<text:line-break/></text:span>.multilineClosingParenOnNewLine</text:p>
          </table:table-cell>
          <table:table-cell table:style-name="Table5.B2" office:value-type="string">
            <text:p text:style-name="P53">When a function call is split-up over several lines, will the closing parenthesis <text:span text:style-name="T48">b</text:span>e written on a new line (true) or will it be written directly after the last argument (false).</text:p>
            <text:p text:style-name="P53">Possible values: true, false</text:p>
            <text:p text:style-name="P53">Default: false</text:p>
          </table:table-cell>
        </table:table-row>
        <text:soft-page-break/>
        <table:table-row table:style-name="Table5.1">
          <table:table-cell table:style-name="Table5.A2" office:value-type="string">
            <text:p text:style-name="P32">configuration<text:line-break/>→<text:span text:style-name="T50">functionCallArgumentGrouping</text:span><text:line-break/>→maxArgumentsPerGroup<text:line-break/>.value</text:p>
          </table:table-cell>
          <table:table-cell table:style-name="Table5.B2" office:value-type="string">
            <text:p text:style-name="P55">When a function call is split-up over several lines, then <text:span text:style-name="T48">how</text:span> many arguments are to be written per line</text:p>
            <text:p text:style-name="P55">Default: 10</text:p>
          </table:table-cell>
        </table:table-row>
        <table:table-row table:style-name="Table5.1">
          <table:table-cell table:style-name="Table5.A2" office:value-type="string">
            <text:p text:style-name="P32">configuration<text:line-break/>→<text:span text:style-name="T50">functionCallArgumentGrouping</text:span><text:line-break/>→maxArgumentsPerGroup<text:line-break/>.weight</text:p>
          </table:table-cell>
          <table:table-cell table:style-name="Table5.B2" office:value-type="string">
            <text:p text:style-name="P55">The importance of this setting for example compared with the maxLengthOfGroup setting.</text:p>
            <text:p text:style-name="P55">Default: 5</text:p>
          </table:table-cell>
        </table:table-row>
        <table:table-row table:style-name="Table5.1">
          <table:table-cell table:style-name="Table5.A2" office:value-type="string">
            <text:p text:style-name="P32">configuration<text:line-break/>→<text:span text:style-name="T50">functionCallArgumentGrouping</text:span><text:line-break/>→maxLengthOfGroup<text:line-break/>.value</text:p>
          </table:table-cell>
          <table:table-cell table:style-name="Table5.B2" office:value-type="string">
            <text:p text:style-name="P55">When a function call is split-up over several lines, then how long can a group of arguments on a single line be (in characters).</text:p>
            <text:p text:style-name="P55">Default: 50</text:p>
          </table:table-cell>
        </table:table-row>
        <table:table-row table:style-name="Table5.1">
          <table:table-cell table:style-name="Table5.A2" office:value-type="string">
            <text:p text:style-name="P32">configuration<text:line-break/>→<text:span text:style-name="T50">functionCallArgumentGrouping</text:span><text:line-break/>→maxLengthOfGroup<text:line-break/>.weight</text:p>
          </table:table-cell>
          <table:table-cell table:style-name="Table5.B2" office:value-type="string">
            <text:p text:style-name="P55">The importance of this setting for example compared with the <text:span text:style-name="T15">maxArgumentsPerGroup</text:span> setting.</text:p>
            <text:p text:style-name="P55">Default: 10</text:p>
          </table:table-cell>
        </table:table-row>
        <table:table-row table:style-name="Table5.1">
          <table:table-cell table:style-name="Table5.A2" office:value-type="string">
            <text:p text:style-name="P36">configuration<text:line-break/>→<text:span text:style-name="T50">functionCallArgumentGrouping</text:span><text:line-break/>→indent<text:line-break/>.value</text:p>
          </table:table-cell>
          <table:table-cell table:style-name="Table5.B2" office:value-type="string">
            <text:p text:style-name="P55">When a function call is split-up over several lines, then how will the arguments in following lines be indented.</text:p>
            <text:p text:style-name="P55">Possible values: underFirstArgument, indented, doubleIndented</text:p>
            <text:p text:style-name="P55">Default: underFirstArgument</text:p>
          </table:table-cell>
        </table:table-row>
        <table:table-row table:style-name="Table5.1">
          <table:table-cell table:style-name="Table5.A2" office:value-type="string">
            <text:p text:style-name="P32">configuration<text:line-break/>→<text:span text:style-name="T50">functionCallArgumentGrouping</text:span><text:line-break/>→indent<text:line-break/>.weight</text:p>
          </table:table-cell>
          <table:table-cell table:style-name="Table5.B2" office:value-type="string">
            <text:p text:style-name="P55">The importance of this setting, for example when competing with the max line length.</text:p>
            <text:p text:style-name="P55">Default: 10</text:p>
          </table:table-cell>
        </table:table-row>
        <table:table-row table:style-name="Table5.1">
          <table:table-cell table:style-name="Table5.A2" office:value-type="string">
            <text:p text:style-name="P32">configuration<text:line-break/>→<text:span text:style-name="T50">functionCallArgumentGrouping</text:span><text:line-break/>→<text:span text:style-name="T48">commaBeforeOrAfter</text:span></text:p>
          </table:table-cell>
          <table:table-cell table:style-name="Table5.B2" office:value-type="string">
            <text:p text:style-name="P45"><text:span text:style-name="T48">If</text:span> <text:span text:style-name="T48">the</text:span> comma separated list <text:span text:style-name="T48">of function call arguments </text:span>is to be split up over several lines, is the comma to be placed at the end of the previous line or at the beginning of the next line.</text:p>
            <text:p text:style-name="P45">The comma at the end of the line looks more “natural” than a comma at the begin of a line as that is the normal way of writing in texts. But especially in complex constructs, the comma at the beginning of the line appears to be a lot less error-prone.</text:p>
            <text:p text:style-name="P45">Possible values: before, after</text:p>
            <text:p text:style-name="P45">Default: before</text:p>
          </table:table-cell>
        </table:table-row>
      </table:table>
      <text:p text:style-name="P12"><text:soft-page-break/></text:p>
      <text:h text:style-name="P121" text:outline-level="3"><text:bookmark-start text:name="__RefHeading___Toc48423_2191359424"/>Function <text:span text:style-name="T48">definition </text:span>argument settings<text:bookmark-end text:name="__RefHeading___Toc48423_2191359424"/></text:h>
      <table:table table:name="Table7" table:style-name="Table7">
        <table:table-column table:style-name="Table7.A"/>
        <table:table-column table:style-name="Table7.B"/>
        <table:table-header-rows>
          <table:table-row table:style-name="Table7.1">
            <table:table-cell table:style-name="Table7.A1" office:value-type="string">
              <text:p text:style-name="P74">Option</text:p>
            </table:table-cell>
            <table:table-cell table:style-name="Table7.B1" office:value-type="string">
              <text:p text:style-name="P74">Description</text:p>
            </table:table-cell>
          </table:table-row>
        </table:table-header-rows>
        <table:table-row table:style-name="Table7.1">
          <table:table-cell table:style-name="Table7.A2" office:value-type="string">
            <text:p text:style-name="P83"><text:span text:style-name="T88">c</text:span><text:span text:style-name="T87">onfiguration<text:line-break/>→functionDefinitionArgumentGrouping<text:line-break/>.defaultIndicator</text:span></text:p>
          </table:table-cell>
          <table:table-cell table:style-name="Table7.B2" office:value-type="string">
            <text:p text:style-name="P57">In a function definition, arguments can have default values. A default value can be defined using an equals sign (=) or the word “default”.</text:p>
            <table:table table:name="Table16" table:style-name="Table16">
              <table:table-column table:style-name="Table16.A"/>
              <table:table-column table:style-name="Table16.B"/>
              <table:table-row table:style-name="TableLine94473964512960">
                <table:table-cell table:style-name="Table16.A1" office:value-type="string">
                  <text:p text:style-name="P78">Option</text:p>
                </table:table-cell>
                <table:table-cell table:style-name="Table16.B1" office:value-type="string">
                  <text:p text:style-name="P78">Description</text:p>
                </table:table-cell>
              </table:table-row>
              <table:table-row table:style-name="TableLine94473964522000">
                <table:table-cell table:style-name="Table16.A2" office:value-type="string">
                  <text:p text:style-name="P80">alterToDefault</text:p>
                </table:table-cell>
                <table:table-cell table:style-name="Table16.B2" office:value-type="string">
                  <text:p text:style-name="P82">The equals sign will be altered to the word “default”.</text:p>
                </table:table-cell>
              </table:table-row>
              <table:table-row table:style-name="TableLine94473964523472">
                <table:table-cell table:style-name="Table16.A2" office:value-type="string">
                  <text:p text:style-name="P80">alterToEqualsSign</text:p>
                </table:table-cell>
                <table:table-cell table:style-name="Table16.B2" office:value-type="string">
                  <text:p text:style-name="P82">The word “default” will be altered to “=”.</text:p>
                </table:table-cell>
              </table:table-row>
              <table:table-row table:style-name="TableLine94473964524128">
                <table:table-cell table:style-name="Table16.A2" office:value-type="string">
                  <text:p text:style-name="P80">asIs</text:p>
                </table:table-cell>
                <table:table-cell table:style-name="Table16.B2" office:value-type="string">
                  <text:p text:style-name="P82">Nothing will change.</text:p>
                </table:table-cell>
              </table:table-row>
            </table:table>
            <text:p text:style-name="P57"/>
            <text:p text:style-name="P57">Default: asIs</text:p>
          </table:table-cell>
        </table:table-row>
        <table:table-row table:style-name="Table7.1">
          <table:table-cell table:style-name="Table7.A2" office:value-type="string">
            <text:p text:style-name="P83"><text:span text:style-name="T88">c</text:span><text:span text:style-name="T87">onfiguration<text:line-break/>→functionDefinitionArgumentGrouping →</text:span><text:span text:style-name="T89">argumentGrouping<text:line-break/></text:span><text:span text:style-name="T87">→</text:span><text:bookmark text:name="__DdeLink__922_20021809041"/><text:bookmark text:name="__DdeLink__918_20021809041"/><text:span text:style-name="T87">maxSingleLineLength<text:line-break/>.value</text:span></text:p>
          </table:table-cell>
          <table:table-cell table:style-name="Table7.B2" office:value-type="string">
            <text:p text:style-name="P53">When function <text:span text:style-name="T59">definition arguments</text:span> do not exceed this number of characters, <text:span text:style-name="T59">they</text:span> will be written on a single line. Otherwise <text:span text:style-name="T59">they</text:span> will be split-up over several lines.</text:p>
            <text:p text:style-name="P53">Default: <text:span text:style-name="T48">8</text:span>0</text:p>
          </table:table-cell>
        </table:table-row>
        <table:table-row table:style-name="Table7.1">
          <table:table-cell table:style-name="Table7.A2" office:value-type="string">
            <text:p text:style-name="P85">configuration<text:line-break/>→ functionDefinitionArgumentGrouping →<text:span text:style-name="T60">argumentGrouping</text:span><text:line-break/>→maxSingleLineLength <text:line-break/>.<text:span text:style-name="T15">weight</text:span></text:p>
          </table:table-cell>
          <table:table-cell table:style-name="Table7.B2" office:value-type="string">
            <text:p text:style-name="P53">Importance of this setting over conflicting options (if any).</text:p>
            <text:p text:style-name="P53">Default: 5</text:p>
          </table:table-cell>
        </table:table-row>
        <table:table-row table:style-name="Table7.1">
          <table:table-cell table:style-name="Table7.A2" office:value-type="string">
            <text:p text:style-name="P85">configuration<text:line-break/>→ functionDefinitionArgumentGrouping →<text:span text:style-name="T60">argumentGrouping<text:line-break/></text:span>.multilineOpeningParenBeforeArgument</text:p>
          </table:table-cell>
          <table:table-cell table:style-name="Table7.B2" office:value-type="string">
            <text:p text:style-name="P53">When funct<text:span text:style-name="T59">ion definition arguments</text:span> <text:span text:style-name="T59">are</text:span> split-up over several lines, will the opening parenthesis be written before the first argument (true) or will it be written after the function name (false).</text:p>
            <text:p text:style-name="P53">Possible values: true, false</text:p>
            <text:p text:style-name="P53">Default: <text:span text:style-name="T48">true</text:span></text:p>
          </table:table-cell>
        </table:table-row>
        <table:table-row table:style-name="Table7.1">
          <table:table-cell table:style-name="Table7.A2" office:value-type="string">
            <text:p text:style-name="P85">configuration<text:line-break/>→ functionDefinitionArgumentGrouping →<text:span text:style-name="T60">argumentGrouping<text:line-break/></text:span>.multilineClosingParenOnNewLine</text:p>
          </table:table-cell>
          <table:table-cell table:style-name="Table7.B2" office:value-type="string">
            <text:p text:style-name="P53">When funct<text:span text:style-name="T59">ion definition arguments</text:span> <text:span text:style-name="T59">are</text:span> split-up over several lines, will the closing parenthesis <text:span text:style-name="T48">b</text:span>e written on a new line (true) or will it be written directly after the last argument (false).</text:p>
            <text:p text:style-name="P53">Possible values: true, false</text:p>
            <text:p text:style-name="P53">Default: false</text:p>
          </table:table-cell>
        </table:table-row>
        <text:soft-page-break/>
        <table:table-row table:style-name="Table7.1">
          <table:table-cell table:style-name="Table7.A2" office:value-type="string">
            <text:p text:style-name="P85">configuration<text:line-break/>→ functionDefinitionArgumentGrouping →<text:span text:style-name="T60">argumentGrouping</text:span><text:line-break/>→maxArgumentsPerGroup<text:line-break/>.value</text:p>
          </table:table-cell>
          <table:table-cell table:style-name="Table7.B2" office:value-type="string">
            <text:p text:style-name="P55">When <text:span text:style-name="T15">function definition arguments are</text:span> split-up over several lines, then <text:span text:style-name="T48">how</text:span> many arguments are to be written per line.</text:p>
            <text:p text:style-name="P55">Default: 10</text:p>
          </table:table-cell>
        </table:table-row>
        <table:table-row table:style-name="Table7.1">
          <table:table-cell table:style-name="Table7.A2" office:value-type="string">
            <text:p text:style-name="P85">configuration<text:line-break/>→ functionDefinitionArgumentGrouping →<text:span text:style-name="T60">argumentGrouping</text:span><text:line-break/>→maxArgumentsPerGroup<text:line-break/>.weight</text:p>
          </table:table-cell>
          <table:table-cell table:style-name="Table7.B2" office:value-type="string">
            <text:p text:style-name="P55">The importance of this setting for example compared with the maxLengthOfGroup setting.</text:p>
            <text:p text:style-name="P55">Default: 5</text:p>
          </table:table-cell>
        </table:table-row>
        <table:table-row table:style-name="Table7.1">
          <table:table-cell table:style-name="Table7.A2" office:value-type="string">
            <text:p text:style-name="P85">configuration<text:line-break/>→ functionDefinitionArgumentGrouping →<text:span text:style-name="T60">argumentGrouping</text:span><text:line-break/>→maxLengthOfGroup<text:line-break/>.value</text:p>
          </table:table-cell>
          <table:table-cell table:style-name="Table7.B2" office:value-type="string">
            <text:p text:style-name="P55">When <text:span text:style-name="T15">function definition arguments are</text:span> split-up over several lines, then how long can a group of arguments on a single line be (in characters).</text:p>
            <text:p text:style-name="P55">Default: 50</text:p>
          </table:table-cell>
        </table:table-row>
        <table:table-row table:style-name="Table7.1">
          <table:table-cell table:style-name="Table7.A2" office:value-type="string">
            <text:p text:style-name="P85">configuration<text:line-break/>→ functionDefinitionArgumentGrouping →<text:span text:style-name="T60">argumentGrouping</text:span><text:line-break/>→maxLengthOfGroup<text:line-break/>.weight</text:p>
          </table:table-cell>
          <table:table-cell table:style-name="Table7.B2" office:value-type="string">
            <text:p text:style-name="P55">The importance of this setting for example compared with the <text:span text:style-name="T15">maxArgumentsPerGroup</text:span> setting.</text:p>
            <text:p text:style-name="P55">Default: 10</text:p>
          </table:table-cell>
        </table:table-row>
        <table:table-row table:style-name="Table7.1">
          <table:table-cell table:style-name="Table7.A2" office:value-type="string">
            <text:p text:style-name="P85">configuration<text:line-break/>→ functionDefinitionArgumentGrouping<text:line-break/>→indent<text:line-break/>.value</text:p>
          </table:table-cell>
          <table:table-cell table:style-name="Table7.B2" office:value-type="string">
            <text:p text:style-name="P55">When <text:span text:style-name="T15">function definition arguments are</text:span> split-up over several lines, then how will the arguments in following lines be indented.</text:p>
            <text:p text:style-name="P55">Possible values: underFirstArgument, indented, doubleIndented</text:p>
            <text:p text:style-name="P55">Default: underFirstArgument</text:p>
          </table:table-cell>
        </table:table-row>
        <table:table-row table:style-name="Table7.1">
          <table:table-cell table:style-name="Table7.A2" office:value-type="string">
            <text:p text:style-name="P85">configuration<text:line-break/>→ <text:bookmark-start text:name="__DdeLink__959_2002180904"/>functionDefinitionArgumentGrouping<text:bookmark-end text:name="__DdeLink__959_2002180904"/> →<text:span text:style-name="T60">argumentGrouping</text:span><text:line-break/>→indent<text:line-break/>.weight</text:p>
          </table:table-cell>
          <table:table-cell table:style-name="Table7.B2" office:value-type="string">
            <text:p text:style-name="P55">The importance of this setting, for example when competing with the max line length.</text:p>
            <text:p text:style-name="P55">Default: 10</text:p>
          </table:table-cell>
        </table:table-row>
        <text:soft-page-break/>
        <table:table-row table:style-name="Table7.1">
          <table:table-cell table:style-name="Table7.A2" office:value-type="string">
            <text:p text:style-name="P85">configuration<text:line-break/>→ functionDefinitionArgumentGrouping →<text:span text:style-name="T60">argumentGrouping</text:span><text:line-break/>→<text:span text:style-name="T48">commaBeforeOrAfter</text:span></text:p>
          </table:table-cell>
          <table:table-cell table:style-name="Table7.B2" office:value-type="string">
            <text:p text:style-name="P45"><text:span text:style-name="T48">If</text:span> <text:span text:style-name="T48">the</text:span> comma separated list <text:span text:style-name="T48">of function definition arguments </text:span>is to be split up over several lines, is the comma to be placed at the end of the previous line or at the beginning of the next line.</text:p>
            <text:p text:style-name="P45">The comma at the end of the line looks more “natural” than a comma at the begin of a line as that is the normal way of writing in texts. But especially in complex constructs, the comma at the beginning of the line appears to be a lot less error-prone.</text:p>
            <text:p text:style-name="P45">Possible values: before, after</text:p>
            <text:p text:style-name="P45">Default: before</text:p>
          </table:table-cell>
        </table:table-row>
        <table:table-row table:style-name="Table7.1">
          <table:table-cell table:style-name="Table7.A2" office:value-type="string">
            <text:p text:style-name="P85">configuration<text:line-break/>→ <text:bookmark-start text:name="__DdeLink__959_20021809041"/>functionDefinitionArgumentGrouping<text:bookmark-end text:name="__DdeLink__959_20021809041"/> →<text:span text:style-name="T60">argumentName<text:line-break/>.alignment</text:span></text:p>
          </table:table-cell>
          <table:table-cell table:style-name="Table7.B2" office:value-type="string">
            <text:p text:style-name="P87">How should the argument name be aligned?</text:p>
            <text:p text:style-name="P87">Possible values : <text:span text:style-name="T10">verticallyAligned, subsequent, atHorizontalPosition</text:span></text:p>
            <text:p text:style-name="P88"><text:span text:style-name="T60">Default : </text:span><text:span text:style-name="T10">verticallyAligned</text:span></text:p>
          </table:table-cell>
        </table:table-row>
        <table:table-row table:style-name="Table7.1">
          <table:table-cell table:style-name="Table7.A2" office:value-type="string">
            <text:p text:style-name="P85">configuration<text:line-break/>→ <text:bookmark-start text:name="__DdeLink__959_200218090411"/>functionDefinitionArgumentGrouping<text:bookmark-end text:name="__DdeLink__959_200218090411"/> →<text:span text:style-name="T60">argumentName<text:line-break/>.minPosition</text:span></text:p>
          </table:table-cell>
          <table:table-cell table:style-name="Table7.B2" office:value-type="string">
            <text:p text:style-name="P87">The minimum<text:span text:style-name="T61"> position where the argument name can be placed.</text:span></text:p>
            <text:p text:style-name="P87">Default : 0</text:p>
          </table:table-cell>
        </table:table-row>
        <table:table-row table:style-name="Table7.1">
          <table:table-cell table:style-name="Table7.A2" office:value-type="string">
            <text:p text:style-name="P85">configuration<text:line-break/>→ <text:bookmark-start text:name="__DdeLink__959_200218090412"/>functionDefinitionArgumentGrouping<text:bookmark-end text:name="__DdeLink__959_200218090412"/> →<text:span text:style-name="T60">argumentName<text:line-break/>.maxPosition</text:span></text:p>
          </table:table-cell>
          <table:table-cell table:style-name="Table7.B2" office:value-type="string">
            <text:p text:style-name="P87">The <text:span text:style-name="T61">maximum position where the argument name can be placed.</text:span></text:p>
            <text:p text:style-name="P87">Default : 9</text:p>
          </table:table-cell>
        </table:table-row>
        <table:table-row table:style-name="Table7.1">
          <table:table-cell table:style-name="Table7.A2" office:value-type="string">
            <text:p text:style-name="P85">configuration<text:line-break/>→ <text:bookmark-start text:name="__DdeLink__959_20021809042"/>functionDefinitionArgumentGrouping<text:bookmark-end text:name="__DdeLink__959_20021809042"/> →<text:span text:style-name="T60">dataType<text:line-break/>.alignment</text:span></text:p>
          </table:table-cell>
          <table:table-cell table:style-name="Table7.B2" office:value-type="string">
            <text:p text:style-name="P87">How should the data type <text:s/>be aligned?</text:p>
            <text:p text:style-name="P87">Possible values : <text:span text:style-name="T10">verticallyAligned, subsequent, atHorizontalPosition</text:span></text:p>
            <text:p text:style-name="P88"><text:span text:style-name="T60">Default : </text:span><text:span text:style-name="T10">verticallyAligned</text:span></text:p>
          </table:table-cell>
        </table:table-row>
        <table:table-row table:style-name="Table7.1">
          <table:table-cell table:style-name="Table7.A2" office:value-type="string">
            <text:p text:style-name="P85">configuration<text:line-break/>→ <text:bookmark-start text:name="__DdeLink__959_200218090421"/>functionDefinitionArgumentGrouping<text:bookmark-end text:name="__DdeLink__959_200218090421"/> →<text:span text:style-name="T60">dataType<text:line-break/>.minPosition</text:span></text:p>
          </table:table-cell>
          <table:table-cell table:style-name="Table7.B2" office:value-type="string">
            <text:p text:style-name="P87">The minimum<text:span text:style-name="T61"> position where the data type can be placed.</text:span></text:p>
            <text:p text:style-name="P87">Default : 5</text:p>
          </table:table-cell>
        </table:table-row>
        <table:table-row table:style-name="Table7.1">
          <table:table-cell table:style-name="Table7.A2" office:value-type="string">
            <text:p text:style-name="P85">configuration<text:line-break/>→ <text:bookmark-start text:name="__DdeLink__959_2002180904211"/>functionDefinitionArgumentGrouping<text:bookmark-end text:name="__DdeLink__959_2002180904211"/> →<text:span text:style-name="T60">dataType<text:line-break/>.maxPosition</text:span></text:p>
          </table:table-cell>
          <table:table-cell table:style-name="Table7.B2" office:value-type="string">
            <text:p text:style-name="P87">The <text:span text:style-name="T61">maximum position where the data type can be placed</text:span></text:p>
            <text:p text:style-name="P87">Default : 40</text:p>
          </table:table-cell>
        </table:table-row>
        <text:soft-page-break/>
        <table:table-row table:style-name="Table7.1">
          <table:table-cell table:style-name="Table7.A2" office:value-type="string">
            <text:p text:style-name="P85">configuration<text:line-break/>→ <text:bookmark-start text:name="__DdeLink__959_20021809043"/>functionDefinitionArgumentGrouping<text:bookmark-end text:name="__DdeLink__959_20021809043"/> →<text:span text:style-name="T60">defaultValue<text:line-break/>.alignment</text:span></text:p>
          </table:table-cell>
          <table:table-cell table:style-name="Table7.B2" office:value-type="string">
            <text:p text:style-name="P87">How should the default expression be aligned?</text:p>
            <text:p text:style-name="P88"><text:span text:style-name="T62">Possible values : </text:span><text:span text:style-name="T13">verticallyAligned, subsequent, </text:span><text:span text:style-name="T12">atHorizontalPosition</text:span></text:p>
            <text:p text:style-name="P88"><text:span text:style-name="T60">Default : </text:span><text:span text:style-name="T10">verticallyAligned</text:span></text:p>
          </table:table-cell>
        </table:table-row>
        <table:table-row table:style-name="Table7.1">
          <table:table-cell table:style-name="Table7.A2" office:value-type="string">
            <text:p text:style-name="P85">configuration<text:line-break/>→ <text:bookmark-start text:name="__DdeLink__959_200218090431"/>functionDefinitionArgumentGrouping<text:bookmark-end text:name="__DdeLink__959_200218090431"/> →<text:span text:style-name="T60">defaultValue<text:line-break/>.minPosition</text:span></text:p>
          </table:table-cell>
          <table:table-cell table:style-name="Table7.B2" office:value-type="string">
            <text:p text:style-name="P87">The minimum<text:span text:style-name="T61"> position where the default value/expression can be placed.</text:span></text:p>
            <text:p text:style-name="P87">Default : 10</text:p>
          </table:table-cell>
        </table:table-row>
        <table:table-row table:style-name="Table7.1">
          <table:table-cell table:style-name="Table7.A2" office:value-type="string">
            <text:p text:style-name="P85">configuration<text:line-break/>→ <text:bookmark-start text:name="__DdeLink__959_200218090432"/>functionDefinitionArgumentGrouping<text:bookmark-end text:name="__DdeLink__959_200218090432"/> →<text:span text:style-name="T60">defaultValue<text:line-break/>.maxPosition</text:span></text:p>
          </table:table-cell>
          <table:table-cell table:style-name="Table7.B2" office:value-type="string">
            <text:p text:style-name="P87">The <text:span text:style-name="T61">maximum position where the default value/expression can be placed.</text:span></text:p>
            <text:p text:style-name="P87">Default : 60</text:p>
          </table:table-cell>
        </table:table-row>
      </table:table>
      <text:p text:style-name="P12"/>
      <text:h text:style-name="P121" text:outline-level="3"><text:bookmark-start text:name="__RefHeading___Toc48425_2191359424"/><text:span text:style-name="T63">Table</text:span> <text:span text:style-name="T48">definition </text:span>settings<text:bookmark-end text:name="__RefHeading___Toc48425_2191359424"/></text:h>
      <table:table table:name="Table9" table:style-name="Table9">
        <table:table-column table:style-name="Table9.A"/>
        <table:table-column table:style-name="Table9.B"/>
        <table:table-header-rows>
          <table:table-row table:style-name="Table9.1">
            <table:table-cell table:style-name="Table9.A1" office:value-type="string">
              <text:p text:style-name="P74">Option</text:p>
            </table:table-cell>
            <table:table-cell table:style-name="Table9.B1" office:value-type="string">
              <text:p text:style-name="P74">Description</text:p>
            </table:table-cell>
          </table:table-row>
        </table:table-header-rows>
        <table:table-row table:style-name="Table9.1">
          <table:table-cell table:style-name="Table9.A2" office:value-type="string">
            <text:p text:style-name="P83"><text:span text:style-name="T88">c</text:span><text:span text:style-name="T87">onfiguration<text:line-break/>→</text:span><text:span text:style-name="T90">table</text:span><text:span text:style-name="T87">Definition <text:line-break/>→</text:span><text:span text:style-name="T89">argumentGrouping<text:line-break/></text:span><text:span text:style-name="T87">→</text:span><text:bookmark text:name="__DdeLink__922_200218090411"/><text:bookmark text:name="__DdeLink__918_200218090411"/><text:span text:style-name="T87">maxSingleLineLength.value</text:span></text:p>
          </table:table-cell>
          <table:table-cell table:style-name="Table9.B2" office:value-type="string">
            <text:p text:style-name="P53">When <text:span text:style-name="T64">a table</text:span> <text:span text:style-name="T59">definition </text:span>do<text:span text:style-name="T63">es</text:span> not exceed this number of characters, <text:span text:style-name="T63">it</text:span> will be written on a single line. Otherwise <text:span text:style-name="T63">it</text:span> will be split-up over several lines.</text:p>
            <text:p text:style-name="P53">Default: <text:span text:style-name="T48">8</text:span>0</text:p>
          </table:table-cell>
        </table:table-row>
        <table:table-row table:style-name="Table9.1">
          <table:table-cell table:style-name="Table9.A2" office:value-type="string">
            <text:p text:style-name="P85">configuration<text:line-break/>→<text:span text:style-name="T63">table</text:span>Definition <text:line-break/>→<text:span text:style-name="T60">argumentGrouping</text:span><text:line-break/>→maxSingleLineLength <text:line-break/>.<text:span text:style-name="T15">weight</text:span></text:p>
          </table:table-cell>
          <table:table-cell table:style-name="Table9.B2" office:value-type="string">
            <text:p text:style-name="P53">Importance of this setting over conflicting options (if any).</text:p>
            <text:p text:style-name="P54">Default: <text:span text:style-name="T65">1</text:span></text:p>
          </table:table-cell>
        </table:table-row>
        <table:table-row table:style-name="Table9.1">
          <table:table-cell table:style-name="Table9.A2" office:value-type="string">
            <text:p text:style-name="P86">configuration<text:line-break/>→ <text:span text:style-name="T63">table</text:span>Definition <text:line-break/>→<text:span text:style-name="T60">argumentGrouping<text:line-break/></text:span>.multilineOpeningParenBeforeArgument</text:p>
          </table:table-cell>
          <table:table-cell table:style-name="Table9.B2" office:value-type="string">
            <text:p text:style-name="P53">When <text:span text:style-name="T64">table definition is</text:span> split-up over several lines, will the opening parenthesis be written before the first <text:span text:style-name="T64">column definition</text:span> (true) or will it be written after the function name (false).</text:p>
            <text:p text:style-name="P53">Possible values: true, false</text:p>
            <text:p text:style-name="P53">Default: <text:span text:style-name="T48">true</text:span></text:p>
          </table:table-cell>
        </table:table-row>
        <table:table-row table:style-name="Table9.1">
          <table:table-cell table:style-name="Table9.A2" office:value-type="string">
            <text:p text:style-name="P85">configuration<text:line-break/>→<text:span text:style-name="T63">table</text:span>Definition <text:line-break/>→<text:span text:style-name="T60">argumentGrouping<text:line-break/></text:span>.multilineClosingParenOnNewLine</text:p>
          </table:table-cell>
          <table:table-cell table:style-name="Table9.B2" office:value-type="string">
            <text:p text:style-name="P53">When <text:span text:style-name="T64">a table definition is</text:span> split-up over several lines, will the closing parenthesis <text:span text:style-name="T48">b</text:span>e written on a new line (true) or will it be written directly after the last <text:span text:style-name="T64">column definition</text:span> (false).</text:p>
            <text:p text:style-name="P53">Possible values: true, false</text:p>
            <text:p text:style-name="P53">Default: false</text:p>
          </table:table-cell>
        </table:table-row>
        <text:soft-page-break/>
        <table:table-row table:style-name="Table9.1">
          <table:table-cell table:style-name="Table9.A2" office:value-type="string">
            <text:p text:style-name="P85">configuration<text:line-break/>→<text:span text:style-name="T63">table</text:span>Definition<text:line-break/>→<text:span text:style-name="T60">argumentGrouping</text:span><text:line-break/>→maxArgumentsPerGroup<text:line-break/>.value</text:p>
          </table:table-cell>
          <table:table-cell table:style-name="Table9.B2" office:value-type="string">
            <text:p text:style-name="P55">When <text:span text:style-name="T64">a table definition is</text:span> split-up over several lines, then <text:span text:style-name="T48">how</text:span> many <text:span text:style-name="T64">column definitions</text:span> are to be written per line.</text:p>
            <text:p text:style-name="P55">Default: 1</text:p>
          </table:table-cell>
        </table:table-row>
        <table:table-row table:style-name="Table9.1">
          <table:table-cell table:style-name="Table9.A2" office:value-type="string">
            <text:p text:style-name="P85">configuration<text:line-break/>→<text:span text:style-name="T63">table</text:span>Definition <text:line-break/>→<text:span text:style-name="T60">argumentGrouping</text:span><text:line-break/>→maxArgumentsPerGroup<text:line-break/>.weight</text:p>
          </table:table-cell>
          <table:table-cell table:style-name="Table9.B2" office:value-type="string">
            <text:p text:style-name="P55">The importance of this setting for example compared with the maxLengthOfGroup setting.</text:p>
            <text:p text:style-name="P55">Default: <text:span text:style-name="T65">10</text:span></text:p>
          </table:table-cell>
        </table:table-row>
        <table:table-row table:style-name="Table9.1">
          <table:table-cell table:style-name="Table9.A2" office:value-type="string">
            <text:p text:style-name="P85">configuration<text:line-break/>→<text:span text:style-name="T63">table</text:span>Definition <text:line-break/>→<text:span text:style-name="T60">argumentGrouping</text:span><text:line-break/>→maxLengthOfGroup<text:line-break/>.value</text:p>
          </table:table-cell>
          <table:table-cell table:style-name="Table9.B2" office:value-type="string">
            <text:p text:style-name="P55">When <text:span text:style-name="T66">a function definition is</text:span> split-up over several lines, then how long can a group of <text:span text:style-name="T66">column definitions</text:span> on a single line be (in characters).</text:p>
            <text:p text:style-name="P55">Default: 50</text:p>
          </table:table-cell>
        </table:table-row>
        <table:table-row table:style-name="Table9.1">
          <table:table-cell table:style-name="Table9.A2" office:value-type="string">
            <text:p text:style-name="P85">configuration<text:line-break/>→<text:span text:style-name="T92">table</text:span>Definition <text:line-break/>→<text:span text:style-name="T60">argumentGrouping</text:span><text:line-break/>→maxLengthOfGroup<text:line-break/>.weight</text:p>
          </table:table-cell>
          <table:table-cell table:style-name="Table9.B2" office:value-type="string">
            <text:p text:style-name="P55">The importance of this setting for example compared with the <text:span text:style-name="T15">maxArgumentsPerGroup</text:span> setting.</text:p>
            <text:p text:style-name="P55">Default: 10</text:p>
          </table:table-cell>
        </table:table-row>
        <table:table-row table:style-name="Table9.1">
          <table:table-cell table:style-name="Table9.A2" office:value-type="string">
            <text:p text:style-name="P85">configuration<text:line-break/>→<text:span text:style-name="T63">table</text:span>Definition<text:line-break/>→indent.value</text:p>
          </table:table-cell>
          <table:table-cell table:style-name="Table9.B2" office:value-type="string">
            <text:p text:style-name="P55">When <text:span text:style-name="T65">a table definition is</text:span> split-up over several lines, then how will the <text:span text:style-name="T66">column definitions/constraints</text:span> in following lines be indented.</text:p>
            <text:p text:style-name="P55">Possible values: underFirstArgument, indented, doubleIndented</text:p>
            <text:p text:style-name="P55">Default: underFirstArgument</text:p>
          </table:table-cell>
        </table:table-row>
        <table:table-row table:style-name="Table9.1">
          <table:table-cell table:style-name="Table9.A2" office:value-type="string">
            <text:p text:style-name="P85">configuration<text:line-break/>→<text:bookmark-start text:name="__DdeLink__959_20021809044"/><text:span text:style-name="T63">table</text:span>Definition<text:bookmark-end text:name="__DdeLink__959_20021809044"/> <text:line-break/>→<text:span text:style-name="T60">argumentGrouping</text:span><text:line-break/>→indent<text:line-break/>.weight</text:p>
          </table:table-cell>
          <table:table-cell table:style-name="Table9.B2" office:value-type="string">
            <text:p text:style-name="P55">The importance of this setting, for example when competing with the max line length.</text:p>
            <text:p text:style-name="P55">Default: 1</text:p>
          </table:table-cell>
        </table:table-row>
        <text:soft-page-break/>
        <table:table-row table:style-name="Table9.1">
          <table:table-cell table:style-name="Table9.A2" office:value-type="string">
            <text:p text:style-name="P85">configuration<text:line-break/>→<text:span text:style-name="T63">table</text:span>Definition <text:line-break/>→<text:span text:style-name="T60">argumentGrouping</text:span><text:line-break/>→<text:span text:style-name="T48">commaBeforeOrAfter</text:span></text:p>
          </table:table-cell>
          <table:table-cell table:style-name="Table9.B2" office:value-type="string">
            <text:p text:style-name="P45"><text:span text:style-name="T48">If</text:span> <text:span text:style-name="T48">the</text:span> comma separated list <text:span text:style-name="T48">of table column definitions/constraints </text:span>is to be split up over several lines, is the comma to be placed at the end of the previous line or at the beginning of the next line.</text:p>
            <text:p text:style-name="P45">The comma at the end of the line looks more “natural” than a comma at the begin of a line as that is the normal way of writing in texts. But especially in complex constructs, the comma at the beginning of the line appears to be a lot less error-prone.</text:p>
            <text:p text:style-name="P45">Possible values: before, after</text:p>
            <text:p text:style-name="P45">Default: before</text:p>
          </table:table-cell>
        </table:table-row>
        <table:table-row table:style-name="Table9.1">
          <table:table-cell table:style-name="Table9.A2" office:value-type="string">
            <text:p text:style-name="P85">configuration<text:line-break/>→<text:bookmark-start text:name="__DdeLink__959_200218090413"/><text:span text:style-name="T63">table</text:span>Definition<text:bookmark-end text:name="__DdeLink__959_200218090413"/><text:line-break/>→<text:span text:style-name="T65">dataType<text:line-break/>.alignment</text:span></text:p>
          </table:table-cell>
          <table:table-cell table:style-name="Table9.B2" office:value-type="string">
            <text:p text:style-name="P87">How should the <text:span text:style-name="T65">data type</text:span> be aligned?</text:p>
            <text:p text:style-name="P87"><text:span text:style-name="T67">Relative position of </text:span>the <text:span text:style-name="T65">data type</text:span> <text:span text:style-name="T67">horizontally to its neighbouring items and vertically to data types</text:span></text:p>
            <text:p text:style-name="P87">Possible values : <text:span text:style-name="T10">verticallyAligned, subsequent, atHorizontalPosition</text:span></text:p>
            <text:p text:style-name="P88"><text:span text:style-name="T60">Default : </text:span><text:span text:style-name="T10">verticallyAligned</text:span></text:p>
          </table:table-cell>
        </table:table-row>
        <table:table-row table:style-name="Table9.1">
          <table:table-cell table:style-name="Table9.A2" office:value-type="string">
            <text:p text:style-name="P85">configuration<text:line-break/>→<text:bookmark-start text:name="__DdeLink__959_2002180904111"/><text:span text:style-name="T63">table</text:span>Definition<text:bookmark-end text:name="__DdeLink__959_2002180904111"/><text:line-break/>→<text:span text:style-name="T65">dataType<text:line-break/>.minPosition</text:span></text:p>
          </table:table-cell>
          <table:table-cell table:style-name="Table9.B2" office:value-type="string">
            <text:p text:style-name="P87">The minimum<text:span text:style-name="T61"> position where the data type can be placed.</text:span></text:p>
            <text:p text:style-name="P87">Default : <text:span text:style-name="T65">5</text:span></text:p>
          </table:table-cell>
        </table:table-row>
        <table:table-row table:style-name="Table9.1">
          <table:table-cell table:style-name="Table9.A2" office:value-type="string">
            <text:p text:style-name="P85">configuration<text:line-break/>→<text:bookmark-start text:name="__DdeLink__959_2002180904121"/><text:span text:style-name="T63">table</text:span>Definition<text:bookmark-end text:name="__DdeLink__959_2002180904121"/><text:line-break/>→<text:span text:style-name="T65">dataType<text:line-break/>.maxPosition</text:span></text:p>
          </table:table-cell>
          <table:table-cell table:style-name="Table9.B2" office:value-type="string">
            <text:p text:style-name="P87">The <text:span text:style-name="T61">maximum position where the data type can be placed.</text:span></text:p>
            <text:p text:style-name="P87">Default : <text:span text:style-name="T65">40</text:span></text:p>
          </table:table-cell>
        </table:table-row>
        <table:table-row table:style-name="Table9.1">
          <table:table-cell table:style-name="Table9.A2" office:value-type="string">
            <text:p text:style-name="P85">configuration<text:line-break/>→<text:bookmark-start text:name="__DdeLink__959_200218090422"/><text:span text:style-name="T63">table</text:span>Definition<text:bookmark-end text:name="__DdeLink__959_200218090422"/><text:line-break/>→<text:span text:style-name="T65">columnConstraint<text:line-break/>.alignment</text:span></text:p>
          </table:table-cell>
          <table:table-cell table:style-name="Table9.B2" office:value-type="string">
            <text:p text:style-name="P87">How should the <text:span text:style-name="T65">column constraint</text:span> be aligned?</text:p>
            <text:p text:style-name="P87"><text:span text:style-name="T67">Relative position of </text:span>the <text:span text:style-name="T65">column constraint</text:span> <text:span text:style-name="T67">horizontally to its neighbouring items and vertically to <text:s/>column constraint</text:span></text:p>
            <text:p text:style-name="P87">Possible values : <text:span text:style-name="T10">verticallyAligned, subsequent, atHorizontalPosition</text:span></text:p>
            <text:p text:style-name="P88"><text:span text:style-name="T60">Default : </text:span><text:span text:style-name="T10">verticallyAligned</text:span></text:p>
          </table:table-cell>
        </table:table-row>
        <table:table-row table:style-name="Table9.1">
          <table:table-cell table:style-name="Table9.A2" office:value-type="string">
            <text:p text:style-name="P85">configuration<text:line-break/>→<text:bookmark-start text:name="__DdeLink__959_2002180904212"/><text:span text:style-name="T63">table</text:span>Definition<text:bookmark-end text:name="__DdeLink__959_2002180904212"/> <text:line-break/>→<text:span text:style-name="T65">columnConstraint<text:line-break/>.minPosition</text:span></text:p>
          </table:table-cell>
          <table:table-cell table:style-name="Table9.B2" office:value-type="string">
            <text:p text:style-name="P87">The minimum<text:span text:style-name="T61"> position where the column constraint can be placed?</text:span></text:p>
            <text:p text:style-name="P87">Default : <text:span text:style-name="T65">10</text:span></text:p>
          </table:table-cell>
        </table:table-row>
        <text:soft-page-break/>
        <table:table-row table:style-name="Table9.1">
          <table:table-cell table:style-name="Table9.A2" office:value-type="string">
            <text:p text:style-name="P85">configuration<text:line-break/>→<text:bookmark-start text:name="__DdeLink__959_20021809042111"/><text:span text:style-name="T63">table</text:span>Definition<text:bookmark-end text:name="__DdeLink__959_20021809042111"/> <text:line-break/>→<text:span text:style-name="T65">columnConstraint<text:line-break/>.maxPosition</text:span></text:p>
          </table:table-cell>
          <table:table-cell table:style-name="Table9.B2" office:value-type="string">
            <text:p text:style-name="P87">The <text:span text:style-name="T61">maximum position where the data type can be placed.</text:span></text:p>
            <text:p text:style-name="P87">Default : <text:span text:style-name="T65">6</text:span>0</text:p>
          </table:table-cell>
        </table:table-row>
      </table:table>
      <text:p text:style-name="P12"/>
      <text:h text:style-name="P122" text:outline-level="3"><text:bookmark-start text:name="__RefHeading___Toc48427_2191359424"/><text:span text:style-name="T68">FROM</text:span> clause grouping<text:bookmark-end text:name="__RefHeading___Toc48427_2191359424"/></text:h>
      <text:p text:style-name="P12"/>
      <table:table table:name="Table12" table:style-name="Table12">
        <table:table-column table:style-name="Table12.A"/>
        <table:table-column table:style-name="Table12.B"/>
        <table:table-header-rows>
          <table:table-row table:style-name="Table12.1">
            <table:table-cell table:style-name="Table12.A1" office:value-type="string">
              <text:p text:style-name="P74">Option</text:p>
            </table:table-cell>
            <table:table-cell table:style-name="Table12.B1" office:value-type="string">
              <text:p text:style-name="P74">Description</text:p>
            </table:table-cell>
          </table:table-row>
        </table:table-header-rows>
        <table:table-row table:style-name="Table12.1">
          <table:table-cell table:style-name="Table12.A2" office:value-type="string">
            <text:p text:style-name="P84"><text:span text:style-name="T88">c</text:span><text:span text:style-name="T87">onfiguration<text:line-break/>→</text:span><text:span text:style-name="T91">fromItem</text:span>Grouping<text:span text:style-name="T87"><text:line-break/>→</text:span><text:bookmark text:name="__DdeLink__918_200218090423"/><text:bookmark text:name="__DdeLink__922_200218090423"/><text:span text:style-name="T87">maxSingleLineLength<text:line-break/>.value</text:span></text:p>
          </table:table-cell>
          <table:table-cell table:style-name="Table12.B2" office:value-type="string">
            <text:p text:style-name="P53">When a <text:span text:style-name="T46">FROM clause </text:span>does not exceed this number of characters, it will be written on a single line. Otherwise it will be split-up over several lines.</text:p>
            <text:p text:style-name="P53">Default: <text:span text:style-name="T68">100</text:span></text:p>
          </table:table-cell>
        </table:table-row>
        <table:table-row table:style-name="Table12.1">
          <table:table-cell table:style-name="Table12.A2" office:value-type="string">
            <text:p text:style-name="P39">configuration<text:line-break/>→<text:span text:style-name="T56">fromItem</text:span><text:span text:style-name="T49">Grouping</text:span><text:line-break/>→<text:span text:style-name="T49">maxSingleLineLength<text:line-break/> </text:span>.<text:span text:style-name="T15">weight</text:span></text:p>
          </table:table-cell>
          <table:table-cell table:style-name="Table12.B2" office:value-type="string">
            <text:p text:style-name="P53">Importance of this setting over conflicting options (if any).</text:p>
            <text:p text:style-name="P53">Default: <text:span text:style-name="T68">10</text:span></text:p>
          </table:table-cell>
        </table:table-row>
        <table:table-row table:style-name="Table12.1">
          <table:table-cell table:style-name="Table12.A2" office:value-type="string">
            <text:p text:style-name="P39">configuration<text:line-break/>→<text:span text:style-name="T56">fromItem</text:span><text:span text:style-name="T49">Grouping<text:line-break/></text:span>.multilineOpeningParenBeforeArgument</text:p>
          </table:table-cell>
          <table:table-cell table:style-name="Table12.B2" office:value-type="string">
            <text:p text:style-name="P53">When a <text:span text:style-name="T46">FROM clause </text:span>is split-up over several lines, will the opening parenthesis be written before the first argument (true) or will it be written after the function name (false).</text:p>
            <text:p text:style-name="P53">Possible values: true, false</text:p>
            <text:p text:style-name="P53">Default: <text:span text:style-name="T48">true</text:span></text:p>
          </table:table-cell>
        </table:table-row>
        <table:table-row table:style-name="Table12.1">
          <table:table-cell table:style-name="Table12.A2" office:value-type="string">
            <text:p text:style-name="P39">configuration<text:line-break/>→<text:span text:style-name="T56">fromItem</text:span><text:span text:style-name="T49">Grouping<text:line-break/></text:span>.multilineClosingParenOnNewLine</text:p>
          </table:table-cell>
          <table:table-cell table:style-name="Table12.B2" office:value-type="string">
            <text:p text:style-name="P53">When a <text:span text:style-name="T46">FROM clause </text:span>is split-up over several lines, will the closing parenthesis <text:span text:style-name="T48">b</text:span>e written on a new line (true) or will it be written directly after the last argument (false).</text:p>
            <text:p text:style-name="P53">Possible values: true, false</text:p>
            <text:p text:style-name="P53">Default: false</text:p>
          </table:table-cell>
        </table:table-row>
        <table:table-row table:style-name="Table12.1">
          <table:table-cell table:style-name="Table12.A2" office:value-type="string">
            <text:p text:style-name="P39">configuration<text:line-break/>→<text:span text:style-name="T56">fromItem</text:span><text:span text:style-name="T49">Grouping</text:span><text:line-break/>→<text:span text:style-name="T68">aliasAlignment</text:span>.<text:span text:style-name="T68">alignment</text:span></text:p>
          </table:table-cell>
          <table:table-cell table:style-name="Table12.B2" office:value-type="string">
            <text:p text:style-name="P58">How aliases in a <text:span text:style-name="T46">FROM clause </text:span>should be aligned?</text:p>
            <text:p text:style-name="P58">Possible values : verticallyAligned, atHorizontalPosition, subsequent</text:p>
            <text:p text:style-name="P55">Default: <text:s/><text:span text:style-name="T68">verticallyAligned</text:span></text:p>
          </table:table-cell>
        </table:table-row>
        <table:table-row table:style-name="Table12.1">
          <table:table-cell table:style-name="Table12.A2" office:value-type="string">
            <text:p text:style-name="P39">configuration<text:line-break/>→<text:span text:style-name="T56">fromItem</text:span><text:span text:style-name="T49">Grouping</text:span><text:line-break/>→<text:span text:style-name="T68">aliasAlignment<text:line-break/></text:span>.<text:span text:style-name="T68">minPosition</text:span></text:p>
          </table:table-cell>
          <table:table-cell table:style-name="Table12.B2" office:value-type="string">
            <text:p text:style-name="P87">The minimum<text:span text:style-name="T61"> position where the alias in a FROM clause can be placed.</text:span></text:p>
            <text:p text:style-name="P65">Default : <text:span text:style-name="T68">10</text:span></text:p>
          </table:table-cell>
        </table:table-row>
        <text:soft-page-break/>
        <table:table-row table:style-name="Table12.1">
          <table:table-cell table:style-name="Table12.A2" office:value-type="string">
            <text:p text:style-name="P39">configuration<text:line-break/>→<text:span text:style-name="T56">fromItem</text:span><text:span text:style-name="T49">Grouping</text:span><text:line-break/>→<text:span text:style-name="T68">aliasAlignment<text:line-break/></text:span>.<text:span text:style-name="T68">maxPosition</text:span></text:p>
          </table:table-cell>
          <table:table-cell table:style-name="Table12.B2" office:value-type="string">
            <text:p text:style-name="P87">The maximum<text:span text:style-name="T68"> position where the alias in a FROM clause can be placed.</text:span></text:p>
            <text:p text:style-name="P65">Default : <text:span text:style-name="T68">60</text:span></text:p>
          </table:table-cell>
        </table:table-row>
        <table:table-row table:style-name="Table12.1">
          <table:table-cell table:style-name="Table12.A2" office:value-type="string">
            <text:p text:style-name="P39">configuration<text:line-break/>→<text:span text:style-name="T56">fromItem</text:span><text:span text:style-name="T49">Grouping</text:span><text:line-break/>→<text:span text:style-name="T68">comma</text:span></text:p>
          </table:table-cell>
          <table:table-cell table:style-name="Table12.B2" office:value-type="string">
            <text:p text:style-name="P45"><text:span text:style-name="T48">If</text:span> <text:span text:style-name="T48">the</text:span> FROM clause is to be split up over several lines, is the comma to be placed at the end of the previous line or at the beginning of the next line.</text:p>
            <text:p text:style-name="P45">The comma at the end of the line looks more “natural” than a comma at the begin of a line as that is the normal way of writing in texts. But especially in complex constructs, the comma at the beginning of the line appears to be a lot less error-prone.</text:p>
            <text:p text:style-name="P45">Possible values: before, after</text:p>
            <text:p text:style-name="P45">Default: before</text:p>
          </table:table-cell>
        </table:table-row>
      </table:table>
      <text:h text:style-name="P122" text:outline-level="3" text:is-list-header="true"/>
      <text:h text:style-name="P123" text:outline-level="3"><text:bookmark-start text:name="__RefHeading___Toc48429_2191359424"/>Target list grouping<text:bookmark-end text:name="__RefHeading___Toc48429_2191359424"/></text:h>
      <text:p text:style-name="P12"/>
      <table:table table:name="Table11" table:style-name="Table11">
        <table:table-column table:style-name="Table11.A"/>
        <table:table-column table:style-name="Table11.B"/>
        <table:table-header-rows>
          <table:table-row table:style-name="Table11.1">
            <table:table-cell table:style-name="Table11.A1" office:value-type="string">
              <text:p text:style-name="P74">Option</text:p>
            </table:table-cell>
            <table:table-cell table:style-name="Table11.B1" office:value-type="string">
              <text:p text:style-name="P74">Description</text:p>
            </table:table-cell>
          </table:table-row>
        </table:table-header-rows>
        <table:table-row table:style-name="Table11.1">
          <table:table-cell table:style-name="Table11.A2" office:value-type="string">
            <text:p text:style-name="P83"><text:span text:style-name="T88">c</text:span><text:span text:style-name="T87">onfiguration<text:line-break/>→</text:span><text:span text:style-name="T91">target</text:span>ListGrouping<text:span text:style-name="T87"><text:line-break/>→</text:span><text:bookmark text:name="__DdeLink__918_200218090422"/><text:bookmark text:name="__DdeLink__922_200218090422"/><text:span text:style-name="T87">maxSingleLineLength<text:line-break/>.value</text:span></text:p>
          </table:table-cell>
          <table:table-cell table:style-name="Table11.B2" office:value-type="string">
            <text:p text:style-name="P53">When a <text:bookmark-start text:name="__DdeLink__957_20021809042"/><text:span text:style-name="T46">target list</text:span><text:bookmark-end text:name="__DdeLink__957_20021809042"/><text:span text:style-name="T46"> (for example is select statement)</text:span> does not exceed this number of characters, it will be written on a single line. Otherwise it will be split-up over several lines.</text:p>
            <text:p text:style-name="P53">Default: <text:span text:style-name="T48">8</text:span>0</text:p>
          </table:table-cell>
        </table:table-row>
        <table:table-row table:style-name="Table11.1">
          <table:table-cell table:style-name="Table11.A2" office:value-type="string">
            <text:p text:style-name="P39">configuration<text:line-break/>→<text:span text:style-name="T56">target</text:span><text:span text:style-name="T49">ListGrouping</text:span><text:line-break/>→<text:span text:style-name="T49">maxSingleLineLength<text:line-break/></text:span>.<text:span text:style-name="T15">weight</text:span></text:p>
          </table:table-cell>
          <table:table-cell table:style-name="Table11.B2" office:value-type="string">
            <text:p text:style-name="P53">Importance of this setting over conflicting options (if any).</text:p>
            <text:p text:style-name="P53">Default: 5</text:p>
          </table:table-cell>
        </table:table-row>
        <table:table-row table:style-name="Table11.1">
          <table:table-cell table:style-name="Table11.A2" office:value-type="string">
            <text:p text:style-name="P39">configuration<text:line-break/>→<text:span text:style-name="T56">target</text:span><text:span text:style-name="T49">ListGrouping<text:line-break/></text:span>.multilineOpeningParenBeforeArgument</text:p>
          </table:table-cell>
          <table:table-cell table:style-name="Table11.B2" office:value-type="string">
            <text:p text:style-name="P53">When a <text:span text:style-name="T46">target list</text:span> is split-up over several lines, will the opening parenthesis be written before the first argument (true) or will it be written after the function name (false).</text:p>
            <text:p text:style-name="P53">Possible values: true, false</text:p>
            <text:p text:style-name="P53">Default: <text:span text:style-name="T48">true</text:span></text:p>
          </table:table-cell>
        </table:table-row>
        <table:table-row table:style-name="Table11.1">
          <table:table-cell table:style-name="Table11.A2" office:value-type="string">
            <text:p text:style-name="P39">configuration<text:line-break/>→<text:span text:style-name="T56">target</text:span><text:span text:style-name="T49">ListGrouping<text:line-break/></text:span>.multilineClosingParenOnNewLine</text:p>
          </table:table-cell>
          <table:table-cell table:style-name="Table11.B2" office:value-type="string">
            <text:p text:style-name="P53">When a <text:span text:style-name="T46">target list</text:span> is split-up over several lines, will the closing parenthesis <text:span text:style-name="T48">b</text:span>e written on a new line (true) or will it be written directly after the last argument (false).</text:p>
            <text:p text:style-name="P53">Possible values: true, false</text:p>
            <text:p text:style-name="P53">Default: false</text:p>
          </table:table-cell>
        </table:table-row>
        <table:table-row table:style-name="Table11.1">
          <table:table-cell table:style-name="Table11.A2" office:value-type="string">
            <text:p text:style-name="P39">configuration<text:line-break/>→<text:span text:style-name="T56">target</text:span><text:span text:style-name="T49">ListGrouping</text:span><text:line-break/>→maxArgumentsPerGroup<text:line-break/>.value</text:p>
          </table:table-cell>
          <table:table-cell table:style-name="Table11.B2" office:value-type="string">
            <text:p text:style-name="P55">When a <text:span text:style-name="T46">target list</text:span> is split-up over several lines, then <text:span text:style-name="T48">how</text:span> many arguments are to be written per line.</text:p>
            <text:p text:style-name="P55">Default: 10</text:p>
          </table:table-cell>
        </table:table-row>
        <table:table-row table:style-name="Table11.1">
          <table:table-cell table:style-name="Table11.A2" office:value-type="string">
            <text:p text:style-name="P39">configuration<text:line-break/>→<text:span text:style-name="T56">target</text:span><text:span text:style-name="T49">ListGrouping</text:span><text:line-break/>→maxArgumentsPerGroup<text:line-break/>.weight</text:p>
          </table:table-cell>
          <table:table-cell table:style-name="Table11.B2" office:value-type="string">
            <text:p text:style-name="P55">The importance of this setting for example compared with the maxLengthOfGroup setting.</text:p>
            <text:p text:style-name="P55">Default: 5</text:p>
          </table:table-cell>
        </table:table-row>
        <table:table-row table:style-name="Table11.1">
          <table:table-cell table:style-name="Table11.A2" office:value-type="string">
            <text:p text:style-name="P39">configuration<text:line-break/>→<text:span text:style-name="T56">target</text:span><text:span text:style-name="T49">ListGrouping</text:span><text:line-break/>→maxLengthOfGroup<text:line-break/>.value</text:p>
          </table:table-cell>
          <table:table-cell table:style-name="Table11.B2" office:value-type="string">
            <text:p text:style-name="P55">When a <text:span text:style-name="T46">target list</text:span> is split-up over several lines, then how long can a group of arguments on a single line be (in characters).</text:p>
            <text:p text:style-name="P55">Default: 50</text:p>
          </table:table-cell>
        </table:table-row>
        <text:soft-page-break/>
        <table:table-row table:style-name="Table11.1">
          <table:table-cell table:style-name="Table11.A2" office:value-type="string">
            <text:p text:style-name="P39">configuration<text:line-break/>→<text:span text:style-name="T56">target</text:span><text:span text:style-name="T49">ListGrouping</text:span><text:line-break/>→maxLengthOfGroup.weight</text:p>
          </table:table-cell>
          <table:table-cell table:style-name="Table11.B2" office:value-type="string">
            <text:p text:style-name="P55">The importance of this setting for example compared with the <text:span text:style-name="T15">maxArgumentsPerGroup</text:span> setting.</text:p>
            <text:p text:style-name="P55">Default: 10</text:p>
          </table:table-cell>
        </table:table-row>
        <table:table-row table:style-name="Table11.1">
          <table:table-cell table:style-name="Table11.A2" office:value-type="string">
            <text:p text:style-name="P39">Configuration<text:line-break/>→<text:span text:style-name="T56">target</text:span><text:span text:style-name="T49">ListGrouping</text:span><text:line-break/>→indent<text:line-break/>.value</text:p>
          </table:table-cell>
          <table:table-cell table:style-name="Table11.B2" office:value-type="string">
            <text:p text:style-name="P55">When a <text:span text:style-name="T46">target list</text:span> is split-up over several lines, then how will the arguments in following lines be indented.</text:p>
            <text:p text:style-name="P55">Possible values: underFirstArgument, indented, doubleIndented</text:p>
            <text:p text:style-name="P55">Default: underFirstArgument</text:p>
          </table:table-cell>
        </table:table-row>
        <table:table-row table:style-name="Table11.1">
          <table:table-cell table:style-name="Table11.A2" office:value-type="string">
            <text:p text:style-name="P39">configuration<text:line-break/>→<text:span text:style-name="T56">target</text:span><text:span text:style-name="T49">ListGrouping</text:span><text:line-break/>→indent<text:line-break/>.weight</text:p>
          </table:table-cell>
          <table:table-cell table:style-name="Table11.B2" office:value-type="string">
            <text:p text:style-name="P55">The importance of this setting, for example when competing with the max line length.</text:p>
            <text:p text:style-name="P55">Default: 10</text:p>
          </table:table-cell>
        </table:table-row>
        <table:table-row table:style-name="Table11.1">
          <table:table-cell table:style-name="Table11.A2" office:value-type="string">
            <text:p text:style-name="P39">configuration<text:line-break/>→<text:span text:style-name="T56">target</text:span><text:span text:style-name="T49">ListGrouping</text:span><text:line-break/>→<text:span text:style-name="T48">commaBeforeOrAfter</text:span></text:p>
          </table:table-cell>
          <table:table-cell table:style-name="Table11.B2" office:value-type="string">
            <text:p text:style-name="P45"><text:span text:style-name="T48">If</text:span> <text:span text:style-name="T48">the</text:span> target list<text:span text:style-name="T48"> </text:span>is to be split up over several lines, is the comma to be placed at the end of the previous line or at the beginning of the next line.</text:p>
            <text:p text:style-name="P45">The comma at the end of the line looks more “natural” than a comma at the begin of a line as that is the normal way of writing in texts. But especially in complex constructs, the comma at the beginning of the line appears to be a lot less error-prone.</text:p>
            <text:p text:style-name="P45">Possible values: before, after</text:p>
            <text:p text:style-name="P45">Default: before</text:p>
          </table:table-cell>
        </table:table-row>
      </table:table>
      <text:p text:style-name="P13"/>
      <text:p text:style-name="P13"/>
      <text:h text:style-name="P124" text:outline-level="3"><text:bookmark-start text:name="__RefHeading___Toc9056_1501141916"/>Logical operators (WHERE clause)<text:bookmark-end text:name="__RefHeading___Toc9056_1501141916"/></text:h>
      <text:p text:style-name="P10"/>
      <table:table table:name="Table20" table:style-name="Table20">
        <table:table-column table:style-name="Table20.A"/>
        <table:table-column table:style-name="Table20.B"/>
        <table:table-header-rows>
          <table:table-row table:style-name="Table20.1">
            <table:table-cell table:style-name="Table20.A1" office:value-type="string">
              <text:p text:style-name="P41"><text:span text:style-name="T93">c</text:span>onfiguration<text:line-break/>→<text:span text:style-name="T57">logicalOperatorsIndent</text:span>.indent</text:p>
            </table:table-cell>
            <table:table-cell table:style-name="Table20.B1" office:value-type="string">
              <text:p text:style-name="P64">When a WHERE clause is split-up over several lines and this clause contains logical operan<text:span text:style-name="T95">tors</text:span> AND/OR, then how will the <text:span text:style-name="T94">operands</text:span> in following lines be indented.</text:p>
              <text:p text:style-name="P56">Possible values: underFirstArgument, indented, doubleIndented</text:p>
              <text:p text:style-name="P56">Default: underFirstArgument</text:p>
            </table:table-cell>
          </table:table-row>
        </table:table-header-rows>
      </table:table>
      <text:h text:style-name="P125" text:outline-level="3" text:is-list-header="true"><text:soft-page-break/></text:h>
      <text:h text:style-name="P125" text:outline-level="3"><text:bookmark-start text:name="__RefHeading___Toc48431_2191359424"/>Case operand clause<text:bookmark-end text:name="__RefHeading___Toc48431_2191359424"/></text:h>
      <text:p text:style-name="P9">The caseOperand setting are for case clauses whereby the case keyword is immediately followed by an operand, so “CASE <text:span text:style-name="T19">&lt;some_operand&gt;</text:span> WHEN <text:span text:style-name="T19">&lt;another_operand&gt;</text:span> THEN ...”.</text:p>
      <table:table table:name="Table6" table:style-name="Table6">
        <table:table-column table:style-name="Table6.A"/>
        <table:table-column table:style-name="Table6.B"/>
        <table:table-header-rows>
          <table:table-row table:style-name="TableLine94473964823168">
            <table:table-cell table:style-name="Table6.A1" office:value-type="string">
              <text:p text:style-name="P75">Option</text:p>
            </table:table-cell>
            <table:table-cell table:style-name="Table6.B1" office:value-type="string">
              <text:p text:style-name="P75">Description</text:p>
            </table:table-cell>
          </table:table-row>
        </table:table-header-rows>
        <table:table-row table:style-name="TableLine94473964858512">
          <table:table-cell table:style-name="Table6.A2" office:value-type="string">
            <text:p text:style-name="P32">configuration<text:line-break/>→caseOperand<text:line-break/>→maxSingleLineClause<text:line-break/>.value</text:p>
          </table:table-cell>
          <table:table-cell table:style-name="Table6.B2" office:value-type="string">
            <text:p text:style-name="P59">When the total length of a case clause does not exceed this number of characters, it will be written on a single line.</text:p>
            <text:p text:style-name="P59">Default: 60</text:p>
          </table:table-cell>
        </table:table-row>
        <table:table-row table:style-name="TableLine94473964860016">
          <table:table-cell table:style-name="Table6.A2" office:value-type="string">
            <text:p text:style-name="P32">configuration<text:line-break/>→<text:bookmark-start text:name="__DdeLink__1027_2002180904"/>caseOperand<text:bookmark-end text:name="__DdeLink__1027_2002180904"/><text:line-break/>→maxSingleLineClause<text:line-break/>.weight</text:p>
          </table:table-cell>
          <table:table-cell table:style-name="Table6.B2" office:value-type="string">
            <text:p text:style-name="P59">Importance of this setting compared with for example the max line width or the maxSingleLineQuery setting.</text:p>
            <text:p text:style-name="P59">Default: 5</text:p>
          </table:table-cell>
        </table:table-row>
        <table:table-row table:style-name="TableLine94473964860672">
          <table:table-cell table:style-name="Table6.A2" office:value-type="string">
            <text:p text:style-name="P32">configuration<text:line-break/>→caseOperand<text:line-break/>→whenPosition<text:line-break/>.value</text:p>
          </table:table-cell>
          <table:table-cell table:style-name="Table6.B2" office:value-type="string">
            <text:p text:style-name="P59">In a “case operand” clause that is split-up over several lines, where is the first when clause to be positioned (following when clauses will be positioned under the first).</text:p>
            <text:p text:style-name="P60">Possible values: whenAfterCase, whenUnderCase, whenIndented</text:p>
            <text:p text:style-name="P60">Default: whenUnderCase</text:p>
          </table:table-cell>
        </table:table-row>
        <table:table-row table:style-name="TableLine94473964861328">
          <table:table-cell table:style-name="Table6.A2" office:value-type="string">
            <text:p text:style-name="P37">configuration<text:line-break/>→caseOperand<text:line-break/>→whenPosition<text:line-break/>.weight</text:p>
          </table:table-cell>
          <table:table-cell table:style-name="Table6.B2" office:value-type="string">
            <text:p text:style-name="P60">Importance of this setting over for example the max line length.</text:p>
            <text:p text:style-name="P60">Default: 10</text:p>
          </table:table-cell>
        </table:table-row>
        <table:table-row table:style-name="TableLine94473964862144">
          <table:table-cell table:style-name="Table6.A2" office:value-type="string">
            <text:p text:style-name="P32">configuration<text:line-break/>→caseOperand<text:line-break/>→thenPosition<text:line-break/>.value</text:p>
          </table:table-cell>
          <table:table-cell table:style-name="Table6.B2" office:value-type="string">
            <text:p text:style-name="P59">In a “case operand” clause that is split-up over several lines, where is the <text:span text:style-name="T21">t</text:span>hen clause to be positioned.</text:p>
            <text:p text:style-name="P60">Possible values: thenAfterWhenDirectly, thenAfterWhenAligned, thenUnderWhen, thenIndented</text:p>
            <text:p text:style-name="P60">Default: thenAfterWhenAligned</text:p>
          </table:table-cell>
        </table:table-row>
        <table:table-row table:style-name="TableLine94473964862912">
          <table:table-cell table:style-name="Table6.A2" office:value-type="string">
            <text:p text:style-name="P32">configuration<text:line-break/>→caseOperand<text:line-break/>→<text:span text:style-name="T21">t</text:span>henPosition<text:line-break/>.weight</text:p>
          </table:table-cell>
          <table:table-cell table:style-name="Table6.B2" office:value-type="string">
            <text:p text:style-name="P60">Importance of this setting over for example the max line length.</text:p>
            <text:p text:style-name="P60">Default: 10</text:p>
          </table:table-cell>
        </table:table-row>
        <table:table-row table:style-name="TableLine94473964862912">
          <table:table-cell table:style-name="Table6.A2" office:value-type="string">
            <text:p text:style-name="P128">configuration<text:line-break/>→caseOperand<text:line-break/>→<text:span text:style-name="T21">t</text:span>henPosition<text:line-break/>.<text:span text:style-name="T96">minPosition</text:span></text:p>
          </table:table-cell>
          <table:table-cell table:style-name="Table6.B2" office:value-type="string">
            <text:p text:style-name="P133">The minimum position where THEN can be placed if the thenPosition value is “thenAfterWhenAligned”.<text:line-break/><text:line-break/>Default: 7</text:p>
          </table:table-cell>
        </table:table-row>
        <table:table-row table:style-name="TableLine94473964862912">
          <table:table-cell table:style-name="Table6.A2" office:value-type="string">
            <text:p text:style-name="P128">configuration<text:line-break/>→caseOperand<text:line-break/>→<text:span text:style-name="T21">t</text:span>henPosition<text:line-break/>.<text:span text:style-name="T96">maxPosition</text:span></text:p>
          </table:table-cell>
          <table:table-cell table:style-name="Table6.B2" office:value-type="string">
            <text:p text:style-name="P133">The maximum position where THEN can be placed if the thenPosition value is “thenAfterWhenAligned”.</text:p>
          </table:table-cell>
        </table:table-row>
        <text:soft-page-break/>
        <table:table-row table:style-name="TableLine94473964862912">
          <table:table-cell table:style-name="Table6.A2" office:value-type="string">
            <text:p text:style-name="P129">configuration<text:line-break/>→caseOperand<text:line-break/>→<text:span text:style-name="T21">t</text:span>henPosition<text:line-break/>.<text:span text:style-name="T97">fallback</text:span><text:span text:style-name="T96">Position</text:span></text:p>
          </table:table-cell>
          <table:table-cell table:style-name="Table6.B2" office:value-type="string">
            <text:p text:style-name="P135">The position of the THEN clause if the thenPosition is “<text:span text:style-name="T21">thenAfterWhenDirectly</text:span>” or “<text:span text:style-name="T21">thenAfterWhenAligned</text:span>” would lead to ugly results.</text:p>
          </table:table-cell>
        </table:table-row>
        <table:table-row table:style-name="TableLine94473964863728">
          <table:table-cell table:style-name="Table6.A2" office:value-type="string">
            <text:p text:style-name="P32">configuration<text:line-break/>→caseOperand<text:line-break/>.elsePosition</text:p>
          </table:table-cell>
          <table:table-cell table:style-name="Table6.B2" office:value-type="string">
            <text:p text:style-name="P59">In a “case operand” clause that is split-up over several lines, where is the <text:span text:style-name="T21">else</text:span> clause to be positioned.</text:p>
            <text:p text:style-name="P60">Possible values: elseUnderWhen, elseUnderThen</text:p>
            <text:p text:style-name="P60">Default: elseUnderThen</text:p>
          </table:table-cell>
        </table:table-row>
        <table:table-row table:style-name="TableLine94473964863728">
          <table:table-cell table:style-name="Table6.A2" office:value-type="string">
            <text:p text:style-name="P130">configuration<text:line-break/>→caseOperand<text:line-break/>.endPosition</text:p>
          </table:table-cell>
          <table:table-cell table:style-name="Table6.B2" office:value-type="string">
            <text:p text:style-name="P138">In a “case operand” clause that is split-up over several lines, where is the <text:span text:style-name="T21">end keyword</text:span> to be positioned.</text:p>
            <text:p text:style-name="P132">Possible values: endUnderCase, endUnderWhen, endAtSameLine</text:p>
            <text:p text:style-name="P137">Default: endUnderCase</text:p>
          </table:table-cell>
        </table:table-row>
      </table:table>
      <text:p text:style-name="Text_20_body"/>
      <text:p text:style-name="P141"/>
      <text:h text:style-name="P126" text:outline-level="3"><text:bookmark-start text:name="__RefHeading___Toc48433_2191359424"/>Case <text:span text:style-name="T22">when</text:span> clause<text:bookmark-end text:name="__RefHeading___Toc48433_2191359424"/></text:h>
      <text:p text:style-name="P12">The case<text:span text:style-name="T22">When</text:span> setting are for case clauses whereby the case keyword is immediately followed by an operand, so “CASE WHEN <text:span text:style-name="T19">&lt;</text:span><text:span text:style-name="T20">some_condition</text:span><text:span text:style-name="T19">&gt;</text:span> THEN ...”.</text:p>
      <table:table table:name="Table10" table:style-name="Table10">
        <table:table-column table:style-name="Table10.A"/>
        <table:table-column table:style-name="Table10.B"/>
        <table:table-header-rows>
          <table:table-row table:style-name="TableLine94474068206432">
            <table:table-cell table:style-name="Table10.A1" office:value-type="string">
              <text:p text:style-name="P96">Option</text:p>
            </table:table-cell>
            <table:table-cell table:style-name="Table10.B1" office:value-type="string">
              <text:p text:style-name="P96">Description</text:p>
            </table:table-cell>
          </table:table-row>
        </table:table-header-rows>
        <table:table-row table:style-name="TableLine94473973414064">
          <table:table-cell table:style-name="Table10.A2" office:value-type="string">
            <text:p text:style-name="P89">configuration<text:line-break/>→caseWhen<text:line-break/>→maxSingleLineClause<text:line-break/>.value</text:p>
          </table:table-cell>
          <table:table-cell table:style-name="Table10.B2" office:value-type="string">
            <text:p text:style-name="P90">When the total length of a case clause does not exceed this number of characters, it will be written on a single line.</text:p>
            <text:p text:style-name="P90">Default: 60</text:p>
          </table:table-cell>
        </table:table-row>
        <table:table-row table:style-name="TableLine94474028041120">
          <table:table-cell table:style-name="Table10.A2" office:value-type="string">
            <text:p text:style-name="P89">configuration<text:line-break/>→caseWhen<text:line-break/>→maxSingleLineClause<text:line-break/>.weight</text:p>
          </table:table-cell>
          <table:table-cell table:style-name="Table10.B2" office:value-type="string">
            <text:p text:style-name="P90">Importance of this setting compared with for example the max line width or the maxSingleLineQuery setting.</text:p>
            <text:p text:style-name="P90">Default: 5</text:p>
          </table:table-cell>
        </table:table-row>
        <table:table-row table:style-name="TableLine94473967455808">
          <table:table-cell table:style-name="Table10.A2" office:value-type="string">
            <text:p text:style-name="P89">configuration<text:line-break/>→caseWhen<text:line-break/>→whenPosition<text:line-break/>.value</text:p>
          </table:table-cell>
          <table:table-cell table:style-name="Table10.B2" office:value-type="string">
            <text:p text:style-name="P90">In a “case operand” clause that is split-up over several lines, where is the first when clause to be positioned (following when clauses will be positioned under the first).</text:p>
            <text:p text:style-name="P91">Possible values: whenAfterCase, whenUnderCase, whenIndented</text:p>
            <text:p text:style-name="P91">Default: whenAfterCase</text:p>
          </table:table-cell>
        </table:table-row>
        <table:table-row table:style-name="TableLine94474066751488">
          <table:table-cell table:style-name="Table10.A2" office:value-type="string">
            <text:p text:style-name="P89">configuration<text:line-break/>→caseWhen<text:line-break/>→whenPosition<text:line-break/>.weight</text:p>
          </table:table-cell>
          <table:table-cell table:style-name="Table10.B2" office:value-type="string">
            <text:p text:style-name="P91">Importance of this setting over for example the max line length.</text:p>
            <text:p text:style-name="P91">Default: 10</text:p>
          </table:table-cell>
        </table:table-row>
        <table:table-row table:style-name="TableLine94474007384816">
          <table:table-cell table:style-name="Table10.A2" office:value-type="string">
            <text:p text:style-name="P89">configuration<text:line-break/>→caseWhen<text:line-break/>→thenPosition<text:line-break/>.value</text:p>
          </table:table-cell>
          <table:table-cell table:style-name="Table10.B2" office:value-type="string">
            <text:p text:style-name="P90">In a “case operand” clause that is split-up over several lines, where is the <text:span text:style-name="T21">t</text:span>hen clause to be positioned.</text:p>
            <text:p text:style-name="P91">Possible values: thenAfterWhenDirectly, thenAfterWhenAligned, thenUnderWhen, thenIndented</text:p>
            <text:p text:style-name="P91">Default: thenAfterWhenAligned</text:p>
          </table:table-cell>
        </table:table-row>
        <table:table-row table:style-name="TableLine94474008092672">
          <table:table-cell table:style-name="Table10.A2" office:value-type="string">
            <text:p text:style-name="P89">configuration<text:line-break/>→caseWhen<text:line-break/>→<text:span text:style-name="T21">t</text:span>henPosition<text:line-break/>.weight</text:p>
          </table:table-cell>
          <table:table-cell table:style-name="Table10.B2" office:value-type="string">
            <text:p text:style-name="P91">Importance of this setting over for example the max line length</text:p>
            <text:p text:style-name="P91">Default: 10</text:p>
          </table:table-cell>
        </table:table-row>
        <table:table-row table:style-name="TableLine94474008092672">
          <table:table-cell table:style-name="Table10.A2" office:value-type="string">
            <text:p text:style-name="P129">configuration<text:line-break/>→case<text:span text:style-name="T97">When</text:span><text:line-break/>→<text:span text:style-name="T21">t</text:span>henPosition<text:line-break/>.<text:span text:style-name="T96">minPosition</text:span></text:p>
          </table:table-cell>
          <table:table-cell table:style-name="Table10.B2" office:value-type="string">
            <text:p text:style-name="P134">The minimum position where THEN can be placed if the thenPosition value is “thenAfterWhenAligned”.<text:line-break/><text:line-break/>Default: 7</text:p>
          </table:table-cell>
        </table:table-row>
        <table:table-row table:style-name="TableLine94474008092672">
          <table:table-cell table:style-name="Table10.A2" office:value-type="string">
            <text:p text:style-name="P129">configuration<text:line-break/>→case<text:span text:style-name="T97">When</text:span><text:line-break/>→<text:span text:style-name="T21">t</text:span>henPosition<text:line-break/><text:soft-page-break/>.<text:span text:style-name="T96">maxPosition</text:span></text:p>
          </table:table-cell>
          <table:table-cell table:style-name="Table10.B2" office:value-type="string">
            <text:p text:style-name="P134">The maximum position where THEN can be placed if the thenPosition value is “thenAfterWhenAligned”.</text:p>
          </table:table-cell>
        </table:table-row>
        <table:table-row table:style-name="TableLine94474008092672">
          <table:table-cell table:style-name="Table10.A2" office:value-type="string">
            <text:p text:style-name="P129">configuration<text:line-break/>→case<text:span text:style-name="T97">When</text:span><text:line-break/>→<text:span text:style-name="T21">t</text:span>henPosition<text:line-break/>.<text:span text:style-name="T97">fallback</text:span><text:span text:style-name="T96">Position</text:span></text:p>
          </table:table-cell>
          <table:table-cell table:style-name="Table10.B2" office:value-type="string">
            <text:p text:style-name="P135">The position of the THEN clause if the thenPosition is “<text:span text:style-name="T21">thenAfterWhenDirectly</text:span>” or “<text:span text:style-name="T21">thenAfterWhenAligned</text:span>” would lead to ugly results.</text:p>
          </table:table-cell>
        </table:table-row>
        <table:table-row table:style-name="TableLine94474008092672">
          <table:table-cell table:style-name="Table10.A2" office:value-type="string">
            <text:p text:style-name="P129">configuration<text:line-break/>→caseWhen<text:line-break/>.elsePosition</text:p>
          </table:table-cell>
          <table:table-cell table:style-name="Table10.B2" office:value-type="string">
            <text:p text:style-name="P140">In a “case operand” clause that is split-up over several lines, where is the <text:span text:style-name="T21">else</text:span> clause to be positioned.</text:p>
            <text:p text:style-name="P139">Possible values: elseUnderWhen, elseUnderThen</text:p>
            <text:p text:style-name="P131">Default: elseUnderThen</text:p>
          </table:table-cell>
        </table:table-row>
        <table:table-row table:style-name="TableLine94474008092672">
          <table:table-cell table:style-name="Table10.A2" office:value-type="string">
            <text:p text:style-name="P129">configuration<text:line-break/>→caseWhen<text:line-break/>.endPosition</text:p>
          </table:table-cell>
          <table:table-cell table:style-name="Table10.B2" office:value-type="string">
            <text:p text:style-name="P140">In a “case operand” clause that is split-up over several lines, where is the <text:span text:style-name="T21">end keyword</text:span> to be positioned.</text:p>
            <text:p text:style-name="P139">Possible values: endUnderCase, endUnderWhen, endAtSameLine</text:p>
            <text:p text:style-name="P136">Default: endUnderCase</text:p>
          </table:table-cell>
        </table:table-row>
      </table:table>
      <text:p text:style-name="Text_20_body"/>
      <text:p text:style-name="P9"/>
      <text:h text:style-name="P119" text:outline-level="3"><text:bookmark-start text:name="__RefHeading___Toc48435_2191359424"/>Declare section <text:span text:style-name="T69">and code section</text:span><text:bookmark-end text:name="__RefHeading___Toc48435_2191359424"/></text:h>
      <table:table table:name="Table14" table:style-name="Table14">
        <table:table-column table:style-name="Table14.A"/>
        <table:table-column table:style-name="Table14.B"/>
        <table:table-header-rows>
          <table:table-row table:style-name="TableLine94473964906512">
            <table:table-cell table:style-name="Table14.A1" office:value-type="string">
              <text:p text:style-name="P32">Option</text:p>
            </table:table-cell>
            <table:table-cell table:style-name="Table14.B1" office:value-type="string">
              <text:p text:style-name="P76">Description</text:p>
            </table:table-cell>
          </table:table-row>
        </table:table-header-rows>
        <table:table-row table:style-name="TableLine94473964826048">
          <table:table-cell table:style-name="Table14.A2" office:value-type="string">
            <text:p text:style-name="P35"><text:span text:style-name="T51">C</text:span><text:span text:style-name="T52">onfiguration<text:line-break/>→</text:span><text:bookmark-start text:name="__DdeLink__1697_1044030364"/><text:span text:style-name="T50">languagePlpgsql</text:span><text:bookmark-end text:name="__DdeLink__1697_1044030364"/><text:span text:style-name="T50"><text:line-break/>→declareSection<text:line-break/>→dataTypePosition<text:line-break/>.</text:span><text:span text:style-name="T52">alignment</text:span></text:p>
          </table:table-cell>
          <table:table-cell table:style-name="Table14.B2" office:value-type="string">
            <text:p text:style-name="P87">How should the <text:span text:style-name="T65">data type in a declare section</text:span> be aligned?</text:p>
            <text:p text:style-name="P87"><text:span text:style-name="T67">Relative position of </text:span>the <text:span text:style-name="T65">data type</text:span> <text:span text:style-name="T67">horizontally to its neighbouring items and vertically to data types</text:span></text:p>
            <text:p text:style-name="P66">Possible values : subsequent, atHorizontalPosition, verticallyAligned</text:p>
            <text:p text:style-name="P67"/>
            <text:p text:style-name="P67">Default : subsequent</text:p>
          </table:table-cell>
        </table:table-row>
        <table:table-row table:style-name="TableLine94473964963040">
          <table:table-cell table:style-name="Table14.A2" office:value-type="string">
            <text:p text:style-name="P32"><text:span text:style-name="T51">C</text:span><text:span text:style-name="T52">onfiguration<text:line-break/>→</text:span><text:span text:style-name="T50">languagePlpgsql<text:line-break/>→declareSection<text:line-break/>→dataTypePosition<text:line-break/>.</text:span><text:span text:style-name="T52">minPosition</text:span></text:p>
          </table:table-cell>
          <table:table-cell table:style-name="Table14.B2" office:value-type="string">
            <text:p text:style-name="P87">The minimum<text:span text:style-name="T61"> position where the data type in a declare section can be placed.</text:span></text:p>
            <text:p text:style-name="P65">Default : 3</text:p>
          </table:table-cell>
        </table:table-row>
        <table:table-row table:style-name="TableLine94473964963584">
          <table:table-cell table:style-name="Table14.A2" office:value-type="string">
            <text:p text:style-name="P32"><text:span text:style-name="T51">C</text:span><text:span text:style-name="T52">onfiguration<text:line-break/>→</text:span><text:span text:style-name="T50">languagePlpgsql<text:line-break/>→declareSection<text:line-break/>→</text:span><text:bookmark-start text:name="__DdeLink__1695_1044030364"/><text:span text:style-name="T50">dataTypePosition</text:span><text:bookmark-end text:name="__DdeLink__1695_1044030364"/><text:span text:style-name="T50"><text:line-break/>.</text:span><text:span text:style-name="T52">maxPosition</text:span></text:p>
          </table:table-cell>
          <table:table-cell table:style-name="Table14.B2" office:value-type="string">
            <text:p text:style-name="P62"><text:span text:style-name="T54">The maximum</text:span><text:span text:style-name="T55"> position where the data type in a declare section can be placed.</text:span></text:p>
            <text:p text:style-name="P65">Default : 3</text:p>
          </table:table-cell>
        </table:table-row>
        <table:table-row table:style-name="TableLine94473964965216">
          <table:table-cell table:style-name="Table14.A2" office:value-type="string">
            <text:p text:style-name="P32"><text:span text:style-name="T51">C</text:span><text:span text:style-name="T52">onfiguration<text:line-break/>→</text:span><text:span text:style-name="T50">languagePlpgsql<text:line-break/>→declareSection<text:line-break/>→dataTypePosition<text:line-break/>.</text:span><text:bookmark-start text:name="__DdeLink__1699_1044030364"/><text:span text:style-name="T52">constantPosition</text:span><text:bookmark-end text:name="__DdeLink__1699_1044030364"/></text:p>
          </table:table-cell>
          <table:table-cell table:style-name="Table14.B2" office:value-type="string">
            <text:p text:style-name="P68">The position of the keyword <text:span text:style-name="T70">"</text:span>constant<text:span text:style-name="T70">"</text:span> in a declare section.</text:p>
            <text:p text:style-name="P68"/>
            <text:p text:style-name="P66">Possible values : subsequent, alignedBeforeDataType, alignedWithDataType</text:p>
            <text:p text:style-name="P66"/>
            <text:p text:style-name="P68">Default : subsequent</text:p>
          </table:table-cell>
        </table:table-row>
        <table:table-row table:style-name="TableLine94473964965824">
          <table:table-cell table:style-name="Table14.A2" office:value-type="string">
            <text:p text:style-name="P32"><text:span text:style-name="T51">C</text:span><text:span text:style-name="T52">onfiguration<text:line-break/>→</text:span><text:span text:style-name="T50">languagePlpgsql<text:line-break/>→</text:span><text:span text:style-name="T51">codeSection<text:line-break/>→</text:span><text:bookmark-start text:name="__DdeLink__1701_1044030364"/><text:span text:style-name="T51">ifStatement</text:span><text:bookmark-end text:name="__DdeLink__1701_1044030364"/><text:span text:style-name="T51">.</text:span><text:span text:style-name="T53">then</text:span></text:p>
          </table:table-cell>
          <table:table-cell table:style-name="Table14.B2" office:value-type="string">
            <text:p text:style-name="P69">The position of the keyword "then" in an if statement.</text:p>
            <text:p text:style-name="P69"/>
            <text:p text:style-name="P70">Possible values : afterCondition, onNewLine, singleLineAfterMultiLineUnder</text:p>
            <text:p text:style-name="P70"/>
            <text:p text:style-name="P67">Default : afterCondition</text:p>
          </table:table-cell>
        </table:table-row>
        <table:table-row table:style-name="TableLine94473964966432">
          <table:table-cell table:style-name="Table14.A2" office:value-type="string">
            <text:p text:style-name="P32"><text:span text:style-name="T51">C</text:span><text:span text:style-name="T52">onfiguration<text:line-break/>→</text:span><text:span text:style-name="T50">languagePlpgsql →</text:span><text:span text:style-name="T51">codeSection<text:line-break/>→ifStatement<text:line-break/>.</text:span><text:span text:style-name="T53">conditionI</text:span><text:span text:style-name="T51">ndent</text:span></text:p>
          </table:table-cell>
          <table:table-cell table:style-name="Table14.B2" office:value-type="string">
            <text:p text:style-name="P69">The position of the condition in an if statement.</text:p>
            <text:p text:style-name="P69"/>
            <text:p text:style-name="P71">Possible values : underFirstArgument, indented, doubleIndented</text:p>
            <text:p text:style-name="P71"/>
            <text:p text:style-name="P67">Default : indented</text:p>
          </table:table-cell>
        </table:table-row>
      </table:table>
      <text:p text:style-name="P28"/>
      <table:table table:name="Table17" table:style-name="Table17">
        <table:table-column table:style-name="Table17.A"/>
        <table:table-column table:style-name="Table17.B"/>
        <table:table-header-rows>
          <table:table-row table:style-name="TableLine94473964923648">
            <table:table-cell table:style-name="Table17.A1" office:value-type="string">
              <text:p text:style-name="P89">Option</text:p>
            </table:table-cell>
            <table:table-cell table:style-name="Table17.B1" office:value-type="string">
              <text:p text:style-name="P97">Description</text:p>
            </table:table-cell>
          </table:table-row>
        </table:table-header-rows>
        <table:table-row table:style-name="TableLine94473964975600">
          <table:table-cell table:style-name="Table17.A2" office:value-type="string">
            <text:p text:style-name="P89"><text:span text:style-name="T51">C</text:span><text:span text:style-name="T52">onfiguration<text:line-break/>→</text:span><text:span text:style-name="T50">languagePlpgsql<text:line-break/>→</text:span><text:span text:style-name="T51">codeSection<text:line-break/>→forStatement.loop</text:span></text:p>
          </table:table-cell>
          <table:table-cell table:style-name="Table17.B2" office:value-type="string">
            <text:p text:style-name="P93">The position of the code in a for loop.</text:p>
            <text:p text:style-name="P93"/>
            <text:p text:style-name="P94">Possible values : afterCondition, onNewLine, singleLineAfterMultiLineUnder</text:p>
            <text:p text:style-name="P94"/>
            <text:p text:style-name="P95">Default : <text:span text:style-name="T71">singleLineAfterMultiLineUnder</text:span></text:p>
          </table:table-cell>
        </table:table-row>
      </table:table>
      <text:p text:style-name="P12"><text:soft-page-break/></text:p>
      <text:h text:style-name="P118" text:outline-level="3"><text:bookmark-start text:name="__RefNumPara__1704_1044030364"/><text:bookmark-start text:name="__RefHeading___Toc48437_2191359424"/>Default <text:span text:style-name="T72">xml file</text:span><text:bookmark-end text:name="__RefNumPara__1704_1044030364"/><text:bookmark-end text:name="__RefHeading___Toc48437_2191359424"/></text:h>
      <text:p text:style-name="P11">Below you can f<text:span text:style-name="T73">ind the default</text:span> config xml file. This is the default configuration used <text:span text:style-name="T74">for formatting </text:span>when no profile or config xml file is provided and no configuration file <text:span text:style-name="T75">could be found</text:span> in the preferences/registry. </text:p>
      <text:p text:style-name="P24"><text:span text:style-name="T18">&lt;?</text:span><text:span text:style-name="T76">xml version</text:span><text:span text:style-name="T78">="1.0" </text:span><text:span text:style-name="T76">encoding</text:span><text:span text:style-name="T78">="UTF-8" </text:span><text:span text:style-name="T76">standalone</text:span><text:span text:style-name="T78">="yes"</text:span><text:span text:style-name="T18">?&gt;</text:span></text:p>
      <text:p text:style-name="P25"><text:span text:style-name="T80">&lt;</text:span><text:span text:style-name="T35">ns2</text:span><text:span text:style-name="T38">:configuration </text:span><text:span text:style-name="T76">xmlns:</text:span><text:span text:style-name="T35">ns2</text:span><text:span text:style-name="T78">="http://www.splendiddata.com/pgcode_formatter/1.0/" </text:span><text:span text:style-name="T76">emptyLine</text:span><text:span text:style-name="T78">="preserveOne"</text:span><text:span text:style-name="T80">&gt;</text:span></text:p>
      <text:p text:style-name="P26"><text:s text:c="4"/><text:span text:style-name="T82">&lt;</text:span><text:span text:style-name="T36">lineWidth </text:span><text:span text:style-name="T77">value</text:span><text:span text:style-name="T79">="140" </text:span><text:span text:style-name="T77">weight</text:span><text:span text:style-name="T79">="10.0"</text:span><text:span text:style-name="T82">/&gt;</text:span></text:p>
      <text:p text:style-name="P26"><text:s text:c="4"/><text:span text:style-name="T82">&lt;</text:span><text:span text:style-name="T36">tabs </text:span><text:span text:style-name="T77">tabWidth</text:span><text:span text:style-name="T79">="4" </text:span><text:span text:style-name="T77">tabsOrSpaces</text:span><text:span text:style-name="T79">="spaces"</text:span><text:span text:style-name="T82">/&gt;</text:span></text:p>
      <text:p text:style-name="P26"><text:s text:c="4"/><text:span text:style-name="T82">&lt;</text:span><text:span text:style-name="T36">indent </text:span><text:span text:style-name="T77">indentWidth</text:span><text:span text:style-name="T79">="4" </text:span><text:span text:style-name="T77">tabsOrSpaces</text:span><text:span text:style-name="T79">="spaces"</text:span><text:span text:style-name="T82">/&gt;</text:span></text:p>
      <text:p text:style-name="P26"><text:s text:c="4"/><text:span text:style-name="T82">&lt;</text:span><text:span text:style-name="T36">queryConfig </text:span><text:span text:style-name="T77">majorKeywordsOnSeparateLine</text:span><text:span text:style-name="T79">="false" </text:span><text:span text:style-name="T77">indent</text:span><text:span text:style-name="T79">="false"</text:span><text:span text:style-name="T82">&gt;</text:span></text:p>
      <text:p text:style-name="P26"><text:s text:c="8"/><text:span text:style-name="T82">&lt;</text:span><text:span text:style-name="T36">maxSingleLineQuery </text:span><text:span text:style-name="T77">value</text:span><text:span text:style-name="T79">="60" </text:span><text:span text:style-name="T77">weight</text:span><text:span text:style-name="T79">="5.0"</text:span><text:span text:style-name="T82">/&gt;</text:span></text:p>
      <text:p text:style-name="P26"><text:s text:c="4"/><text:span text:style-name="T82">&lt;/</text:span><text:span text:style-name="T36">queryConfig</text:span><text:span text:style-name="T82">&gt;</text:span></text:p>
      <text:p text:style-name="P26"><text:s text:c="4"/><text:span text:style-name="T82">&lt;</text:span><text:span text:style-name="T36">commaSeparatedListGrouping </text:span><text:span text:style-name="T77">multilineOpeningParenBeforeArgument</text:span><text:span text:style-name="T79">="true" </text:span><text:span text:style-name="T77">multilineClosingParenOnNewLine</text:span><text:span text:style-name="T79">="false"</text:span><text:span text:style-name="T82">&gt;</text:span></text:p>
      <text:p text:style-name="P26"><text:s text:c="8"/><text:span text:style-name="T82">&lt;</text:span><text:span text:style-name="T36">maxSingleLineLength </text:span><text:span text:style-name="T77">value</text:span><text:span text:style-name="T79">="80" </text:span><text:span text:style-name="T77">weight</text:span><text:span text:style-name="T79">="5.0"</text:span><text:span text:style-name="T82">/&gt;</text:span></text:p>
      <text:p text:style-name="P26"><text:s text:c="8"/><text:span text:style-name="T82">&lt;</text:span><text:span text:style-name="T36">maxArgumentsPerGroup </text:span><text:span text:style-name="T77">value</text:span><text:span text:style-name="T79">="10" </text:span><text:span text:style-name="T77">weight</text:span><text:span text:style-name="T79">="5.0"</text:span><text:span text:style-name="T82">/&gt;</text:span></text:p>
      <text:p text:style-name="P26"><text:s text:c="8"/><text:span text:style-name="T82">&lt;</text:span><text:span text:style-name="T36">maxLengthOfGroup </text:span><text:span text:style-name="T77">value</text:span><text:span text:style-name="T79">="50" </text:span><text:span text:style-name="T77">weight</text:span><text:span text:style-name="T79">="10.0"</text:span><text:span text:style-name="T82">/&gt;</text:span></text:p>
      <text:p text:style-name="P26"><text:s text:c="8"/><text:span text:style-name="T82">&lt;</text:span><text:span text:style-name="T36">indent </text:span><text:span text:style-name="T77">value</text:span><text:span text:style-name="T79">="underFirstArgument" </text:span><text:span text:style-name="T77">weight</text:span><text:span text:style-name="T79">="10.0"</text:span><text:span text:style-name="T82">/&gt;</text:span></text:p>
      <text:p text:style-name="P26"><text:s text:c="8"/><text:span text:style-name="T82">&lt;</text:span><text:span text:style-name="T36">commaBeforeOrAfter</text:span><text:span text:style-name="T82">&gt;</text:span><text:span text:style-name="T81">before</text:span><text:span text:style-name="T82">&lt;/</text:span><text:span text:style-name="T36">commaBeforeOrAfter</text:span><text:span text:style-name="T82">&gt;</text:span></text:p>
      <text:p text:style-name="P26"><text:s text:c="4"/><text:span text:style-name="T82">&lt;/</text:span><text:span text:style-name="T36">commaSeparatedListGrouping</text:span><text:span text:style-name="T82">&gt;</text:span></text:p>
      <text:p text:style-name="P26"><text:s text:c="4"/><text:span text:style-name="T82">&lt;</text:span><text:span text:style-name="T36">functionCallArgumentGrouping </text:span><text:span text:style-name="T77">multilineOpeningParenBeforeArgument</text:span><text:span text:style-name="T79">="true" </text:span><text:span text:style-name="T77">multilineClosingParenOnNewLine</text:span><text:span text:style-name="T79">="false"</text:span><text:span text:style-name="T82">&gt;</text:span></text:p>
      <text:p text:style-name="P26"><text:s text:c="8"/><text:span text:style-name="T82">&lt;</text:span><text:span text:style-name="T36">maxSingleLineLength </text:span><text:span text:style-name="T77">value</text:span><text:span text:style-name="T79">="80" </text:span><text:span text:style-name="T77">weight</text:span><text:span text:style-name="T79">="5.0"</text:span><text:span text:style-name="T82">/&gt;</text:span></text:p>
      <text:p text:style-name="P26"><text:s text:c="8"/><text:span text:style-name="T82">&lt;</text:span><text:span text:style-name="T36">maxArgumentsPerGroup </text:span><text:span text:style-name="T77">value</text:span><text:span text:style-name="T79">="10" </text:span><text:span text:style-name="T77">weight</text:span><text:span text:style-name="T79">="5.0"</text:span><text:span text:style-name="T82">/&gt;</text:span></text:p>
      <text:p text:style-name="P26"><text:s text:c="8"/><text:span text:style-name="T82">&lt;</text:span><text:span text:style-name="T36">maxLengthOfGroup </text:span><text:span text:style-name="T77">value</text:span><text:span text:style-name="T79">="50" </text:span><text:span text:style-name="T77">weight</text:span><text:span text:style-name="T79">="10.0"</text:span><text:span text:style-name="T82">/&gt;</text:span></text:p>
      <text:p text:style-name="P26"><text:s text:c="8"/><text:span text:style-name="T82">&lt;</text:span><text:span text:style-name="T36">indent </text:span><text:span text:style-name="T77">value</text:span><text:span text:style-name="T79">="underFirstArgument" </text:span><text:span text:style-name="T77">weight</text:span><text:span text:style-name="T79">="10.0"</text:span><text:span text:style-name="T82">/&gt;</text:span></text:p>
      <text:p text:style-name="P26"><text:s text:c="8"/><text:span text:style-name="T82">&lt;</text:span><text:span text:style-name="T36">commaBeforeOrAfter</text:span><text:span text:style-name="T82">&gt;</text:span><text:span text:style-name="T81">before</text:span><text:span text:style-name="T82">&lt;/</text:span><text:span text:style-name="T36">commaBeforeOrAfter</text:span><text:span text:style-name="T82">&gt;</text:span></text:p>
      <text:p text:style-name="P26"><text:s text:c="4"/><text:span text:style-name="T82">&lt;/</text:span><text:span text:style-name="T36">functionCallArgumentGrouping</text:span><text:span text:style-name="T82">&gt;</text:span></text:p>
      <text:p text:style-name="P26"><text:s text:c="4"/><text:span text:style-name="T82">&lt;</text:span><text:span text:style-name="T36">functionDefinitionArgumentGrouping </text:span><text:span text:style-name="T77">defaultIndicator</text:span><text:span text:style-name="T79">="asIs"</text:span><text:span text:style-name="T82">&gt;</text:span></text:p>
      <text:p text:style-name="P26"><text:s text:c="8"/><text:span text:style-name="T82">&lt;</text:span><text:span text:style-name="T36">argumentGrouping </text:span><text:span text:style-name="T77">multilineOpeningParenBeforeArgument</text:span><text:span text:style-name="T79">="true" </text:span><text:span text:style-name="T77">multilineClosingParenOnNewLine</text:span><text:span text:style-name="T79">="false"</text:span><text:span text:style-name="T82">&gt;</text:span></text:p>
      <text:p text:style-name="P26"><text:s text:c="12"/><text:span text:style-name="T82">&lt;</text:span><text:span text:style-name="T36">maxSingleLineLength </text:span><text:span text:style-name="T77">value</text:span><text:span text:style-name="T79">="80" </text:span><text:span text:style-name="T77">weight</text:span><text:span text:style-name="T79">="5.0"</text:span><text:span text:style-name="T82">/&gt;</text:span></text:p>
      <text:p text:style-name="P26"><text:s text:c="12"/><text:span text:style-name="T82">&lt;</text:span><text:span text:style-name="T36">maxArgumentsPerGroup </text:span><text:span text:style-name="T77">value</text:span><text:span text:style-name="T79">="10" </text:span><text:span text:style-name="T77">weight</text:span><text:span text:style-name="T79">="5.0"</text:span><text:span text:style-name="T82">/&gt;</text:span></text:p>
      <text:p text:style-name="P26"><text:s text:c="12"/><text:span text:style-name="T82">&lt;</text:span><text:span text:style-name="T36">maxLengthOfGroup </text:span><text:span text:style-name="T77">value</text:span><text:span text:style-name="T79">="50" </text:span><text:span text:style-name="T77">weight</text:span><text:span text:style-name="T79">="10.0"</text:span><text:span text:style-name="T82">/&gt;</text:span></text:p>
      <text:p text:style-name="P26"><text:s text:c="12"/><text:span text:style-name="T82">&lt;</text:span><text:span text:style-name="T36">indent </text:span><text:span text:style-name="T77">value</text:span><text:span text:style-name="T79">="underFirstArgument" </text:span><text:span text:style-name="T77">weight</text:span><text:span text:style-name="T79">="10.0"</text:span><text:span text:style-name="T82">/&gt;</text:span></text:p>
      <text:p text:style-name="P26"><text:s text:c="12"/><text:span text:style-name="T82">&lt;</text:span><text:span text:style-name="T36">commaBeforeOrAfter</text:span><text:span text:style-name="T82">&gt;</text:span><text:span text:style-name="T81">before</text:span><text:span text:style-name="T82">&lt;/</text:span><text:span text:style-name="T36">commaBeforeOrAfter</text:span><text:span text:style-name="T82">&gt;</text:span></text:p>
      <text:p text:style-name="P26"><text:s text:c="8"/><text:span text:style-name="T82">&lt;/</text:span><text:span text:style-name="T36">argumentGrouping</text:span><text:span text:style-name="T82">&gt;</text:span></text:p>
      <text:p text:style-name="P26"><text:s text:c="8"/><text:span text:style-name="T82">&lt;</text:span><text:span text:style-name="T36">argumentName </text:span><text:span text:style-name="T77">alignment</text:span><text:span text:style-name="T79">="verticallyAligned" </text:span><text:span text:style-name="T77">minPosition</text:span><text:span text:style-name="T79">="0" </text:span><text:span text:style-name="T77">maxPosition</text:span><text:span text:style-name="T79">="9"</text:span><text:span text:style-name="T82">/&gt;</text:span></text:p>
      <text:p text:style-name="P26"><text:s text:c="8"/><text:span text:style-name="T82">&lt;</text:span><text:span text:style-name="T36">dataType </text:span><text:span text:style-name="T77">alignment</text:span><text:span text:style-name="T79">="verticallyAligned" </text:span><text:span text:style-name="T77">minPosition</text:span><text:span text:style-name="T79">="5" </text:span><text:span text:style-name="T77">maxPosition</text:span><text:span text:style-name="T79">="40"</text:span><text:span text:style-name="T82">/&gt;</text:span></text:p>
      <text:p text:style-name="P26"><text:s text:c="8"/><text:span text:style-name="T82">&lt;</text:span><text:span text:style-name="T36">defaultValue </text:span><text:span text:style-name="T77">alignment</text:span><text:span text:style-name="T79">="verticallyAligned" </text:span><text:span text:style-name="T77">minPosition</text:span><text:span text:style-name="T79">="10" </text:span><text:span text:style-name="T77">maxPosition</text:span><text:span text:style-name="T79">="60"</text:span><text:span text:style-name="T82">/&gt;</text:span></text:p>
      <text:p text:style-name="P26"><text:s text:c="4"/><text:span text:style-name="T82">&lt;/</text:span><text:span text:style-name="T36">functionDefinitionArgumentGrouping</text:span><text:span text:style-name="T82">&gt;</text:span></text:p>
      <text:p text:style-name="P26"><text:s text:c="4"/><text:span text:style-name="T82">&lt;</text:span><text:span text:style-name="T36">tableDefinition</text:span><text:span text:style-name="T82">&gt;</text:span></text:p>
      <text:p text:style-name="P26"><text:s text:c="8"/><text:span text:style-name="T82">&lt;</text:span><text:span text:style-name="T36">argumentGrouping </text:span><text:span text:style-name="T77">multilineOpeningParenBeforeArgument</text:span><text:span text:style-name="T79">="true" </text:span><text:span text:style-name="T77">multilineClosingParenOnNewLine</text:span><text:span text:style-name="T79">="false"</text:span><text:span text:style-name="T82">&gt;</text:span></text:p>
      <text:p text:style-name="P26"><text:s text:c="12"/><text:span text:style-name="T82">&lt;</text:span><text:span text:style-name="T36">maxSingleLineLength </text:span><text:span text:style-name="T77">value</text:span><text:span text:style-name="T79">="80" </text:span><text:span text:style-name="T77">weight</text:span><text:span text:style-name="T79">="1.0"</text:span><text:span text:style-name="T82">/&gt;</text:span></text:p>
      <text:p text:style-name="P26"><text:s text:c="12"/><text:span text:style-name="T82">&lt;</text:span><text:span text:style-name="T36">maxArgumentsPerGroup </text:span><text:span text:style-name="T77">value</text:span><text:span text:style-name="T79">="1" </text:span><text:span text:style-name="T77">weight</text:span><text:span text:style-name="T79">="10.0"</text:span><text:span text:style-name="T82">/&gt;</text:span></text:p>
      <text:p text:style-name="P26"><text:soft-page-break/><text:s text:c="12"/><text:span text:style-name="T82">&lt;</text:span><text:span text:style-name="T36">maxLengthOfGroup </text:span><text:span text:style-name="T77">value</text:span><text:span text:style-name="T79">="50" </text:span><text:span text:style-name="T77">weight</text:span><text:span text:style-name="T79">="1.0"</text:span><text:span text:style-name="T82">/&gt;</text:span></text:p>
      <text:p text:style-name="P26"><text:s text:c="12"/><text:span text:style-name="T82">&lt;</text:span><text:span text:style-name="T36">indent </text:span><text:span text:style-name="T77">value</text:span><text:span text:style-name="T79">="doubleIndented" </text:span><text:span text:style-name="T77">weight</text:span><text:span text:style-name="T79">="10.0"</text:span><text:span text:style-name="T82">/&gt;</text:span></text:p>
      <text:p text:style-name="P26"><text:s text:c="12"/><text:span text:style-name="T82">&lt;</text:span><text:span text:style-name="T36">commaBeforeOrAfter</text:span><text:span text:style-name="T82">&gt;</text:span><text:span text:style-name="T81">before</text:span><text:span text:style-name="T82">&lt;/</text:span><text:span text:style-name="T36">commaBeforeOrAfter</text:span><text:span text:style-name="T82">&gt;</text:span></text:p>
      <text:p text:style-name="P26"><text:s text:c="8"/><text:span text:style-name="T82">&lt;/</text:span><text:span text:style-name="T36">argumentGrouping</text:span><text:span text:style-name="T82">&gt;</text:span></text:p>
      <text:p text:style-name="P26"><text:s text:c="8"/><text:span text:style-name="T82">&lt;</text:span><text:span text:style-name="T36">dataType </text:span><text:span text:style-name="T77">alignment</text:span><text:span text:style-name="T79">="verticallyAligned" </text:span><text:span text:style-name="T77">minPosition</text:span><text:span text:style-name="T79">="5" </text:span><text:span text:style-name="T77">maxPosition</text:span><text:span text:style-name="T79">="40"</text:span><text:span text:style-name="T82">/&gt;</text:span></text:p>
      <text:p text:style-name="P26"><text:s text:c="8"/><text:span text:style-name="T82">&lt;</text:span><text:span text:style-name="T36">columnContraint </text:span><text:span text:style-name="T77">alignment</text:span><text:span text:style-name="T79">="verticallyAligned" </text:span><text:span text:style-name="T77">minPosition</text:span><text:span text:style-name="T79">="10" </text:span><text:span text:style-name="T77">maxPosition</text:span><text:span text:style-name="T79">="60"</text:span><text:span text:style-name="T82">/&gt;</text:span></text:p>
      <text:p text:style-name="P26"><text:s text:c="4"/><text:span text:style-name="T82">&lt;/</text:span><text:span text:style-name="T36">tableDefinition</text:span><text:span text:style-name="T82">&gt;</text:span></text:p>
      <text:p text:style-name="P26"><text:s text:c="4"/><text:span text:style-name="T82">&lt;</text:span><text:span text:style-name="T36">fromItemGrouping </text:span><text:span text:style-name="T77">comma</text:span><text:span text:style-name="T79">="before" </text:span><text:span text:style-name="T77">multilineOpeningParenBeforeArgument</text:span><text:span text:style-name="T79">="true" </text:span><text:span text:style-name="T77">multilineClosingParenOnNewLine</text:span><text:span text:style-name="T79">="false"</text:span><text:span text:style-name="T82">&gt;</text:span></text:p>
      <text:p text:style-name="P26"><text:s text:c="8"/><text:span text:style-name="T82">&lt;</text:span><text:span text:style-name="T36">maxSingleLineLength </text:span><text:span text:style-name="T77">value</text:span><text:span text:style-name="T79">="100" </text:span><text:span text:style-name="T77">weight</text:span><text:span text:style-name="T79">="10.0"</text:span><text:span text:style-name="T82">/&gt;</text:span></text:p>
      <text:p text:style-name="P26"><text:s text:c="8"/><text:span text:style-name="T82">&lt;</text:span><text:span text:style-name="T36">aliasAlignment </text:span><text:span text:style-name="T77">alignment</text:span><text:span text:style-name="T79">="verticallyAligned" </text:span><text:span text:style-name="T77">minPosition</text:span><text:span text:style-name="T79">="10" </text:span><text:span text:style-name="T77">maxPosition</text:span><text:span text:style-name="T79">="60"</text:span><text:span text:style-name="T82">/&gt;</text:span></text:p>
      <text:p text:style-name="P26"><text:s text:c="4"/><text:span text:style-name="T82">&lt;/</text:span><text:span text:style-name="T36">fromItemGrouping</text:span><text:span text:style-name="T82">&gt;</text:span></text:p>
      <text:p text:style-name="P26"><text:s text:c="4"/><text:span text:style-name="T82">&lt;</text:span><text:span text:style-name="T36">targetListGrouping </text:span><text:span text:style-name="T77">multilineOpeningParenBeforeArgument</text:span><text:span text:style-name="T79">="true" </text:span><text:span text:style-name="T77">multilineClosingParenOnNewLine</text:span><text:span text:style-name="T79">="false"</text:span><text:span text:style-name="T82">&gt;</text:span></text:p>
      <text:p text:style-name="P26"><text:s text:c="8"/><text:span text:style-name="T82">&lt;</text:span><text:span text:style-name="T36">maxSingleLineLength </text:span><text:span text:style-name="T77">value</text:span><text:span text:style-name="T79">="80" </text:span><text:span text:style-name="T77">weight</text:span><text:span text:style-name="T79">="5.0"</text:span><text:span text:style-name="T82">/&gt;</text:span></text:p>
      <text:p text:style-name="P26"><text:s text:c="8"/><text:span text:style-name="T82">&lt;</text:span><text:span text:style-name="T36">maxArgumentsPerGroup </text:span><text:span text:style-name="T77">value</text:span><text:span text:style-name="T79">="10" </text:span><text:span text:style-name="T77">weight</text:span><text:span text:style-name="T79">="5.0"</text:span><text:span text:style-name="T82">/&gt;</text:span></text:p>
      <text:p text:style-name="P26"><text:s text:c="8"/><text:span text:style-name="T82">&lt;</text:span><text:span text:style-name="T36">maxLengthOfGroup </text:span><text:span text:style-name="T77">value</text:span><text:span text:style-name="T79">="50" </text:span><text:span text:style-name="T77">weight</text:span><text:span text:style-name="T79">="10.0"</text:span><text:span text:style-name="T82">/&gt;</text:span></text:p>
      <text:p text:style-name="P26"><text:s text:c="8"/><text:span text:style-name="T82">&lt;</text:span><text:span text:style-name="T36">indent </text:span><text:span text:style-name="T77">value</text:span><text:span text:style-name="T79">="underFirstArgument" </text:span><text:span text:style-name="T77">weight</text:span><text:span text:style-name="T79">="10.0"</text:span><text:span text:style-name="T82">/&gt;</text:span></text:p>
      <text:p text:style-name="P26"><text:s text:c="8"/><text:span text:style-name="T82">&lt;</text:span><text:span text:style-name="T36">commaBeforeOrAfter</text:span><text:span text:style-name="T82">&gt;</text:span><text:span text:style-name="T81">before</text:span><text:span text:style-name="T82">&lt;/</text:span><text:span text:style-name="T36">commaBeforeOrAfter</text:span><text:span text:style-name="T82">&gt;</text:span></text:p>
      <text:p text:style-name="P26"><text:s text:c="4"/><text:span text:style-name="T82">&lt;/</text:span><text:span text:style-name="T36">targetListGrouping</text:span><text:span text:style-name="T82">&gt;</text:span></text:p>
      <text:p text:style-name="P26"><text:s text:c="4"/><text:span text:style-name="T82">&lt;</text:span><text:span text:style-name="T36">caseOperand </text:span><text:span text:style-name="T77">elsePosition</text:span><text:span text:style-name="T79">="elseUnderThen" </text:span><text:span text:style-name="T77">endPosition</text:span><text:span text:style-name="T79">="endUnderCase"</text:span><text:span text:style-name="T82">&gt;</text:span></text:p>
      <text:p text:style-name="P26"><text:s text:c="8"/><text:span text:style-name="T82">&lt;</text:span><text:span text:style-name="T36">maxSingleLineClause </text:span><text:span text:style-name="T77">value</text:span><text:span text:style-name="T79">="60" </text:span><text:span text:style-name="T77">weight</text:span><text:span text:style-name="T79">="5.0"</text:span><text:span text:style-name="T82">/&gt;</text:span></text:p>
      <text:p text:style-name="P26"><text:s text:c="8"/><text:span text:style-name="T82">&lt;</text:span><text:span text:style-name="T36">whenPosition </text:span><text:span text:style-name="T77">value</text:span><text:span text:style-name="T79">="whenUnderCase" </text:span><text:span text:style-name="T77">weight</text:span><text:span text:style-name="T79">="10.0"</text:span><text:span text:style-name="T82">/&gt;</text:span></text:p>
      <text:p text:style-name="P26"><text:s text:c="8"/><text:span text:style-name="T82">&lt;</text:span><text:span text:style-name="T36">thenPosition </text:span><text:span text:style-name="T77">value</text:span><text:span text:style-name="T79">="thenAfterWhenAligned" </text:span><text:span text:style-name="T77">weight</text:span><text:span text:style-name="T79">="10.0"</text:span><text:span text:style-name="T82">/&gt;</text:span></text:p>
      <text:p text:style-name="P26"><text:s text:c="4"/><text:span text:style-name="T82">&lt;/</text:span><text:span text:style-name="T36">caseOperand</text:span><text:span text:style-name="T82">&gt;</text:span></text:p>
      <text:p text:style-name="P26"><text:s text:c="4"/><text:span text:style-name="T82">&lt;</text:span><text:span text:style-name="T36">caseWhen </text:span><text:span text:style-name="T77">elsePosition</text:span><text:span text:style-name="T79">="elseUnderThen" </text:span><text:span text:style-name="T77">endPosition</text:span><text:span text:style-name="T79">="endUnderCase"</text:span><text:span text:style-name="T82">&gt;</text:span></text:p>
      <text:p text:style-name="P26"><text:s text:c="8"/><text:span text:style-name="T82">&lt;</text:span><text:span text:style-name="T36">maxSingleLineClause </text:span><text:span text:style-name="T77">value</text:span><text:span text:style-name="T79">="60" </text:span><text:span text:style-name="T77">weight</text:span><text:span text:style-name="T79">="5.0"</text:span><text:span text:style-name="T82">/&gt;</text:span></text:p>
      <text:p text:style-name="P26"><text:s text:c="8"/><text:span text:style-name="T82">&lt;</text:span><text:span text:style-name="T36">whenPosition </text:span><text:span text:style-name="T77">value</text:span><text:span text:style-name="T79">="whenAfterCase" </text:span><text:span text:style-name="T77">weight</text:span><text:span text:style-name="T79">="10.0"</text:span><text:span text:style-name="T82">/&gt;</text:span></text:p>
      <text:p text:style-name="P26"><text:s text:c="8"/><text:span text:style-name="T82">&lt;</text:span><text:span text:style-name="T36">thenPosition </text:span><text:span text:style-name="T77">value</text:span><text:span text:style-name="T79">="thenAfterWhenAligned" </text:span><text:span text:style-name="T77">weight</text:span><text:span text:style-name="T79">="10.0"</text:span><text:span text:style-name="T82">/&gt;</text:span></text:p>
      <text:p text:style-name="P26"><text:s text:c="4"/><text:span text:style-name="T82">&lt;/</text:span><text:span text:style-name="T36">caseWhen</text:span><text:span text:style-name="T82">&gt;</text:span></text:p>
      <text:p text:style-name="P26"><text:s text:c="4"/><text:span text:style-name="T82">&lt;</text:span><text:span text:style-name="T36">letterCaseKeywords</text:span><text:span text:style-name="T82">&gt;</text:span><text:span text:style-name="T81">unchanged</text:span><text:span text:style-name="T82">&lt;/</text:span><text:span text:style-name="T36">letterCaseKeywords</text:span><text:span text:style-name="T82">&gt;</text:span></text:p>
      <text:p text:style-name="P26"><text:s text:c="4"/><text:span text:style-name="T82">&lt;</text:span><text:span text:style-name="T36">letterCaseFunctions</text:span><text:span text:style-name="T82">&gt;</text:span><text:span text:style-name="T81">unchanged</text:span><text:span text:style-name="T82">&lt;/</text:span><text:span text:style-name="T36">letterCaseFunctions</text:span><text:span text:style-name="T82">&gt;</text:span></text:p>
      <text:p text:style-name="P26"><text:s text:c="4"/><text:span text:style-name="T82">&lt;</text:span><text:span text:style-name="T36">languagePlpgsql</text:span><text:span text:style-name="T82">&gt;</text:span></text:p>
      <text:p text:style-name="P26"><text:s text:c="8"/><text:span text:style-name="T82">&lt;</text:span><text:bookmark-start text:name="__DdeLink__1682_1044030364"/><text:span text:style-name="T36">declareSection</text:span><text:bookmark-end text:name="__DdeLink__1682_1044030364"/><text:span text:style-name="T82">&gt;</text:span></text:p>
      <text:p text:style-name="P26"><text:s text:c="12"/><text:span text:style-name="T82">&lt;</text:span><text:span text:style-name="T36">dataTypePosition </text:span><text:span text:style-name="T77">alignment</text:span><text:span text:style-name="T79">="verticallyAligned" </text:span><text:span text:style-name="T77">minPosition</text:span><text:span text:style-name="T79">="30" </text:span><text:span text:style-name="T77">maxPosition</text:span><text:span text:style-name="T79">="60" </text:span><text:span text:style-name="T77">constantPosition</text:span><text:span text:style-name="T79">="alignedBeforeDataType"</text:span><text:span text:style-name="T82">/&gt;</text:span></text:p>
      <text:p text:style-name="P26"><text:s text:c="8"/><text:span text:style-name="T82">&lt;/</text:span><text:span text:style-name="T36">declareSection</text:span><text:span text:style-name="T82">&gt;</text:span></text:p>
      <text:p text:style-name="P26"><text:s text:c="8"/><text:span text:style-name="T82">&lt;</text:span><text:span text:style-name="T36">codeSection</text:span><text:span text:style-name="T82">&gt;</text:span></text:p>
      <text:p text:style-name="P26"><text:s text:c="12"/><text:span text:style-name="T82">&lt;</text:span><text:span text:style-name="T36">ifStatement </text:span><text:span text:style-name="T77">then</text:span><text:span text:style-name="T79">="singleLineAfterMultiLineUnder" </text:span><text:span text:style-name="T77">conditionIndent</text:span><text:span text:style-name="T79">="indented"</text:span><text:span text:style-name="T82">/&gt;</text:span></text:p>
      <text:p text:style-name="P26"><text:s text:c="12"/><text:span text:style-name="T82">&lt;</text:span><text:span text:style-name="T36">forStatement </text:span><text:span text:style-name="T77">loop</text:span><text:span text:style-name="T79">="singleLineAfterMultiLineUnder"</text:span><text:span text:style-name="T82">/&gt;</text:span></text:p>
      <text:p text:style-name="P26"><text:s text:c="8"/><text:span text:style-name="T82">&lt;/</text:span><text:span text:style-name="T36">codeSection</text:span><text:span text:style-name="T82">&gt;</text:span></text:p>
      <text:p text:style-name="P26"><text:s text:c="4"/><text:span text:style-name="T82">&lt;/</text:span><text:span text:style-name="T36">languagePlpgsql</text:span><text:span text:style-name="T82">&gt;</text:span></text:p>
      <text:p text:style-name="P5"><text:span text:style-name="T33">&lt;/</text:span><text:span text:style-name="T34">ns2</text:span><text:span text:style-name="T37">:configuration</text:span><text:span text:style-name="T33">&g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ejaVu Sans Mono" svg:font-family="'DejaVu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imbus Mono L" svg:font-family="'Nimbus Mono L'" style:font-family-generic="modern" style:font-pitch="fixed"/>
    <style:font-face style:name="Noto Serif CJK SC" svg:font-family="'Noto Serif CJK SC'" style:font-family-generic="system" style:font-pitch="variable"/>
    <style:font-face style:name="Tahoma" svg:font-family="Tahoma" style:font-family-generic="system" style:font-pitch="variable"/>
    <style:font-face style:name="Verdana" svg:font-family="Verdana" style:font-family-generic="swiss"/>
    <style:font-face style:name="Verdana1" svg:font-family="Verdana, sans-serif"/>
    <style:font-face style:name="Verdana2"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Verdana" fo:font-size="10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Verdana" fo:font-size="10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Verdana" fo:font-family="Verdana" style:font-family-generic="swiss"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Verdana" fo:font-family="Verdana"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style:font-family-generic="swis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21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officeooo:rsid="0011489a"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justify" style:justify-single-word="false"/>
      <style:text-properties officeooo:paragraph-rsid="0037fbd7"/>
    </style:style>
    <style:style style:name="MT1" style:family="text">
      <style:text-properties fo:font-variant="normal" fo:text-transform="none" fo:color="#000000" loext:opacity="100%" style:font-name="Verdana1" fo:font-size="10.5pt" fo:letter-spacing="normal" fo:font-style="normal" fo:font-weight="normal" officeooo:rsid="0033953e"/>
    </style:style>
    <style:style style:name="MT2" style:family="text">
      <style:text-properties fo:font-variant="normal" fo:text-transform="none" fo:color="#000000" loext:opacity="100%" style:font-name="Verdana1" fo:font-size="10.5pt" fo:letter-spacing="normal" fo:font-style="normal" fo:font-weight="normal" officeooo:rsid="00446394"/>
    </style:style>
    <style:style style:name="MT3" style:family="text">
      <style:text-properties officeooo:rsid="005638e0"/>
    </style:style>
    <style:style style:name="MT4" style:family="text">
      <style:text-properties officeooo:rsid="004954ad"/>
    </style:style>
    <style:style style:name="MT5" style:family="text">
      <style:text-properties fo:font-variant="normal" fo:text-transform="none" fo:color="#000000" loext:opacity="100%" style:font-name="Verdana1" fo:font-size="10.5pt" fo:letter-spacing="normal" fo:font-style="normal" fo:font-weight="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number:date-style style:name="N84">
      <number:year number:style="long"/>
      <number:text>-</number:text>
      <number:month number:style="long"/>
      <number:text>-</number:text>
      <number:day number:style="long"/>
    </number:date-style>
  </office:automatic-styles>
  <office:master-styles>
    <style:master-page style:name="Standard" style:page-layout-name="Mpm1" draw:style-name="Mdp1">
      <style:footer>
        <text:p text:style-name="MP1"><text:span text:style-name="MT1">p</text:span><text:span text:style-name="MT2">g</text:span><text:span text:style-name="MT1">code_formatte</text:span><text:span text:style-name="MT3">r<text:tab/>verson 0.</text:span><text:span text:style-name="MT4">3</text:span><text:span text:style-name="MT3"> - </text:span><text:span text:style-name="MT3"><text:date style:data-style-name="N84" text:date-value="2022-01-12T14:48:55.703320917">2022-01-12</text:date></text:span><text:span text:style-name="MT5"><text:s text:c="27"/><text:tab/> </text:span><text:span text:style-name="MT5"><text:page-number text:select-page="current">28</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11T09:30:38.504309862</meta:creation-date>
    <dc:date>2022-01-12T14:48:55.628384541</dc:date>
    <meta:editing-duration>PT4H5M1S</meta:editing-duration>
    <meta:editing-cycles>30</meta:editing-cycles>
    <meta:generator>LibreOffice/7.2.5.2.0$Linux_X86_64 LibreOffice_project/20$Build-2</meta:generator>
    <meta:document-statistic meta:table-count="21" meta:image-count="0" meta:object-count="0" meta:page-count="28" meta:paragraph-count="648" meta:word-count="4491" meta:character-count="36244" meta:non-whitespace-character-count="31799"/>
  </office:meta>
</office:document-meta>
</file>